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13.4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2004/08/16 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崎山湾</text:p>
          </table:table-cell>
          <table:table-cell/>
          <table:table-cell office:value-type="string" calcext:value-type="string">
            <text:p>11:34</text:p>
          </table:table-cell>
          <table:table-cell office:value-type="string" calcext:value-type="string">
            <text:p>12:26</text:p>
          </table:table-cell>
          <table:table-cell office:value-type="float" office:value="24.315" calcext:value-type="float">
            <text:p>24.315</text:p>
          </table:table-cell>
          <table:table-cell office:value-type="float" office:value="123.666" calcext:value-type="float">
            <text:p>123.66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2004/08/16 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落水崎西</text:p>
          </table:table-cell>
          <table:table-cell/>
          <table:table-cell table:style-name="Default" table:number-columns-repeated="2"/>
          <table:table-cell office:value-type="float" office:value="24.278" calcext:value-type="float">
            <text:p>24.278</text:p>
          </table:table-cell>
          <table:table-cell office:value-type="float" office:value="123.702" calcext:value-type="float">
            <text:p>123.70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2004/08/16 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鹿川湾東</text:p>
          </table:table-cell>
          <table:table-cell/>
          <table:table-cell office:value-type="string" calcext:value-type="string">
            <text:p>16:23</text:p>
          </table:table-cell>
          <table:table-cell office:value-type="string" calcext:value-type="string">
            <text:p>17:18</text:p>
          </table:table-cell>
          <table:table-cell office:value-type="float" office:value="24.28" calcext:value-type="float">
            <text:p>24.28</text:p>
          </table:table-cell>
          <table:table-cell office:value-type="float" office:value="123.749" calcext:value-type="float">
            <text:p>123.74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2006/04/28 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南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10:28</text:p>
          </table:table-cell>
          <table:table-cell office:value-type="float" office:value="24.213" calcext:value-type="float">
            <text:p>24.213</text:p>
          </table:table-cell>
          <table:table-cell office:value-type="float" office:value="124.004" calcext:value-type="float">
            <text:p>124.004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05" calcext:value-type="float">
            <text:p>124.0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2006/04/28 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2:12</text:p>
          </table:table-cell>
          <table:table-cell office:value-type="float" office:value="24.21" calcext:value-type="float">
            <text:p>24.21</text:p>
          </table:table-cell>
          <table:table-cell office:value-type="float" office:value="124.013" calcext:value-type="float">
            <text:p>124.013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2006/04/28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37</text:p>
          </table:table-cell>
          <table:table-cell office:value-type="float" office:value="24.21" calcext:value-type="float">
            <text:p>24.21</text:p>
          </table:table-cell>
          <table:table-cell office:value-type="float" office:value="124.009" calcext:value-type="float">
            <text:p>124.00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2009/09/19 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白保崎</text:p>
          </table:table-cell>
          <table:table-cell office:value-type="string" calcext:value-type="string">
            <text:p>ミヤラ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1:01</text:p>
          </table:table-cell>
          <table:table-cell office:value-type="float" office:value="24.334" calcext:value-type="float">
            <text:p>24.334</text:p>
          </table:table-cell>
          <table:table-cell office:value-type="float" office:value="124.239" calcext:value-type="float">
            <text:p>124.239</text:p>
          </table:table-cell>
          <table:table-cell office:value-type="float" office:value="24.335" calcext:value-type="float">
            <text:p>24.335</text:p>
          </table:table-cell>
          <table:table-cell office:value-type="float" office:value="124.242" calcext:value-type="float">
            <text:p>124.2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2009/09/19 </text:p>
          </table:table-cell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白保崎</text:p>
          </table:table-cell>
          <table:table-cell office:value-type="string" calcext:value-type="string">
            <text:p>ミヤラグチ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47</text:p>
          </table:table-cell>
          <table:table-cell office:value-type="float" office:value="24.337" calcext:value-type="float">
            <text:p>24.337</text:p>
          </table:table-cell>
          <table:table-cell office:value-type="float" office:value="124.223" calcext:value-type="float">
            <text:p>124.223</text:p>
          </table:table-cell>
          <table:table-cell office:value-type="float" office:value="24.334" calcext:value-type="float">
            <text:p>24.334</text:p>
          </table:table-cell>
          <table:table-cell office:value-type="float" office:value="124.213" calcext:value-type="float">
            <text:p>124.21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2009/09/19 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白保崎</text:p>
          </table:table-cell>
          <table:table-cell office:value-type="string" calcext:value-type="string">
            <text:p>ミヤラグチ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47</text:p>
          </table:table-cell>
          <table:table-cell office:value-type="float" office:value="24.334" calcext:value-type="float">
            <text:p>24.334</text:p>
          </table:table-cell>
          <table:table-cell office:value-type="float" office:value="124.207" calcext:value-type="float">
            <text:p>124.207</text:p>
          </table:table-cell>
          <table:table-cell office:value-type="float" office:value="24.332" calcext:value-type="float">
            <text:p>24.332</text:p>
          </table:table-cell>
          <table:table-cell office:value-type="float" office:value="124.201" calcext:value-type="float">
            <text:p>124.2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2006/09/23 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table:style-name="Default" table:number-columns-repeated="2"/>
          <table:table-cell office:value-type="float" office:value="24.458" calcext:value-type="float">
            <text:p>24.458</text:p>
          </table:table-cell>
          <table:table-cell office:value-type="float" office:value="123.843" calcext:value-type="float">
            <text:p>123.84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2019/09/23 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3:44</text:p>
          </table:table-cell>
          <table:table-cell office:value-type="string" calcext:value-type="string">
            <text:p>14:29</text:p>
          </table:table-cell>
          <table:table-cell office:value-type="float" office:value="24.465" calcext:value-type="float">
            <text:p>24.465</text:p>
          </table:table-cell>
          <table:table-cell office:value-type="float" office:value="123.8" calcext:value-type="float">
            <text:p>123.8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2007/09/12 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09:47</text:p>
          </table:table-cell>
          <table:table-cell office:value-type="string" calcext:value-type="string">
            <text:p>10:29</text:p>
          </table:table-cell>
          <table:table-cell office:value-type="float" office:value="24.554" calcext:value-type="float">
            <text:p>24.554</text:p>
          </table:table-cell>
          <table:table-cell office:value-type="float" office:value="124.33" calcext:value-type="float">
            <text:p>124.33</text:p>
          </table:table-cell>
          <table:table-cell office:value-type="float" office:value="24.552" calcext:value-type="float">
            <text:p>24.552</text:p>
          </table:table-cell>
          <table:table-cell office:value-type="float" office:value="124.328" calcext:value-type="float">
            <text:p>124.3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2007/09/12 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ダルマーグチ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42</text:p>
          </table:table-cell>
          <table:table-cell office:value-type="float" office:value="24.546" calcext:value-type="float">
            <text:p>24.546</text:p>
          </table:table-cell>
          <table:table-cell office:value-type="float" office:value="124.321" calcext:value-type="float">
            <text:p>124.321</text:p>
          </table:table-cell>
          <table:table-cell office:value-type="float" office:value="24.538" calcext:value-type="float">
            <text:p>24.538</text:p>
          </table:table-cell>
          <table:table-cell office:value-type="float" office:value="124.317" calcext:value-type="float">
            <text:p>124.31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2007/09/12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ツガイ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5:22</text:p>
          </table:table-cell>
          <table:table-cell office:value-type="float" office:value="24.484" calcext:value-type="float">
            <text:p>24.484</text:p>
          </table:table-cell>
          <table:table-cell office:value-type="float" office:value="124.3" calcext:value-type="float">
            <text:p>124.3</text:p>
          </table:table-cell>
          <table:table-cell office:value-type="float" office:value="24.475" calcext:value-type="float">
            <text:p>24.475</text:p>
          </table:table-cell>
          <table:table-cell office:value-type="float" office:value="124.298" calcext:value-type="float">
            <text:p>124.29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2007/09/12 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ツガイ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21</text:p>
          </table:table-cell>
          <table:table-cell office:value-type="float" office:value="24.48" calcext:value-type="float">
            <text:p>24.48</text:p>
          </table:table-cell>
          <table:table-cell office:value-type="float" office:value="124.299" calcext:value-type="float">
            <text:p>124.299</text:p>
          </table:table-cell>
          <table:table-cell office:value-type="float" office:value="24.481" calcext:value-type="float">
            <text:p>24.481</text:p>
          </table:table-cell>
          <table:table-cell office:value-type="float" office:value="124.299" calcext:value-type="float">
            <text:p>124.2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2008/05/06 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下地島東</text:p>
          </table:table-cell>
          <table:table-cell office:value-type="string" calcext:value-type="string">
            <text:p>パナリノタバサグァー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1:35</text:p>
          </table:table-cell>
          <table:table-cell office:value-type="float" office:value="24.212" calcext:value-type="float">
            <text:p>24.212</text:p>
          </table:table-cell>
          <table:table-cell office:value-type="float" office:value="123.941" calcext:value-type="float">
            <text:p>123.941</text:p>
          </table:table-cell>
          <table:table-cell office:value-type="float" office:value="24.206" calcext:value-type="float">
            <text:p>24.206</text:p>
          </table:table-cell>
          <table:table-cell office:value-type="float" office:value="123.94" calcext:value-type="float">
            <text:p>123.9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2008/05/06 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3:17</text:p>
          </table:table-cell>
          <table:table-cell office:value-type="string" calcext:value-type="string">
            <text:p>14:10</text:p>
          </table:table-cell>
          <table:table-cell office:value-type="float" office:value="24.217" calcext:value-type="float">
            <text:p>24.217</text:p>
          </table:table-cell>
          <table:table-cell office:value-type="float" office:value="123.999" calcext:value-type="float">
            <text:p>123.999</text:p>
          </table:table-cell>
          <table:table-cell office:value-type="float" office:value="24.213" calcext:value-type="float">
            <text:p>24.213</text:p>
          </table:table-cell>
          <table:table-cell office:value-type="float" office:value="124.001" calcext:value-type="float">
            <text:p>124.0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2008/05/06 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58</text:p>
          </table:table-cell>
          <table:table-cell office:value-type="float" office:value="24.227" calcext:value-type="float">
            <text:p>24.227</text:p>
          </table:table-cell>
          <table:table-cell office:value-type="float" office:value="124.041" calcext:value-type="float">
            <text:p>124.041</text:p>
          </table:table-cell>
          <table:table-cell office:value-type="float" office:value="24.229" calcext:value-type="float">
            <text:p>24.229</text:p>
          </table:table-cell>
          <table:table-cell office:value-type="float" office:value="124.047" calcext:value-type="float">
            <text:p>124.0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2008/08/02 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明石東</text:p>
          </table:table-cell>
          <table:table-cell office:value-type="string" calcext:value-type="string">
            <text:p>ニシグルチ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20</text:p>
          </table:table-cell>
          <table:table-cell office:value-type="float" office:value="24.521" calcext:value-type="float">
            <text:p>24.521</text:p>
          </table:table-cell>
          <table:table-cell office:value-type="float" office:value="124.315" calcext:value-type="float">
            <text:p>124.315</text:p>
          </table:table-cell>
          <table:table-cell office:value-type="float" office:value="24.517" calcext:value-type="float">
            <text:p>24.517</text:p>
          </table:table-cell>
          <table:table-cell office:value-type="float" office:value="124.311" calcext:value-type="float">
            <text:p>124.3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2008/08/02 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ツガイ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46</text:p>
          </table:table-cell>
          <table:table-cell office:value-type="float" office:value="24.488" calcext:value-type="float">
            <text:p>24.488</text:p>
          </table:table-cell>
          <table:table-cell office:value-type="float" office:value="124.301" calcext:value-type="float">
            <text:p>124.301</text:p>
          </table:table-cell>
          <table:table-cell office:value-type="float" office:value="24.476" calcext:value-type="float">
            <text:p>24.476</text:p>
          </table:table-cell>
          <table:table-cell office:value-type="float" office:value="124.293" calcext:value-type="float">
            <text:p>124.29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2008/08/02 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ツガイ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6:16</text:p>
          </table:table-cell>
          <table:table-cell office:value-type="float" office:value="24.446" calcext:value-type="float">
            <text:p>24.446</text:p>
          </table:table-cell>
          <table:table-cell office:value-type="float" office:value="124.268" calcext:value-type="float">
            <text:p>124.268</text:p>
          </table:table-cell>
          <table:table-cell office:value-type="float" office:value="24.447" calcext:value-type="float">
            <text:p>24.447</text:p>
          </table:table-cell>
          <table:table-cell office:value-type="float" office:value="124.268" calcext:value-type="float">
            <text:p>124.2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2011/05/04 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南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09:51</text:p>
          </table:table-cell>
          <table:table-cell office:value-type="string" calcext:value-type="string">
            <text:p>10:38</text:p>
          </table:table-cell>
          <table:table-cell office:value-type="float" office:value="24.217" calcext:value-type="float">
            <text:p>24.217</text:p>
          </table:table-cell>
          <table:table-cell office:value-type="float" office:value="124.026" calcext:value-type="float">
            <text:p>124.026</text:p>
          </table:table-cell>
          <table:table-cell office:value-type="float" office:value="24.212" calcext:value-type="float">
            <text:p>24.212</text:p>
          </table:table-cell>
          <table:table-cell office:value-type="float" office:value="124.019" calcext:value-type="float">
            <text:p>124.01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2011/05/04 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2:07</text:p>
          </table:table-cell>
          <table:table-cell table:number-columns-repeated="2"/>
          <table:table-cell office:value-type="float" office:value="24.213" calcext:value-type="float">
            <text:p>24.213</text:p>
          </table:table-cell>
          <table:table-cell office:value-type="float" office:value="124.02" calcext:value-type="float">
            <text:p>124.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2011/05/04 </text:p>
          </table:table-cell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4:01</text:p>
          </table:table-cell>
          <table:table-cell office:value-type="string" calcext:value-type="string">
            <text:p>14:50</text:p>
          </table:table-cell>
          <table:table-cell table:number-columns-repeated="2"/>
          <table:table-cell office:value-type="float" office:value="24.211" calcext:value-type="float">
            <text:p>24.211</text:p>
          </table:table-cell>
          <table:table-cell office:value-type="float" office:value="124.006" calcext:value-type="float">
            <text:p>124.0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2011/07/02 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ノバルグチ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1:07</text:p>
          </table:table-cell>
          <table:table-cell office:value-type="float" office:value="24.389" calcext:value-type="float">
            <text:p>24.389</text:p>
          </table:table-cell>
          <table:table-cell office:value-type="float" office:value="123.922" calcext:value-type="float">
            <text:p>123.92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2011/07/02 </text:p>
          </table:table-cell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ノバルグチ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45</text:p>
          </table:table-cell>
          <table:table-cell office:value-type="float" office:value="24.385" calcext:value-type="float">
            <text:p>24.385</text:p>
          </table:table-cell>
          <table:table-cell office:value-type="float" office:value="123.934" calcext:value-type="float">
            <text:p>123.934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2004/08/17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1:12</text:p>
          </table:table-cell>
          <table:table-cell office:value-type="float" office:value="24.254" calcext:value-type="float">
            <text:p>24.254</text:p>
          </table:table-cell>
          <table:table-cell office:value-type="float" office:value="124.09" calcext:value-type="float">
            <text:p>124.09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2004/08/17 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2:12</text:p>
          </table:table-cell>
          <table:table-cell office:value-type="string" calcext:value-type="string">
            <text:p>13:11</text:p>
          </table:table-cell>
          <table:table-cell office:value-type="float" office:value="24.253" calcext:value-type="float">
            <text:p>24.253</text:p>
          </table:table-cell>
          <table:table-cell office:value-type="float" office:value="124.091" calcext:value-type="float">
            <text:p>124.091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2009/09/20 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落水崎</text:p>
          </table:table-cell>
          <table:table-cell office:value-type="string" calcext:value-type="string">
            <text:p>ミジューティ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32</text:p>
          </table:table-cell>
          <table:table-cell office:value-type="float" office:value="24.276" calcext:value-type="float">
            <text:p>24.276</text:p>
          </table:table-cell>
          <table:table-cell office:value-type="float" office:value="123.718" calcext:value-type="float">
            <text:p>123.718</text:p>
          </table:table-cell>
          <table:table-cell office:value-type="float" office:value="24.276" calcext:value-type="float">
            <text:p>24.276</text:p>
          </table:table-cell>
          <table:table-cell office:value-type="float" office:value="123.713" calcext:value-type="float">
            <text:p>123.71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2009/09/20 </text:p>
          </table:table-cell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落水崎</text:p>
          </table:table-cell>
          <table:table-cell office:value-type="string" calcext:value-type="string">
            <text:p>ミジューティ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53</text:p>
          </table:table-cell>
          <table:table-cell office:value-type="float" office:value="24.276" calcext:value-type="float">
            <text:p>24.276</text:p>
          </table:table-cell>
          <table:table-cell office:value-type="float" office:value="123.716" calcext:value-type="float">
            <text:p>123.716</text:p>
          </table:table-cell>
          <table:table-cell office:value-type="float" office:value="24.276" calcext:value-type="float">
            <text:p>24.276</text:p>
          </table:table-cell>
          <table:table-cell office:value-type="float" office:value="123.72" calcext:value-type="float">
            <text:p>123.7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2009/09/20 </text:p>
          </table:table-cell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鹿ノ川湾</text:p>
          </table:table-cell>
          <table:table-cell/>
          <table:table-cell office:value-type="string" calcext:value-type="string">
            <text:p>14:38</text:p>
          </table:table-cell>
          <table:table-cell office:value-type="string" calcext:value-type="string">
            <text:p>15:25</text:p>
          </table:table-cell>
          <table:table-cell office:value-type="float" office:value="24.287" calcext:value-type="float">
            <text:p>24.287</text:p>
          </table:table-cell>
          <table:table-cell office:value-type="float" office:value="123.738" calcext:value-type="float">
            <text:p>123.738</text:p>
          </table:table-cell>
          <table:table-cell office:value-type="float" office:value="24.283" calcext:value-type="float">
            <text:p>24.283</text:p>
          </table:table-cell>
          <table:table-cell office:value-type="float" office:value="123.743" calcext:value-type="float">
            <text:p>123.74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2006/09/24 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落水崎</text:p>
          </table:table-cell>
          <table:table-cell office:value-type="string" calcext:value-type="string">
            <text:p>ミジューティ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31</text:p>
          </table:table-cell>
          <table:table-cell office:value-type="float" office:value="24.279" calcext:value-type="float">
            <text:p>24.279</text:p>
          </table:table-cell>
          <table:table-cell office:value-type="float" office:value="123.752" calcext:value-type="float">
            <text:p>123.752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2006/09/24 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ウビラ石</text:p>
          </table:table-cell>
          <table:table-cell office:value-type="string" calcext:value-type="string">
            <text:p>ハテルマケージュ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3:09</text:p>
          </table:table-cell>
          <table:table-cell office:value-type="float" office:value="24.281" calcext:value-type="float">
            <text:p>24.281</text:p>
          </table:table-cell>
          <table:table-cell office:value-type="float" office:value="123.698" calcext:value-type="float">
            <text:p>123.698</text:p>
          </table:table-cell>
          <table:table-cell office:value-type="float" office:value="24.279" calcext:value-type="float">
            <text:p>24.279</text:p>
          </table:table-cell>
          <table:table-cell office:value-type="float" office:value="123.688" calcext:value-type="float">
            <text:p>123.68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2006/09/24 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ウビラ石</text:p>
          </table:table-cell>
          <table:table-cell office:value-type="string" calcext:value-type="string">
            <text:p>ハテルマケージュ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21</text:p>
          </table:table-cell>
          <table:table-cell office:value-type="float" office:value="24.28" calcext:value-type="float">
            <text:p>24.28</text:p>
          </table:table-cell>
          <table:table-cell office:value-type="float" office:value="123.697" calcext:value-type="float">
            <text:p>123.697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2007/09/13 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ウーロンマガイ</text:p>
          </table:table-cell>
          <table:table-cell office:value-type="string" calcext:value-type="string">
            <text:p>09:53</text:p>
          </table:table-cell>
          <table:table-cell office:value-type="string" calcext:value-type="string">
            <text:p>10:51</text:p>
          </table:table-cell>
          <table:table-cell office:value-type="float" office:value="24.251" calcext:value-type="float">
            <text:p>24.251</text:p>
          </table:table-cell>
          <table:table-cell office:value-type="float" office:value="124.127" calcext:value-type="float">
            <text:p>124.127</text:p>
          </table:table-cell>
          <table:table-cell office:value-type="float" office:value="24.253" calcext:value-type="float">
            <text:p>24.253</text:p>
          </table:table-cell>
          <table:table-cell office:value-type="float" office:value="124.132" calcext:value-type="float">
            <text:p>124.13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2007/09/13 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33</text:p>
          </table:table-cell>
          <table:table-cell office:value-type="float" office:value="24.245" calcext:value-type="float">
            <text:p>24.245</text:p>
          </table:table-cell>
          <table:table-cell office:value-type="float" office:value="124.102" calcext:value-type="float">
            <text:p>124.102</text:p>
          </table:table-cell>
          <table:table-cell office:value-type="float" office:value="24.246" calcext:value-type="float">
            <text:p>24.246</text:p>
          </table:table-cell>
          <table:table-cell office:value-type="float" office:value="127.111" calcext:value-type="float">
            <text:p>127.11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2007/09/13 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ヒーグルマー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6:12</text:p>
          </table:table-cell>
          <table:table-cell office:value-type="float" office:value="24.266" calcext:value-type="float">
            <text:p>24.266</text:p>
          </table:table-cell>
          <table:table-cell office:value-type="float" office:value="124.156" calcext:value-type="float">
            <text:p>124.156</text:p>
          </table:table-cell>
          <table:table-cell office:value-type="float" office:value="24.261" calcext:value-type="float">
            <text:p>24.261</text:p>
          </table:table-cell>
          <table:table-cell office:value-type="float" office:value="124.149" calcext:value-type="float">
            <text:p>124.1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2008/08/03 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09:18</text:p>
          </table:table-cell>
          <table:table-cell office:value-type="string" calcext:value-type="string">
            <text:p>09:5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2008/08/03 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西</text:p>
          </table:table-cell>
          <table:table-cell/>
          <table:table-cell office:value-type="string" calcext:value-type="string">
            <text:p>11:16</text:p>
          </table:table-cell>
          <table:table-cell office:value-type="string" calcext:value-type="string">
            <text:p>12:04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2008/08/03 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南</text:p>
          </table:table-cell>
          <table:table-cell/>
          <table:table-cell office:value-type="string" calcext:value-type="string">
            <text:p>13:47</text:p>
          </table:table-cell>
          <table:table-cell office:value-type="string" calcext:value-type="string">
            <text:p>14:45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2008/08/03 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波照間島南</text:p>
          </table:table-cell>
          <table:table-cell/>
          <table:table-cell office:value-type="string" calcext:value-type="string">
            <text:p>14:55</text:p>
          </table:table-cell>
          <table:table-cell office:value-type="string" calcext:value-type="string">
            <text:p>15:46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2011/05/05 </text:p>
          </table:table-cell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カラ岳東</text:p>
          </table:table-cell>
          <table:table-cell office:value-type="string" calcext:value-type="string">
            <text:p>モリヤマグチ</text:p>
          </table:table-cell>
          <table:table-cell office:value-type="string" calcext:value-type="string">
            <text:p>09:44</text:p>
          </table:table-cell>
          <table:table-cell office:value-type="string" calcext:value-type="string">
            <text:p>10:44</text:p>
          </table:table-cell>
          <table:table-cell office:value-type="float" office:value="24.387" calcext:value-type="float">
            <text:p>24.387</text:p>
          </table:table-cell>
          <table:table-cell office:value-type="float" office:value="124.26" calcext:value-type="float">
            <text:p>124.26</text:p>
          </table:table-cell>
          <table:table-cell office:value-type="float" office:value="24.392" calcext:value-type="float">
            <text:p>24.392</text:p>
          </table:table-cell>
          <table:table-cell office:value-type="float" office:value="124.263" calcext:value-type="float">
            <text:p>124.26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2011/05/05 </text:p>
          </table:table-cell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野原崎東</text:p>
          </table:table-cell>
          <table:table-cell office:value-type="string" calcext:value-type="string">
            <text:p>トゥールーグチ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41</text:p>
          </table:table-cell>
          <table:table-cell office:value-type="float" office:value="24.415" calcext:value-type="float">
            <text:p>24.415</text:p>
          </table:table-cell>
          <table:table-cell office:value-type="float" office:value="124.267" calcext:value-type="float">
            <text:p>124.267</text:p>
          </table:table-cell>
          <table:table-cell office:value-type="float" office:value="24.408" calcext:value-type="float">
            <text:p>24.408</text:p>
          </table:table-cell>
          <table:table-cell office:value-type="float" office:value="124.269" calcext:value-type="float">
            <text:p>124.26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2011/05/05 </text:p>
          </table:table-cell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カラ岳東</text:p>
          </table:table-cell>
          <table:table-cell office:value-type="string" calcext:value-type="string">
            <text:p>モリヤマ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5:22</text:p>
          </table:table-cell>
          <table:table-cell table:number-columns-repeated="2"/>
          <table:table-cell office:value-type="float" office:value="24.365" calcext:value-type="float">
            <text:p>24.365</text:p>
          </table:table-cell>
          <table:table-cell office:value-type="float" office:value="124.26" calcext:value-type="float">
            <text:p>124.2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2006/11/23 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/>
          <table:table-cell office:value-type="string" calcext:value-type="string">
            <text:p>10:34</text:p>
          </table:table-cell>
          <table:table-cell office:value-type="string" calcext:value-type="string">
            <text:p>11:13</text:p>
          </table:table-cell>
          <table:table-cell office:value-type="float" office:value="24.232" calcext:value-type="float">
            <text:p>24.232</text:p>
          </table:table-cell>
          <table:table-cell office:value-type="float" office:value="124.046" calcext:value-type="float">
            <text:p>124.046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2006/11/23 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35</text:p>
          </table:table-cell>
          <table:table-cell office:value-type="float" office:value="24.245" calcext:value-type="float">
            <text:p>24.245</text:p>
          </table:table-cell>
          <table:table-cell office:value-type="float" office:value="124.107" calcext:value-type="float">
            <text:p>124.107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2006/11/23 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ヒーグルマー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32</text:p>
          </table:table-cell>
          <table:table-cell office:value-type="float" office:value="24.286" calcext:value-type="float">
            <text:p>24.286</text:p>
          </table:table-cell>
          <table:table-cell office:value-type="float" office:value="124.158" calcext:value-type="float">
            <text:p>124.158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2007/08/15 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0:57</text:p>
          </table:table-cell>
          <table:table-cell office:value-type="string" calcext:value-type="string">
            <text:p>11:52</text:p>
          </table:table-cell>
          <table:table-cell office:value-type="float" office:value="24.472" calcext:value-type="float">
            <text:p>24.472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81" calcext:value-type="float">
            <text:p>24.481</text:p>
          </table:table-cell>
          <table:table-cell office:value-type="float" office:value="123.802" calcext:value-type="float">
            <text:p>123.80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2007/08/15 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2:39</text:p>
          </table:table-cell>
          <table:table-cell office:value-type="string" calcext:value-type="string">
            <text:p>13:46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3.828" calcext:value-type="float">
            <text:p>123.828</text:p>
          </table:table-cell>
          <table:table-cell office:value-type="float" office:value="24.477" calcext:value-type="float">
            <text:p>24.477</text:p>
          </table:table-cell>
          <table:table-cell office:value-type="float" office:value="123.83" calcext:value-type="float">
            <text:p>123.8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2007/08/15 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ナラ水道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6:11</text:p>
          </table:table-cell>
          <table:table-cell office:value-type="float" office:value="24.374" calcext:value-type="float">
            <text:p>24.374</text:p>
          </table:table-cell>
          <table:table-cell office:value-type="float" office:value="123.947" calcext:value-type="float">
            <text:p>123.947</text:p>
          </table:table-cell>
          <table:table-cell office:value-type="float" office:value="24.371" calcext:value-type="float">
            <text:p>24.371</text:p>
          </table:table-cell>
          <table:table-cell office:value-type="float" office:value="123.951" calcext:value-type="float">
            <text:p>123.95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2006/04/30 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0:37</text:p>
          </table:table-cell>
          <table:table-cell office:value-type="string" calcext:value-type="string">
            <text:p>11:21</text:p>
          </table:table-cell>
          <table:table-cell office:value-type="float" office:value="24.475" calcext:value-type="float">
            <text:p>24.475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69" calcext:value-type="float">
            <text:p>24.469</text:p>
          </table:table-cell>
          <table:table-cell office:value-type="float" office:value="123.806" calcext:value-type="float">
            <text:p>123.80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2006/04/30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2:19</text:p>
          </table:table-cell>
          <table:table-cell office:value-type="string" calcext:value-type="string">
            <text:p>12:57</text:p>
          </table:table-cell>
          <table:table-cell office:value-type="float" office:value="24.486" calcext:value-type="float">
            <text:p>24.486</text:p>
          </table:table-cell>
          <table:table-cell office:value-type="float" office:value="123.806" calcext:value-type="float">
            <text:p>123.806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2006/04/30 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5:12</text:p>
          </table:table-cell>
          <table:table-cell office:value-type="string" calcext:value-type="string">
            <text:p>16:07</text:p>
          </table:table-cell>
          <table:table-cell office:value-type="float" office:value="24.48" calcext:value-type="float">
            <text:p>24.48</text:p>
          </table:table-cell>
          <table:table-cell office:value-type="float" office:value="123.82" calcext:value-type="float">
            <text:p>123.82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2009/09/21 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高那崎</text:p>
          </table:table-cell>
          <table:table-cell/>
          <table:table-cell office:value-type="string" calcext:value-type="string">
            <text:p>10:27</text:p>
          </table:table-cell>
          <table:table-cell office:value-type="string" calcext:value-type="string">
            <text:p>11:19</text:p>
          </table:table-cell>
          <table:table-cell office:value-type="float" office:value="24.048" calcext:value-type="float">
            <text:p>24.048</text:p>
          </table:table-cell>
          <table:table-cell office:value-type="float" office:value="123.804" calcext:value-type="float">
            <text:p>123.804</text:p>
          </table:table-cell>
          <table:table-cell office:value-type="float" office:value="24.046" calcext:value-type="float">
            <text:p>24.046</text:p>
          </table:table-cell>
          <table:table-cell office:value-type="float" office:value="123.797" calcext:value-type="float">
            <text:p>123.79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2009/09/21 </text:p>
          </table:table-cell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1:49</text:p>
          </table:table-cell>
          <table:table-cell office:value-type="string" calcext:value-type="string">
            <text:p>12:28</text:p>
          </table:table-cell>
          <table:table-cell office:value-type="float" office:value="24.047" calcext:value-type="float">
            <text:p>24.047</text:p>
          </table:table-cell>
          <table:table-cell office:value-type="float" office:value="123.751" calcext:value-type="float">
            <text:p>123.751</text:p>
          </table:table-cell>
          <table:table-cell office:value-type="float" office:value="24.045" calcext:value-type="float">
            <text:p>24.045</text:p>
          </table:table-cell>
          <table:table-cell office:value-type="float" office:value="123.754" calcext:value-type="float">
            <text:p>123.75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2009/09/21 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西</text:p>
          </table:table-cell>
          <table:table-cell/>
          <table:table-cell office:value-type="string" calcext:value-type="string">
            <text:p>13:52</text:p>
          </table:table-cell>
          <table:table-cell office:value-type="string" calcext:value-type="string">
            <text:p>16:35</text:p>
          </table:table-cell>
          <table:table-cell office:value-type="float" office:value="24.057" calcext:value-type="float">
            <text:p>24.057</text:p>
          </table:table-cell>
          <table:table-cell office:value-type="float" office:value="123.737" calcext:value-type="float">
            <text:p>123.737</text:p>
          </table:table-cell>
          <table:table-cell office:value-type="float" office:value="24.05" calcext:value-type="float">
            <text:p>24.05</text:p>
          </table:table-cell>
          <table:table-cell office:value-type="float" office:value="123.752" calcext:value-type="float">
            <text:p>123.75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2006/09/25 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/>
          <table:table-cell office:value-type="string" calcext:value-type="string">
            <text:p>10:08</text:p>
          </table:table-cell>
          <table:table-cell office:value-type="string" calcext:value-type="string">
            <text:p>11:09</text:p>
          </table:table-cell>
          <table:table-cell office:value-type="float" office:value="24.233" calcext:value-type="float">
            <text:p>24.233</text:p>
          </table:table-cell>
          <table:table-cell office:value-type="float" office:value="124.042" calcext:value-type="float">
            <text:p>124.042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2006/09/25 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東</text:p>
          </table:table-cell>
          <table:table-cell/>
          <table:table-cell office:value-type="string" calcext:value-type="string">
            <text:p>11:24</text:p>
          </table:table-cell>
          <table:table-cell office:value-type="string" calcext:value-type="string">
            <text:p>12:08</text:p>
          </table:table-cell>
          <table:table-cell office:value-type="float" office:value="24.231" calcext:value-type="float">
            <text:p>24.231</text:p>
          </table:table-cell>
          <table:table-cell office:value-type="float" office:value="124.045" calcext:value-type="float">
            <text:p>124.045</text:p>
          </table:table-cell>
          <table:table-cell office:value-type="float" office:value="24.224" calcext:value-type="float">
            <text:p>24.224</text:p>
          </table:table-cell>
          <table:table-cell office:value-type="float" office:value="124.041" calcext:value-type="float">
            <text:p>124.04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2006/09/25 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北</text:p>
          </table:table-cell>
          <table:table-cell/>
          <table:table-cell office:value-type="string" calcext:value-type="string">
            <text:p>15:18</text:p>
          </table:table-cell>
          <table:table-cell office:value-type="string" calcext:value-type="string">
            <text:p>16:20</text:p>
          </table:table-cell>
          <table:table-cell office:value-type="float" office:value="24.27" calcext:value-type="float">
            <text:p>24.27</text:p>
          </table:table-cell>
          <table:table-cell office:value-type="float" office:value="124.038" calcext:value-type="float">
            <text:p>124.038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2007/09/14 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野原崎</text:p>
          </table:table-cell>
          <table:table-cell office:value-type="string" calcext:value-type="string">
            <text:p>トオザトビシ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1:21</text:p>
          </table:table-cell>
          <table:table-cell office:value-type="float" office:value="24.435" calcext:value-type="float">
            <text:p>24.435</text:p>
          </table:table-cell>
          <table:table-cell office:value-type="float" office:value="124.265" calcext:value-type="float">
            <text:p>124.265</text:p>
          </table:table-cell>
          <table:table-cell office:value-type="float" office:value="24.436" calcext:value-type="float">
            <text:p>24.436</text:p>
          </table:table-cell>
          <table:table-cell office:value-type="float" office:value="124.266" calcext:value-type="float">
            <text:p>124.26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2007/09/14 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野原崎</text:p>
          </table:table-cell>
          <table:table-cell office:value-type="string" calcext:value-type="string">
            <text:p>トオザトビシ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55</text:p>
          </table:table-cell>
          <table:table-cell office:value-type="float" office:value="24.443" calcext:value-type="float">
            <text:p>24.443</text:p>
          </table:table-cell>
          <table:table-cell office:value-type="float" office:value="124.271" calcext:value-type="float">
            <text:p>124.271</text:p>
          </table:table-cell>
          <table:table-cell office:value-type="float" office:value="24.437" calcext:value-type="float">
            <text:p>24.437</text:p>
          </table:table-cell>
          <table:table-cell office:value-type="float" office:value="124.27" calcext:value-type="float">
            <text:p>124.2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2007/09/14 </text:p>
          </table:table-cell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カラ岳東</text:p>
          </table:table-cell>
          <table:table-cell office:value-type="string" calcext:value-type="string">
            <text:p>モリヤマグチ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5:25</text:p>
          </table:table-cell>
          <table:table-cell office:value-type="float" office:value="24.406" calcext:value-type="float">
            <text:p>24.406</text:p>
          </table:table-cell>
          <table:table-cell office:value-type="float" office:value="124.268" calcext:value-type="float">
            <text:p>124.268</text:p>
          </table:table-cell>
          <table:table-cell office:value-type="float" office:value="24.398" calcext:value-type="float">
            <text:p>24.398</text:p>
          </table:table-cell>
          <table:table-cell office:value-type="float" office:value="124.268" calcext:value-type="float">
            <text:p>124.26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string" calcext:value-type="string">
            <text:p>2011/05/06 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0:51</text:p>
          </table:table-cell>
          <table:table-cell office:value-type="string" calcext:value-type="string">
            <text:p>11:41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89" calcext:value-type="float">
            <text:p>123.789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4.787" calcext:value-type="float">
            <text:p>124.78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string" calcext:value-type="string">
            <text:p>2011/05/06 </text:p>
          </table:table-cell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2:16</text:p>
          </table:table-cell>
          <table:table-cell office:value-type="string" calcext:value-type="string">
            <text:p>13:15</text:p>
          </table:table-cell>
          <table:table-cell office:value-type="float" office:value="24.074" calcext:value-type="float">
            <text:p>24.074</text:p>
          </table:table-cell>
          <table:table-cell office:value-type="float" office:value="123.757" calcext:value-type="float">
            <text:p>123.757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4.75" calcext:value-type="float">
            <text:p>124.7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string" calcext:value-type="string">
            <text:p>2011/05/06 </text:p>
          </table:table-cell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4:30</text:p>
          </table:table-cell>
          <table:table-cell office:value-type="string" calcext:value-type="string">
            <text:p>15:29</text:p>
          </table:table-cell>
          <table:table-cell office:value-type="float" office:value="24.072" calcext:value-type="float">
            <text:p>24.072</text:p>
          </table:table-cell>
          <table:table-cell office:value-type="float" office:value="123.794" calcext:value-type="float">
            <text:p>123.794</text:p>
          </table:table-cell>
          <table:table-cell office:value-type="float" office:value="24.069" calcext:value-type="float">
            <text:p>24.069</text:p>
          </table:table-cell>
          <table:table-cell office:value-type="float" office:value="124.804" calcext:value-type="float">
            <text:p>124.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9/04/28 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南</text:p>
          </table:table-cell>
          <table:table-cell office:value-type="string" calcext:value-type="string">
            <text:p>ナカバマー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24</text:p>
          </table:table-cell>
          <table:table-cell office:value-type="float" office:value="24.274" calcext:value-type="float">
            <text:p>24.274</text:p>
          </table:table-cell>
          <table:table-cell office:value-type="float" office:value="123.782" calcext:value-type="float">
            <text:p>123.782</text:p>
          </table:table-cell>
          <table:table-cell office:value-type="float" office:value="24.273" calcext:value-type="float">
            <text:p>24.273</text:p>
          </table:table-cell>
          <table:table-cell office:value-type="float" office:value="123.784" calcext:value-type="float">
            <text:p>123.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9/04/28 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南</text:p>
          </table:table-cell>
          <table:table-cell office:value-type="string" calcext:value-type="string">
            <text:p>タカバマー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41</text:p>
          </table:table-cell>
          <table:table-cell office:value-type="float" office:value="24.269" calcext:value-type="float">
            <text:p>24.269</text:p>
          </table:table-cell>
          <table:table-cell office:value-type="float" office:value="123.798" calcext:value-type="float">
            <text:p>123.798</text:p>
          </table:table-cell>
          <table:table-cell office:value-type="float" office:value="24.27" calcext:value-type="float">
            <text:p>24.27</text:p>
          </table:table-cell>
          <table:table-cell office:value-type="float" office:value="123.792" calcext:value-type="float">
            <text:p>123.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9/04/28 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5:21</text:p>
          </table:table-cell>
          <table:table-cell office:value-type="string" calcext:value-type="string">
            <text:p>15:59</text:p>
          </table:table-cell>
          <table:table-cell office:value-type="float" office:value="24.219" calcext:value-type="float">
            <text:p>24.219</text:p>
          </table:table-cell>
          <table:table-cell office:value-type="float" office:value="123.998" calcext:value-type="float">
            <text:p>123.998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2004/08/19 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南東</text:p>
          </table:table-cell>
          <table:table-cell/>
          <table:table-cell office:value-type="string" calcext:value-type="string">
            <text:p>11:02</text:p>
          </table:table-cell>
          <table:table-cell office:value-type="string" calcext:value-type="string">
            <text:p>12:06</text:p>
          </table:table-cell>
          <table:table-cell office:value-type="float" office:value="24.451" calcext:value-type="float">
            <text:p>24.451</text:p>
          </table:table-cell>
          <table:table-cell office:value-type="float" office:value="123.835" calcext:value-type="float">
            <text:p>123.835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2004/08/19 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3:29</text:p>
          </table:table-cell>
          <table:table-cell office:value-type="string" calcext:value-type="string">
            <text:p>14:24</text:p>
          </table:table-cell>
          <table:table-cell office:value-type="float" office:value="24.471" calcext:value-type="float">
            <text:p>24.471</text:p>
          </table:table-cell>
          <table:table-cell office:value-type="float" office:value="123.802" calcext:value-type="float">
            <text:p>123.802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2006/11/24 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下地島南西</text:p>
          </table:table-cell>
          <table:table-cell/>
          <table:table-cell office:value-type="string" calcext:value-type="string">
            <text:p>11:04</text:p>
          </table:table-cell>
          <table:table-cell office:value-type="string" calcext:value-type="string">
            <text:p>12:02</text:p>
          </table:table-cell>
          <table:table-cell office:value-type="float" office:value="24.208" calcext:value-type="float">
            <text:p>24.208</text:p>
          </table:table-cell>
          <table:table-cell office:value-type="float" office:value="123.923" calcext:value-type="float">
            <text:p>123.923</text:p>
          </table:table-cell>
          <table:table-cell/>
          <table:table-cell office:value-type="float" office:value="123.93" calcext:value-type="float">
            <text:p>123.9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2006/11/24 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3:54</text:p>
          </table:table-cell>
          <table:table-cell office:value-type="string" calcext:value-type="string">
            <text:p>14:49</text:p>
          </table:table-cell>
          <table:table-cell office:value-type="float" office:value="24.217" calcext:value-type="float">
            <text:p>24.217</text:p>
          </table:table-cell>
          <table:table-cell office:value-type="float" office:value="123.999" calcext:value-type="float">
            <text:p>123.999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05" calcext:value-type="float">
            <text:p>124.00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2019/11/24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東</text:p>
          </table:table-cell>
          <table:table-cell/>
          <table:table-cell office:value-type="string" calcext:value-type="string">
            <text:p>15:32</text:p>
          </table:table-cell>
          <table:table-cell office:value-type="string" calcext:value-type="string">
            <text:p>16:19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2007/08/16 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北</text:p>
          </table:table-cell>
          <table:table-cell office:value-type="string" calcext:value-type="string">
            <text:p>ウウグチ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1:06</text:p>
          </table:table-cell>
          <table:table-cell office:value-type="float" office:value="24.288" calcext:value-type="float">
            <text:p>24.288</text:p>
          </table:table-cell>
          <table:table-cell office:value-type="float" office:value="124.019" calcext:value-type="float">
            <text:p>124.019</text:p>
          </table:table-cell>
          <table:table-cell office:value-type="float" office:value="24.292" calcext:value-type="float">
            <text:p>24.292</text:p>
          </table:table-cell>
          <table:table-cell office:value-type="float" office:value="124.011" calcext:value-type="float">
            <text:p>124.01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2019/08/16 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北</text:p>
          </table:table-cell>
          <table:table-cell office:value-type="string" calcext:value-type="string">
            <text:p>ウウグチ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54</text:p>
          </table:table-cell>
          <table:table-cell office:value-type="float" office:value="24.289" calcext:value-type="float">
            <text:p>24.289</text:p>
          </table:table-cell>
          <table:table-cell office:value-type="float" office:value="124.024" calcext:value-type="float">
            <text:p>124.024</text:p>
          </table:table-cell>
          <table:table-cell office:value-type="float" office:value="24.286" calcext:value-type="float">
            <text:p>24.286</text:p>
          </table:table-cell>
          <table:table-cell office:value-type="float" office:value="124.028" calcext:value-type="float">
            <text:p>124.02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2007/08/16 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5:10</text:p>
          </table:table-cell>
          <table:table-cell office:value-type="string" calcext:value-type="string">
            <text:p>16:08</text:p>
          </table:table-cell>
          <table:table-cell office:value-type="float" office:value="24.221" calcext:value-type="float">
            <text:p>24.221</text:p>
          </table:table-cell>
          <table:table-cell office:value-type="float" office:value="123.997" calcext:value-type="float">
            <text:p>123.997</text:p>
          </table:table-cell>
          <table:table-cell office:value-type="float" office:value="24.214" calcext:value-type="float">
            <text:p>24.214</text:p>
          </table:table-cell>
          <table:table-cell office:value-type="float" office:value="124.001" calcext:value-type="float">
            <text:p>124.00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2006/05/01 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06</text:p>
          </table:table-cell>
          <table:table-cell office:value-type="float" office:value="24.374" calcext:value-type="float">
            <text:p>24.374</text:p>
          </table:table-cell>
          <table:table-cell office:value-type="float" office:value="123.947" calcext:value-type="float">
            <text:p>123.947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2006/05/01 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3:12</text:p>
          </table:table-cell>
          <table:table-cell office:value-type="string" calcext:value-type="string">
            <text:p>14:12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6" calcext:value-type="float">
            <text:p>123.96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2006/05/01 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28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63" calcext:value-type="float">
            <text:p>123.963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2009/09/22 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ウビラ石</text:p>
          </table:table-cell>
          <table:table-cell office:value-type="string" calcext:value-type="string">
            <text:p>ハテルマケージュ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32</text:p>
          </table:table-cell>
          <table:table-cell office:value-type="float" office:value="24.288" calcext:value-type="float">
            <text:p>24.288</text:p>
          </table:table-cell>
          <table:table-cell office:value-type="float" office:value="123.674" calcext:value-type="float">
            <text:p>123.674</text:p>
          </table:table-cell>
          <table:table-cell office:value-type="float" office:value="24.285" calcext:value-type="float">
            <text:p>24.285</text:p>
          </table:table-cell>
          <table:table-cell office:value-type="float" office:value="123.677" calcext:value-type="float">
            <text:p>123.67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2009/09/22 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ウビラ石</text:p>
          </table:table-cell>
          <table:table-cell office:value-type="string" calcext:value-type="string">
            <text:p>ハテルマケージュ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51</text:p>
          </table:table-cell>
          <table:table-cell office:value-type="float" office:value="24.281" calcext:value-type="float">
            <text:p>24.281</text:p>
          </table:table-cell>
          <table:table-cell office:value-type="float" office:value="123.685" calcext:value-type="float">
            <text:p>123.685</text:p>
          </table:table-cell>
          <table:table-cell office:value-type="float" office:value="24.279" calcext:value-type="float">
            <text:p>24.279</text:p>
          </table:table-cell>
          <table:table-cell office:value-type="float" office:value="123.689" calcext:value-type="float">
            <text:p>123.68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2009/09/22 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網取湾</text:p>
          </table:table-cell>
          <table:table-cell/>
          <table:table-cell office:value-type="string" calcext:value-type="string">
            <text:p>14:17</text:p>
          </table:table-cell>
          <table:table-cell office:value-type="string" calcext:value-type="string">
            <text:p>15:14</text:p>
          </table:table-cell>
          <table:table-cell office:value-type="float" office:value="24.348" calcext:value-type="float">
            <text:p>24.348</text:p>
          </table:table-cell>
          <table:table-cell office:value-type="float" office:value="123.687" calcext:value-type="float">
            <text:p>123.687</text:p>
          </table:table-cell>
          <table:table-cell office:value-type="float" office:value="24.347" calcext:value-type="float">
            <text:p>24.347</text:p>
          </table:table-cell>
          <table:table-cell office:value-type="float" office:value="123.675" calcext:value-type="float">
            <text:p>123.6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2006/09/26 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トムル崎</text:p>
          </table:table-cell>
          <table:table-cell office:value-type="string" calcext:value-type="string">
            <text:p>ニシグルチ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54</text:p>
          </table:table-cell>
          <table:table-cell office:value-type="float" office:value="24.517" calcext:value-type="float">
            <text:p>24.517</text:p>
          </table:table-cell>
          <table:table-cell office:value-type="float" office:value="124.31" calcext:value-type="float">
            <text:p>124.31</text:p>
          </table:table-cell>
          <table:table-cell office:value-type="float" office:value="24.518" calcext:value-type="float">
            <text:p>24.518</text:p>
          </table:table-cell>
          <table:table-cell office:value-type="float" office:value="124.311" calcext:value-type="float">
            <text:p>124.31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2006/09/26 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09</text:p>
          </table:table-cell>
          <table:table-cell office:value-type="float" office:value="24.562" calcext:value-type="float">
            <text:p>24.562</text:p>
          </table:table-cell>
          <table:table-cell office:value-type="float" office:value="124.334" calcext:value-type="float">
            <text:p>124.334</text:p>
          </table:table-cell>
          <table:table-cell office:value-type="float" office:value="24.555" calcext:value-type="float">
            <text:p>24.555</text:p>
          </table:table-cell>
          <table:table-cell office:value-type="float" office:value="124.332" calcext:value-type="float">
            <text:p>124.33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2006/09/26 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明石東</text:p>
          </table:table-cell>
          <table:table-cell office:value-type="string" calcext:value-type="string">
            <text:p>ビールンジュ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55</text:p>
          </table:table-cell>
          <table:table-cell office:value-type="float" office:value="24.541" calcext:value-type="float">
            <text:p>24.541</text:p>
          </table:table-cell>
          <table:table-cell office:value-type="float" office:value="124.318" calcext:value-type="float">
            <text:p>124.318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2007/09/15 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白保崎南</text:p>
          </table:table-cell>
          <table:table-cell office:value-type="string" calcext:value-type="string">
            <text:p>ミヤラ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33</text:p>
          </table:table-cell>
          <table:table-cell office:value-type="float" office:value="24.337" calcext:value-type="float">
            <text:p>24.337</text:p>
          </table:table-cell>
          <table:table-cell office:value-type="float" office:value="124.248" calcext:value-type="float">
            <text:p>124.248</text:p>
          </table:table-cell>
          <table:table-cell office:value-type="float" office:value="24.336" calcext:value-type="float">
            <text:p>24.336</text:p>
          </table:table-cell>
          <table:table-cell office:value-type="float" office:value="124.246" calcext:value-type="float">
            <text:p>124.24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2007/09/15 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白保崎南</text:p>
          </table:table-cell>
          <table:table-cell office:value-type="string" calcext:value-type="string">
            <text:p>ミヤラ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37</text:p>
          </table:table-cell>
          <table:table-cell office:value-type="float" office:value="24.336" calcext:value-type="float">
            <text:p>24.336</text:p>
          </table:table-cell>
          <table:table-cell office:value-type="float" office:value="124.237" calcext:value-type="float">
            <text:p>124.237</text:p>
          </table:table-cell>
          <table:table-cell office:value-type="float" office:value="24.335" calcext:value-type="float">
            <text:p>24.335</text:p>
          </table:table-cell>
          <table:table-cell office:value-type="float" office:value="124.241" calcext:value-type="float">
            <text:p>124.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9/04/29 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宇奈利崎</text:p>
          </table:table-cell>
          <table:table-cell/>
          <table:table-cell office:value-type="string" calcext:value-type="string">
            <text:p>10:41</text:p>
          </table:table-cell>
          <table:table-cell office:value-type="string" calcext:value-type="string">
            <text:p>11:30</text:p>
          </table:table-cell>
          <table:table-cell office:value-type="float" office:value="24.43" calcext:value-type="float">
            <text:p>24.43</text:p>
          </table:table-cell>
          <table:table-cell office:value-type="float" office:value="123.761" calcext:value-type="float">
            <text:p>123.761</text:p>
          </table:table-cell>
          <table:table-cell office:value-type="float" office:value="24.435" calcext:value-type="float">
            <text:p>24.435</text:p>
          </table:table-cell>
          <table:table-cell office:value-type="float" office:value="123.761" calcext:value-type="float">
            <text:p>123.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9/04/29 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東</text:p>
          </table:table-cell>
          <table:table-cell/>
          <table:table-cell office:value-type="string" calcext:value-type="string">
            <text:p>14:42</text:p>
          </table:table-cell>
          <table:table-cell office:value-type="string" calcext:value-type="string">
            <text:p>15:32</text:p>
          </table:table-cell>
          <table:table-cell office:value-type="float" office:value="24.36" calcext:value-type="float">
            <text:p>24.36</text:p>
          </table:table-cell>
          <table:table-cell office:value-type="float" office:value="123.954" calcext:value-type="float">
            <text:p>123.954</text:p>
          </table:table-cell>
          <table:table-cell office:value-type="float" office:value="24.341" calcext:value-type="float">
            <text:p>24.341</text:p>
          </table:table-cell>
          <table:table-cell office:value-type="float" office:value="123.948" calcext:value-type="float">
            <text:p>123.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9/04/29 </text:p>
          </table:table-cell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ナラ水道北西</text:p>
          </table:table-cell>
          <table:table-cell/>
          <table:table-cell office:value-type="string" calcext:value-type="string">
            <text:p>16:17</text:p>
          </table:table-cell>
          <table:table-cell office:value-type="string" calcext:value-type="string">
            <text:p>16:53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" calcext:value-type="float">
            <text:p>123.95</text:p>
          </table:table-cell>
          <table:table-cell office:value-type="float" office:value="24.367" calcext:value-type="float">
            <text:p>24.367</text:p>
          </table:table-cell>
          <table:table-cell office:value-type="float" office:value="123.952" calcext:value-type="float">
            <text:p>123.95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2004/08/20 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明石東</text:p>
          </table:table-cell>
          <table:table-cell office:value-type="string" calcext:value-type="string">
            <text:p>ダルマーグチ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2:18</text:p>
          </table:table-cell>
          <table:table-cell office:value-type="float" office:value="24.542" calcext:value-type="float">
            <text:p>24.542</text:p>
          </table:table-cell>
          <table:table-cell office:value-type="float" office:value="124.318" calcext:value-type="float">
            <text:p>124.318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2004/08/20 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4:03</text:p>
          </table:table-cell>
          <table:table-cell office:value-type="float" office:value="24.556" calcext:value-type="float">
            <text:p>24.556</text:p>
          </table:table-cell>
          <table:table-cell office:value-type="float" office:value="124.332" calcext:value-type="float">
            <text:p>124.332</text:p>
          </table:table-cell>
          <table:table-cell office:value-type="float" office:value="24.552" calcext:value-type="float">
            <text:p>24.552</text:p>
          </table:table-cell>
          <table:table-cell office:value-type="float" office:value="124.326" calcext:value-type="float">
            <text:p>124.32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2004/08/20 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野原崎</text:p>
          </table:table-cell>
          <table:table-cell office:value-type="string" calcext:value-type="string">
            <text:p>トオザトビシ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50</text:p>
          </table:table-cell>
          <table:table-cell office:value-type="float" office:value="24.445" calcext:value-type="float">
            <text:p>24.445</text:p>
          </table:table-cell>
          <table:table-cell office:value-type="float" office:value="124.27" calcext:value-type="float">
            <text:p>124.27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2006/11/25 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0:09</text:p>
          </table:table-cell>
          <table:table-cell office:value-type="string" calcext:value-type="string">
            <text:p>10:57</text:p>
          </table:table-cell>
          <table:table-cell office:value-type="float" office:value="24.074" calcext:value-type="float">
            <text:p>24.074</text:p>
          </table:table-cell>
          <table:table-cell office:value-type="float" office:value="123.755" calcext:value-type="float">
            <text:p>123.755</text:p>
          </table:table-cell>
          <table:table-cell office:value-type="float" office:value="24.07" calcext:value-type="float">
            <text:p>24.07</text:p>
          </table:table-cell>
          <table:table-cell office:value-type="float" office:value="123.749" calcext:value-type="float">
            <text:p>123.74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2006/11/25 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西</text:p>
          </table:table-cell>
          <table:table-cell/>
          <table:table-cell office:value-type="string" calcext:value-type="string">
            <text:p>11:36</text:p>
          </table:table-cell>
          <table:table-cell office:value-type="string" calcext:value-type="string">
            <text:p>12:46</text:p>
          </table:table-cell>
          <table:table-cell office:value-type="float" office:value="24.071" calcext:value-type="float">
            <text:p>24.071</text:p>
          </table:table-cell>
          <table:table-cell office:value-type="float" office:value="123.745" calcext:value-type="float">
            <text:p>123.745</text:p>
          </table:table-cell>
          <table:table-cell office:value-type="float" office:value="24.061" calcext:value-type="float">
            <text:p>24.061</text:p>
          </table:table-cell>
          <table:table-cell office:value-type="float" office:value="123.737" calcext:value-type="float">
            <text:p>123.73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2006/11/25 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4:46</text:p>
          </table:table-cell>
          <table:table-cell office:value-type="string" calcext:value-type="string">
            <text:p>15:49</text:p>
          </table:table-cell>
          <table:table-cell office:value-type="float" office:value="24.074" calcext:value-type="float">
            <text:p>24.074</text:p>
          </table:table-cell>
          <table:table-cell office:value-type="float" office:value="123.783" calcext:value-type="float">
            <text:p>123.783</text:p>
          </table:table-cell>
          <table:table-cell office:value-type="float" office:value="24.072" calcext:value-type="float">
            <text:p>24.072</text:p>
          </table:table-cell>
          <table:table-cell office:value-type="float" office:value="123.793" calcext:value-type="float">
            <text:p>123.79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2006/05/02 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北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33</text:p>
          </table:table-cell>
          <table:table-cell office:value-type="float" office:value="24.563" calcext:value-type="float">
            <text:p>24.563</text:p>
          </table:table-cell>
          <table:table-cell office:value-type="float" office:value="124.332" calcext:value-type="float">
            <text:p>124.332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2019/05/02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明石東</text:p>
          </table:table-cell>
          <table:table-cell office:value-type="string" calcext:value-type="string">
            <text:p>ダルマーグチ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3:11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2006/05/02 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明石東</text:p>
          </table:table-cell>
          <table:table-cell office:value-type="string" calcext:value-type="string">
            <text:p>ビールンジュ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21</text:p>
          </table:table-cell>
          <table:table-cell office:value-type="float" office:value="24.537" calcext:value-type="float">
            <text:p>24.537</text:p>
          </table:table-cell>
          <table:table-cell office:value-type="float" office:value="124.315" calcext:value-type="float">
            <text:p>124.315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2009/09/23 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外離島東</text:p>
          </table:table-cell>
          <table:table-cell office:value-type="string" calcext:value-type="string">
            <text:p>フカバナリ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36</text:p>
          </table:table-cell>
          <table:table-cell office:value-type="float" office:value="24.378" calcext:value-type="float">
            <text:p>24.378</text:p>
          </table:table-cell>
          <table:table-cell office:value-type="float" office:value="123.709" calcext:value-type="float">
            <text:p>123.709</text:p>
          </table:table-cell>
          <table:table-cell office:value-type="float" office:value="24.383" calcext:value-type="float">
            <text:p>24.383</text:p>
          </table:table-cell>
          <table:table-cell office:value-type="float" office:value="123.712" calcext:value-type="float">
            <text:p>123.71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2019/09/23 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崎山湾</text:p>
          </table:table-cell>
          <table:table-cell office:value-type="string" calcext:value-type="string">
            <text:p>サキヤマグチ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3:13</text:p>
          </table:table-cell>
          <table:table-cell office:value-type="float" office:value="24.312" calcext:value-type="float">
            <text:p>24.312</text:p>
          </table:table-cell>
          <table:table-cell office:value-type="float" office:value="123.661" calcext:value-type="float">
            <text:p>123.661</text:p>
          </table:table-cell>
          <table:table-cell office:value-type="float" office:value="24.314" calcext:value-type="float">
            <text:p>24.314</text:p>
          </table:table-cell>
          <table:table-cell office:value-type="float" office:value="123.662" calcext:value-type="float">
            <text:p>123.66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2019/09/23 </text:p>
          </table:table-cell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崎山湾</text:p>
          </table:table-cell>
          <table:table-cell office:value-type="string" calcext:value-type="string">
            <text:p>サキヤマグチ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34</text:p>
          </table:table-cell>
          <table:table-cell office:value-type="float" office:value="24.316" calcext:value-type="float">
            <text:p>24.316</text:p>
          </table:table-cell>
          <table:table-cell office:value-type="float" office:value="123.667" calcext:value-type="float">
            <text:p>123.667</text:p>
          </table:table-cell>
          <table:table-cell office:value-type="float" office:value="24.314" calcext:value-type="float">
            <text:p>24.314</text:p>
          </table:table-cell>
          <table:table-cell office:value-type="float" office:value="123.662" calcext:value-type="float">
            <text:p>123.66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2006/09/27 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北西</text:p>
          </table:table-cell>
          <table:table-cell/>
          <table:table-cell office:value-type="string" calcext:value-type="string">
            <text:p>10:30</text:p>
          </table:table-cell>
          <table:table-cell office:value-type="string" calcext:value-type="string">
            <text:p>11:05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53" calcext:value-type="float">
            <text:p>123.953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2" calcext:value-type="float">
            <text:p>123.95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2006/09/27 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北東</text:p>
          </table:table-cell>
          <table:table-cell/>
          <table:table-cell office:value-type="string" calcext:value-type="string">
            <text:p>11:53</text:p>
          </table:table-cell>
          <table:table-cell office:value-type="string" calcext:value-type="string">
            <text:p>12:43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6" calcext:value-type="float">
            <text:p>123.96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51" calcext:value-type="float">
            <text:p>123.95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2007/09/16 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下地島東</text:p>
          </table:table-cell>
          <table:table-cell/>
          <table:table-cell office:value-type="string" calcext:value-type="string">
            <text:p>11:02</text:p>
          </table:table-cell>
          <table:table-cell office:value-type="string" calcext:value-type="string">
            <text:p>12:07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2007/09/16 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下地島南</text:p>
          </table:table-cell>
          <table:table-cell/>
          <table:table-cell office:value-type="string" calcext:value-type="string">
            <text:p>12:36</text:p>
          </table:table-cell>
          <table:table-cell office:value-type="string" calcext:value-type="string">
            <text:p>13:28</text:p>
          </table:table-cell>
          <table:table-cell office:value-type="float" office:value="24.206" calcext:value-type="float">
            <text:p>24.206</text:p>
          </table:table-cell>
          <table:table-cell office:value-type="float" office:value="123.928" calcext:value-type="float">
            <text:p>123.928</text:p>
          </table:table-cell>
          <table:table-cell office:value-type="float" office:value="24.204" calcext:value-type="float">
            <text:p>24.204</text:p>
          </table:table-cell>
          <table:table-cell office:value-type="float" office:value="123.934" calcext:value-type="float">
            <text:p>123.93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2007/09/16 </text:p>
          </table:table-cell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4:51</text:p>
          </table:table-cell>
          <table:table-cell office:value-type="string" calcext:value-type="string">
            <text:p>15:42</text:p>
          </table:table-cell>
          <table:table-cell office:value-type="float" office:value="24.213" calcext:value-type="float">
            <text:p>24.213</text:p>
          </table:table-cell>
          <table:table-cell office:value-type="float" office:value="124.003" calcext:value-type="float">
            <text:p>124.003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07" calcext:value-type="float">
            <text:p>124.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9/04/30 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御神崎東</text:p>
          </table:table-cell>
          <table:table-cell/>
          <table:table-cell office:value-type="string" calcext:value-type="string">
            <text:p>10:09</text:p>
          </table:table-cell>
          <table:table-cell office:value-type="string" calcext:value-type="string">
            <text:p>10:56</text:p>
          </table:table-cell>
          <table:table-cell office:value-type="float" office:value="24.453" calcext:value-type="float">
            <text:p>24.453</text:p>
          </table:table-cell>
          <table:table-cell office:value-type="float" office:value="124.091" calcext:value-type="float">
            <text:p>124.0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9/04/30 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御神崎南</text:p>
          </table:table-cell>
          <table:table-cell/>
          <table:table-cell office:value-type="string" calcext:value-type="string">
            <text:p>11:58</text:p>
          </table:table-cell>
          <table:table-cell office:value-type="string" calcext:value-type="string">
            <text:p>13:01</text:p>
          </table:table-cell>
          <table:table-cell office:value-type="float" office:value="24.437" calcext:value-type="float">
            <text:p>24.437</text:p>
          </table:table-cell>
          <table:table-cell office:value-type="float" office:value="124.073" calcext:value-type="float">
            <text:p>124.0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9/04/30 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屋良部崎</text:p>
          </table:table-cell>
          <table:table-cell office:value-type="string" calcext:value-type="string">
            <text:p>ヤラブグチ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6:00</text:p>
          </table:table-cell>
          <table:table-cell office:value-type="float" office:value="24.421" calcext:value-type="float">
            <text:p>24.421</text:p>
          </table:table-cell>
          <table:table-cell office:value-type="float" office:value="124.074" calcext:value-type="float">
            <text:p>124.074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2006/11/26 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28</text:p>
          </table:table-cell>
          <table:table-cell office:value-type="float" office:value="24.56" calcext:value-type="float">
            <text:p>24.56</text:p>
          </table:table-cell>
          <table:table-cell office:value-type="float" office:value="124.334" calcext:value-type="float">
            <text:p>124.334</text:p>
          </table:table-cell>
          <table:table-cell office:value-type="float" office:value="24.559" calcext:value-type="float">
            <text:p>24.559</text:p>
          </table:table-cell>
          <table:table-cell office:value-type="float" office:value="124.338" calcext:value-type="float">
            <text:p>124.33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2006/11/26 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9</text:p>
          </table:table-cell>
          <table:table-cell office:value-type="float" office:value="24.565" calcext:value-type="float">
            <text:p>24.565</text:p>
          </table:table-cell>
          <table:table-cell office:value-type="float" office:value="124.346" calcext:value-type="float">
            <text:p>124.346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2006/11/26 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トムル崎</text:p>
          </table:table-cell>
          <table:table-cell office:value-type="string" calcext:value-type="string">
            <text:p>ニシグルチ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42</text:p>
          </table:table-cell>
          <table:table-cell office:value-type="float" office:value="24.542" calcext:value-type="float">
            <text:p>24.542</text:p>
          </table:table-cell>
          <table:table-cell office:value-type="float" office:value="124.318" calcext:value-type="float">
            <text:p>124.318</text:p>
          </table:table-cell>
          <table:table-cell office:value-type="float" office:value="24.536" calcext:value-type="float">
            <text:p>24.536</text:p>
          </table:table-cell>
          <table:table-cell office:value-type="float" office:value="124.316" calcext:value-type="float">
            <text:p>124.31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2006/05/03 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1:14</text:p>
          </table:table-cell>
          <table:table-cell office:value-type="string" calcext:value-type="string">
            <text:p>12:11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55" calcext:value-type="float">
            <text:p>123.755</text:p>
          </table:table-cell>
          <table:table-cell office:value-type="float" office:value="24.071" calcext:value-type="float">
            <text:p>24.071</text:p>
          </table:table-cell>
          <table:table-cell office:value-type="float" office:value="123.756" calcext:value-type="float">
            <text:p>123.75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2006/05/03 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3:29</text:p>
          </table:table-cell>
          <table:table-cell office:value-type="string" calcext:value-type="string">
            <text:p>14:24</text:p>
          </table:table-cell>
          <table:table-cell office:value-type="float" office:value="24.049" calcext:value-type="float">
            <text:p>24.049</text:p>
          </table:table-cell>
          <table:table-cell office:value-type="float" office:value="123.748" calcext:value-type="float">
            <text:p>123.748</text:p>
          </table:table-cell>
          <table:table-cell office:value-type="float" office:value="24.049" calcext:value-type="float">
            <text:p>24.049</text:p>
          </table:table-cell>
          <table:table-cell office:value-type="float" office:value="123.743" calcext:value-type="float">
            <text:p>123.74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2006/05/03 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4:59</text:p>
          </table:table-cell>
          <table:table-cell office:value-type="string" calcext:value-type="string">
            <text:p>15:57</text:p>
          </table:table-cell>
          <table:table-cell office:value-type="float" office:value="24.049" calcext:value-type="float">
            <text:p>24.049</text:p>
          </table:table-cell>
          <table:table-cell office:value-type="float" office:value="123.744" calcext:value-type="float">
            <text:p>123.744</text:p>
          </table:table-cell>
          <table:table-cell office:value-type="float" office:value="24.051" calcext:value-type="float">
            <text:p>24.051</text:p>
          </table:table-cell>
          <table:table-cell office:value-type="float" office:value="123.739" calcext:value-type="float">
            <text:p>123.73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2009/09/24 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09:38</text:p>
          </table:table-cell>
          <table:table-cell office:value-type="string" calcext:value-type="string">
            <text:p>10:22</text:p>
          </table:table-cell>
          <table:table-cell office:value-type="float" office:value="24.218" calcext:value-type="float">
            <text:p>24.218</text:p>
          </table:table-cell>
          <table:table-cell office:value-type="float" office:value="124.033" calcext:value-type="float">
            <text:p>124.033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17" calcext:value-type="float">
            <text:p>124.01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2009/09/24 </text:p>
          </table:table-cell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33</text:p>
          </table:table-cell>
          <table:table-cell office:value-type="float" office:value="24.213" calcext:value-type="float">
            <text:p>24.213</text:p>
          </table:table-cell>
          <table:table-cell office:value-type="float" office:value="124.02" calcext:value-type="float">
            <text:p>124.02</text:p>
          </table:table-cell>
          <table:table-cell office:value-type="float" office:value="24.209" calcext:value-type="float">
            <text:p>24.209</text:p>
          </table:table-cell>
          <table:table-cell office:value-type="float" office:value="124.014" calcext:value-type="float">
            <text:p>124.01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2009/09/24 </text:p>
          </table:table-cell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西</text:p>
          </table:table-cell>
          <table:table-cell/>
          <table:table-cell office:value-type="string" calcext:value-type="string">
            <text:p>14:09</text:p>
          </table:table-cell>
          <table:table-cell office:value-type="string" calcext:value-type="string">
            <text:p>14:56</text:p>
          </table:table-cell>
          <table:table-cell office:value-type="float" office:value="24.221" calcext:value-type="float">
            <text:p>24.221</text:p>
          </table:table-cell>
          <table:table-cell office:value-type="float" office:value="123.997" calcext:value-type="float">
            <text:p>123.997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06" calcext:value-type="float">
            <text:p>124.00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2003/12/29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/>
          <table:table-cell office:value-type="string" calcext:value-type="string">
            <text:p>15:22</text:p>
          </table:table-cell>
          <table:table-cell office:value-type="string" calcext:value-type="string">
            <text:p>15:45</text:p>
          </table:table-cell>
          <table:table-cell office:value-type="float" office:value="24.246" calcext:value-type="float">
            <text:p>24.246</text:p>
          </table:table-cell>
          <table:table-cell office:value-type="float" office:value="124.1" calcext:value-type="float">
            <text:p>124.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09/05/01 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ウビラ石</text:p>
          </table:table-cell>
          <table:table-cell office:value-type="string" calcext:value-type="string">
            <text:p>ハテルマケージュ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28</text:p>
          </table:table-cell>
          <table:table-cell office:value-type="float" office:value="24.284" calcext:value-type="float">
            <text:p>24.284</text:p>
          </table:table-cell>
          <table:table-cell office:value-type="float" office:value="123.676" calcext:value-type="float">
            <text:p>123.676</text:p>
          </table:table-cell>
          <table:table-cell office:value-type="float" office:value="24.288" calcext:value-type="float">
            <text:p>24.288</text:p>
          </table:table-cell>
          <table:table-cell office:value-type="float" office:value="123.671" calcext:value-type="float">
            <text:p>123.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09/05/01 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ウビラ石</text:p>
          </table:table-cell>
          <table:table-cell office:value-type="string" calcext:value-type="string">
            <text:p>ハテルマケージュ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3:07</text:p>
          </table:table-cell>
          <table:table-cell office:value-type="float" office:value="24.289" calcext:value-type="float">
            <text:p>24.289</text:p>
          </table:table-cell>
          <table:table-cell office:value-type="float" office:value="123.671" calcext:value-type="float">
            <text:p>123.67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09/05/01 </text:p>
          </table:table-cell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南</text:p>
          </table:table-cell>
          <table:table-cell office:value-type="string" calcext:value-type="string">
            <text:p>ナカバマー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5:56</text:p>
          </table:table-cell>
          <table:table-cell office:value-type="float" office:value="24.276" calcext:value-type="float">
            <text:p>24.276</text:p>
          </table:table-cell>
          <table:table-cell office:value-type="float" office:value="123.749" calcext:value-type="float">
            <text:p>123.749</text:p>
          </table:table-cell>
          <table:table-cell office:value-type="float" office:value="24.278" calcext:value-type="float">
            <text:p>24.278</text:p>
          </table:table-cell>
          <table:table-cell office:value-type="float" office:value="123.746" calcext:value-type="float">
            <text:p>123.74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2007/08/19 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5:56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1" calcext:value-type="float">
            <text:p>123.951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54" calcext:value-type="float">
            <text:p>123.95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2007/08/19 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09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6" calcext:value-type="float">
            <text:p>123.96</text:p>
          </table:table-cell>
          <table:table-cell office:value-type="float" office:value="24.366" calcext:value-type="float">
            <text:p>24.366</text:p>
          </table:table-cell>
          <table:table-cell office:value-type="float" office:value="123.956" calcext:value-type="float">
            <text:p>123.95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2006/05/04 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トムル崎</text:p>
          </table:table-cell>
          <table:table-cell office:value-type="string" calcext:value-type="string">
            <text:p>ニシグルチ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1:17</text:p>
          </table:table-cell>
          <table:table-cell office:value-type="float" office:value="24.515" calcext:value-type="float">
            <text:p>24.515</text:p>
          </table:table-cell>
          <table:table-cell office:value-type="float" office:value="124.306" calcext:value-type="float">
            <text:p>124.306</text:p>
          </table:table-cell>
          <table:table-cell office:value-type="float" office:value="24.518" calcext:value-type="float">
            <text:p>24.518</text:p>
          </table:table-cell>
          <table:table-cell office:value-type="float" office:value="124.309" calcext:value-type="float">
            <text:p>124.30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2006/05/04 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明石東</text:p>
          </table:table-cell>
          <table:table-cell office:value-type="string" calcext:value-type="string">
            <text:p>ビールンジュ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34</text:p>
          </table:table-cell>
          <table:table-cell office:value-type="float" office:value="24.532" calcext:value-type="float">
            <text:p>24.532</text:p>
          </table:table-cell>
          <table:table-cell office:value-type="float" office:value="124.314" calcext:value-type="float">
            <text:p>124.314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2006/05/04 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グチ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6:09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4.187" calcext:value-type="float">
            <text:p>124.187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string" calcext:value-type="string">
            <text:p>2003/12/30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西</text:p>
          </table:table-cell>
          <table:table-cell/>
          <table:table-cell office:value-type="string" calcext:value-type="string">
            <text:p>10:56</text:p>
          </table:table-cell>
          <table:table-cell office:value-type="string" calcext:value-type="string">
            <text:p>11:39</text:p>
          </table:table-cell>
          <table:table-cell table:number-columns-repeated="4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string" calcext:value-type="string">
            <text:p>2003/12/30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西</text:p>
          </table:table-cell>
          <table:table-cell/>
          <table:table-cell office:value-type="string" calcext:value-type="string">
            <text:p>12:39</text:p>
          </table:table-cell>
          <table:table-cell office:value-type="string" calcext:value-type="string">
            <text:p>13:2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09/05/02 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東</text:p>
          </table:table-cell>
          <table:table-cell/>
          <table:table-cell office:value-type="string" calcext:value-type="string">
            <text:p>09:48</text:p>
          </table:table-cell>
          <table:table-cell office:value-type="string" calcext:value-type="string">
            <text:p>10:50</text:p>
          </table:table-cell>
          <table:table-cell office:value-type="float" office:value="24.339" calcext:value-type="float">
            <text:p>24.339</text:p>
          </table:table-cell>
          <table:table-cell office:value-type="float" office:value="123.951" calcext:value-type="float">
            <text:p>123.95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09/05/02 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北西</text:p>
          </table:table-cell>
          <table:table-cell/>
          <table:table-cell office:value-type="string" calcext:value-type="string">
            <text:p>11:23</text:p>
          </table:table-cell>
          <table:table-cell office:value-type="string" calcext:value-type="string">
            <text:p>12:12</text:p>
          </table:table-cell>
          <table:table-cell office:value-type="float" office:value="24.358" calcext:value-type="float">
            <text:p>24.358</text:p>
          </table:table-cell>
          <table:table-cell office:value-type="float" office:value="123.952" calcext:value-type="float">
            <text:p>123.952</text:p>
          </table:table-cell>
          <table:table-cell office:value-type="float" office:value="24.366" calcext:value-type="float">
            <text:p>24.366</text:p>
          </table:table-cell>
          <table:table-cell office:value-type="float" office:value="123.954" calcext:value-type="float">
            <text:p>123.95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2007/08/20 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西崎</text:p>
          </table:table-cell>
          <table:table-cell/>
          <table:table-cell office:value-type="string" calcext:value-type="string">
            <text:p>11:07</text:p>
          </table:table-cell>
          <table:table-cell office:value-type="string" calcext:value-type="string">
            <text:p>12:10</text:p>
          </table:table-cell>
          <table:table-cell office:value-type="float" office:value="24.442" calcext:value-type="float">
            <text:p>24.442</text:p>
          </table:table-cell>
          <table:table-cell office:value-type="float" office:value="123.779" calcext:value-type="float">
            <text:p>123.779</text:p>
          </table:table-cell>
          <table:table-cell office:value-type="float" office:value="24.444" calcext:value-type="float">
            <text:p>24.444</text:p>
          </table:table-cell>
          <table:table-cell office:value-type="float" office:value="123.784" calcext:value-type="float">
            <text:p>123.78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2007/08/20 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水道</text:p>
          </table:table-cell>
          <table:table-cell office:value-type="string" calcext:value-type="string">
            <text:p>インダビシ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5:16</text:p>
          </table:table-cell>
          <table:table-cell office:value-type="float" office:value="24.43" calcext:value-type="float">
            <text:p>24.43</text:p>
          </table:table-cell>
          <table:table-cell office:value-type="float" office:value="123.849" calcext:value-type="float">
            <text:p>123.849</text:p>
          </table:table-cell>
          <table:table-cell office:value-type="float" office:value="24.434" calcext:value-type="float">
            <text:p>24.434</text:p>
          </table:table-cell>
          <table:table-cell office:value-type="float" office:value="123.846" calcext:value-type="float">
            <text:p>123.84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2007/08/20 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水道</text:p>
          </table:table-cell>
          <table:table-cell office:value-type="string" calcext:value-type="string">
            <text:p>インダビシ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50</text:p>
          </table:table-cell>
          <table:table-cell office:value-type="float" office:value="24.418" calcext:value-type="float">
            <text:p>24.418</text:p>
          </table:table-cell>
          <table:table-cell office:value-type="float" office:value="123.856" calcext:value-type="float">
            <text:p>123.856</text:p>
          </table:table-cell>
          <table:table-cell office:value-type="float" office:value="24.423" calcext:value-type="float">
            <text:p>24.423</text:p>
          </table:table-cell>
          <table:table-cell office:value-type="float" office:value="123.858" calcext:value-type="float">
            <text:p>123.85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2006/05/05 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0:31</text:p>
          </table:table-cell>
          <table:table-cell office:value-type="string" calcext:value-type="string">
            <text:p>11:21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81" calcext:value-type="float">
            <text:p>24.481</text:p>
          </table:table-cell>
          <table:table-cell office:value-type="float" office:value="123.802" calcext:value-type="float">
            <text:p>123.80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2006/05/05 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2:05</text:p>
          </table:table-cell>
          <table:table-cell office:value-type="string" calcext:value-type="string">
            <text:p>12:49</text:p>
          </table:table-cell>
          <table:table-cell office:value-type="float" office:value="24.48" calcext:value-type="float">
            <text:p>24.48</text:p>
          </table:table-cell>
          <table:table-cell office:value-type="float" office:value="123.825" calcext:value-type="float">
            <text:p>123.825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25" calcext:value-type="float">
            <text:p>123.82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2006/05/05 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南西</text:p>
          </table:table-cell>
          <table:table-cell/>
          <table:table-cell office:value-type="string" calcext:value-type="string">
            <text:p>14:30</text:p>
          </table:table-cell>
          <table:table-cell office:value-type="string" calcext:value-type="string">
            <text:p>15:19</text:p>
          </table:table-cell>
          <table:table-cell office:value-type="float" office:value="24.47" calcext:value-type="float">
            <text:p>24.47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76" calcext:value-type="float">
            <text:p>24.476</text:p>
          </table:table-cell>
          <table:table-cell office:value-type="float" office:value="123.801" calcext:value-type="float">
            <text:p>123.80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string" calcext:value-type="string">
            <text:p>2003/12/31 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南</text:p>
          </table:table-cell>
          <table:table-cell/>
          <table:table-cell office:value-type="string" calcext:value-type="string">
            <text:p>10:50</text:p>
          </table:table-cell>
          <table:table-cell office:value-type="string" calcext:value-type="string">
            <text:p>11:33</text:p>
          </table:table-cell>
          <table:table-cell table:number-columns-repeated="4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string" calcext:value-type="string">
            <text:p>2003/12/31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</text:p>
          </table:table-cell>
          <table:table-cell/>
          <table:table-cell office:value-type="string" calcext:value-type="string">
            <text:p>13:14</text:p>
          </table:table-cell>
          <table:table-cell office:value-type="string" calcext:value-type="string">
            <text:p>14:09</text:p>
          </table:table-cell>
          <table:table-cell office:value-type="float" office:value="24.361" calcext:value-type="float">
            <text:p>24.361</text:p>
          </table:table-cell>
          <table:table-cell office:value-type="float" office:value="123.959" calcext:value-type="float">
            <text:p>123.959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string" calcext:value-type="string">
            <text:p>2003/12/31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</text:p>
          </table:table-cell>
          <table:table-cell/>
          <table:table-cell office:value-type="string" calcext:value-type="string">
            <text:p>15:20</text:p>
          </table:table-cell>
          <table:table-cell office:value-type="string" calcext:value-type="string">
            <text:p>16:09</text:p>
          </table:table-cell>
          <table:table-cell office:value-type="float" office:value="24.24" calcext:value-type="float">
            <text:p>24.24</text:p>
          </table:table-cell>
          <table:table-cell office:value-type="float" office:value="123.988" calcext:value-type="float">
            <text:p>123.988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string" calcext:value-type="string">
            <text:p>2010/09/16 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09:44</text:p>
          </table:table-cell>
          <table:table-cell office:value-type="string" calcext:value-type="string">
            <text:p>10:25</text:p>
          </table:table-cell>
          <table:table-cell table:number-columns-repeated="4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string" calcext:value-type="string">
            <text:p>2010/09/16 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1:56</text:p>
          </table:table-cell>
          <table:table-cell table:number-columns-repeated="4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string" calcext:value-type="string">
            <text:p>2010/09/16 </text:p>
          </table:table-cell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09/05/03 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西</text:p>
          </table:table-cell>
          <table:table-cell/>
          <table:table-cell office:value-type="string" calcext:value-type="string">
            <text:p>10:15</text:p>
          </table:table-cell>
          <table:table-cell office:value-type="string" calcext:value-type="string">
            <text:p>11:15</text:p>
          </table:table-cell>
          <table:table-cell office:value-type="float" office:value="24.051" calcext:value-type="float">
            <text:p>24.051</text:p>
          </table:table-cell>
          <table:table-cell office:value-type="float" office:value="123.739" calcext:value-type="float">
            <text:p>123.739</text:p>
          </table:table-cell>
          <table:table-cell office:value-type="float" office:value="24.057" calcext:value-type="float">
            <text:p>24.057</text:p>
          </table:table-cell>
          <table:table-cell office:value-type="float" office:value="123.723" calcext:value-type="float">
            <text:p>123.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09/05/03 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1:56</text:p>
          </table:table-cell>
          <table:table-cell office:value-type="string" calcext:value-type="string">
            <text:p>12:45</text:p>
          </table:table-cell>
          <table:table-cell office:value-type="float" office:value="24.046" calcext:value-type="float">
            <text:p>24.046</text:p>
          </table:table-cell>
          <table:table-cell office:value-type="float" office:value="123.758" calcext:value-type="float">
            <text:p>123.758</text:p>
          </table:table-cell>
          <table:table-cell office:value-type="float" office:value="24.046" calcext:value-type="float">
            <text:p>24.046</text:p>
          </table:table-cell>
          <table:table-cell office:value-type="float" office:value="123.75" calcext:value-type="float">
            <text:p>123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09/05/03 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4:19</text:p>
          </table:table-cell>
          <table:table-cell office:value-type="string" calcext:value-type="string">
            <text:p>15:16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89" calcext:value-type="float">
            <text:p>123.789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3.779" calcext:value-type="float">
            <text:p>123.77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2006/05/06 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北西</text:p>
          </table:table-cell>
          <table:table-cell/>
          <table:table-cell office:value-type="string" calcext:value-type="string">
            <text:p>10:07</text:p>
          </table:table-cell>
          <table:table-cell office:value-type="string" calcext:value-type="string">
            <text:p>10:43</text:p>
          </table:table-cell>
          <table:table-cell office:value-type="float" office:value="24.371" calcext:value-type="float">
            <text:p>24.371</text:p>
          </table:table-cell>
          <table:table-cell office:value-type="float" office:value="123.951" calcext:value-type="float">
            <text:p>123.951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4" calcext:value-type="float">
            <text:p>123.95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2006/05/06 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北東</text:p>
          </table:table-cell>
          <table:table-cell/>
          <table:table-cell office:value-type="string" calcext:value-type="string">
            <text:p>11:40</text:p>
          </table:table-cell>
          <table:table-cell office:value-type="string" calcext:value-type="string">
            <text:p>12:24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57" calcext:value-type="float">
            <text:p>123.957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2006/05/06 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ナラ水道北西</text:p>
          </table:table-cell>
          <table:table-cell/>
          <table:table-cell office:value-type="string" calcext:value-type="string">
            <text:p>14:27</text:p>
          </table:table-cell>
          <table:table-cell office:value-type="string" calcext:value-type="string">
            <text:p>15:15</text:p>
          </table:table-cell>
          <table:table-cell office:value-type="float" office:value="24.373" calcext:value-type="float">
            <text:p>24.373</text:p>
          </table:table-cell>
          <table:table-cell office:value-type="float" office:value="123.949" calcext:value-type="float">
            <text:p>123.949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2004/01/01 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白保崎</text:p>
          </table:table-cell>
          <table:table-cell/>
          <table:table-cell office:value-type="string" calcext:value-type="string">
            <text:p>11:53</text:p>
          </table:table-cell>
          <table:table-cell office:value-type="string" calcext:value-type="string">
            <text:p>12:33</text:p>
          </table:table-cell>
          <table:table-cell office:value-type="float" office:value="24.335" calcext:value-type="float">
            <text:p>24.335</text:p>
          </table:table-cell>
          <table:table-cell office:value-type="float" office:value="124.233" calcext:value-type="float">
            <text:p>124.233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2004/01/01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宮良湾</text:p>
          </table:table-cell>
          <table:table-cell/>
          <table:table-cell office:value-type="string" calcext:value-type="string">
            <text:p>14:34</text:p>
          </table:table-cell>
          <table:table-cell office:value-type="string" calcext:value-type="string">
            <text:p>15:25</text:p>
          </table:table-cell>
          <table:table-cell office:value-type="float" office:value="24.345" calcext:value-type="float">
            <text:p>24.345</text:p>
          </table:table-cell>
          <table:table-cell office:value-type="float" office:value="124.233" calcext:value-type="float">
            <text:p>124.233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2004/01/01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大浜東</text:p>
          </table:table-cell>
          <table:table-cell/>
          <table:table-cell office:value-type="string" calcext:value-type="string">
            <text:p>16:17</text:p>
          </table:table-cell>
          <table:table-cell office:value-type="string" calcext:value-type="string">
            <text:p>17:08</text:p>
          </table:table-cell>
          <table:table-cell office:value-type="float" office:value="24.326" calcext:value-type="float">
            <text:p>24.326</text:p>
          </table:table-cell>
          <table:table-cell office:value-type="float" office:value="124.191" calcext:value-type="float">
            <text:p>124.19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09/05/04 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東</text:p>
          </table:table-cell>
          <table:table-cell/>
          <table:table-cell office:value-type="string" calcext:value-type="string">
            <text:p>09:41</text:p>
          </table:table-cell>
          <table:table-cell office:value-type="string" calcext:value-type="string">
            <text:p>10:33</text:p>
          </table:table-cell>
          <table:table-cell office:value-type="float" office:value="24.348" calcext:value-type="float">
            <text:p>24.348</text:p>
          </table:table-cell>
          <table:table-cell office:value-type="float" office:value="123.952" calcext:value-type="float">
            <text:p>123.952</text:p>
          </table:table-cell>
          <table:table-cell office:value-type="float" office:value="24.332" calcext:value-type="float">
            <text:p>24.332</text:p>
          </table:table-cell>
          <table:table-cell office:value-type="float" office:value="123.947" calcext:value-type="float">
            <text:p>123.9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09/05/04 </text:p>
          </table:table-cell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西</text:p>
          </table:table-cell>
          <table:table-cell/>
          <table:table-cell office:value-type="string" calcext:value-type="string">
            <text:p>11:21</text:p>
          </table:table-cell>
          <table:table-cell office:value-type="string" calcext:value-type="string">
            <text:p>12:11</text:p>
          </table:table-cell>
          <table:table-cell office:value-type="float" office:value="24.362" calcext:value-type="float">
            <text:p>24.362</text:p>
          </table:table-cell>
          <table:table-cell office:value-type="float" office:value="123.95" calcext:value-type="float">
            <text:p>123.95</text:p>
          </table:table-cell>
          <table:table-cell office:value-type="float" office:value="24.351" calcext:value-type="float">
            <text:p>24.351</text:p>
          </table:table-cell>
          <table:table-cell office:value-type="float" office:value="123.947" calcext:value-type="float">
            <text:p>123.9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09/05/04 </text:p>
          </table:table-cell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58</text:p>
          </table:table-cell>
          <table:table-cell office:value-type="float" office:value="24.215" calcext:value-type="float">
            <text:p>24.215</text:p>
          </table:table-cell>
          <table:table-cell office:value-type="float" office:value="124.024" calcext:value-type="float">
            <text:p>124.024</text:p>
          </table:table-cell>
          <table:table-cell office:value-type="float" office:value="24.209" calcext:value-type="float">
            <text:p>24.209</text:p>
          </table:table-cell>
          <table:table-cell office:value-type="float" office:value="124.013" calcext:value-type="float">
            <text:p>124.01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2006/05/07 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1:44</text:p>
          </table:table-cell>
          <table:table-cell office:value-type="float" office:value="24.567" calcext:value-type="float">
            <text:p>24.567</text:p>
          </table:table-cell>
          <table:table-cell office:value-type="float" office:value="124.353" calcext:value-type="float">
            <text:p>124.353</text:p>
          </table:table-cell>
          <table:table-cell office:value-type="float" office:value="24.568" calcext:value-type="float">
            <text:p>24.568</text:p>
          </table:table-cell>
          <table:table-cell office:value-type="float" office:value="124.353" calcext:value-type="float">
            <text:p>124.35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2006/05/07 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54</text:p>
          </table:table-cell>
          <table:table-cell office:value-type="float" office:value="24.567" calcext:value-type="float">
            <text:p>24.567</text:p>
          </table:table-cell>
          <table:table-cell office:value-type="float" office:value="124.348" calcext:value-type="float">
            <text:p>124.348</text:p>
          </table:table-cell>
          <table:table-cell office:value-type="float" office:value="24.566" calcext:value-type="float">
            <text:p>24.566</text:p>
          </table:table-cell>
          <table:table-cell office:value-type="float" office:value="124.348" calcext:value-type="float">
            <text:p>124.34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2006/05/07 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58</text:p>
          </table:table-cell>
          <table:table-cell office:value-type="float" office:value="24.567" calcext:value-type="float">
            <text:p>24.567</text:p>
          </table:table-cell>
          <table:table-cell office:value-type="float" office:value="124.348" calcext:value-type="float">
            <text:p>124.348</text:p>
          </table:table-cell>
          <table:table-cell office:value-type="float" office:value="24.566" calcext:value-type="float">
            <text:p>24.566</text:p>
          </table:table-cell>
          <table:table-cell office:value-type="float" office:value="124.348" calcext:value-type="float">
            <text:p>124.34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2009/07/02 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西崎北</text:p>
          </table:table-cell>
          <table:table-cell/>
          <table:table-cell office:value-type="string" calcext:value-type="string">
            <text:p>10:30</text:p>
          </table:table-cell>
          <table:table-cell office:value-type="string" calcext:value-type="string">
            <text:p>11:21</text:p>
          </table:table-cell>
          <table:table-cell office:value-type="float" office:value="24.444" calcext:value-type="float">
            <text:p>24.444</text:p>
          </table:table-cell>
          <table:table-cell office:value-type="float" office:value="123.787" calcext:value-type="float">
            <text:p>123.787</text:p>
          </table:table-cell>
          <table:table-cell office:value-type="float" office:value="24.442" calcext:value-type="float">
            <text:p>24.442</text:p>
          </table:table-cell>
          <table:table-cell office:value-type="float" office:value="123.78" calcext:value-type="float">
            <text:p>123.7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2009/07/02 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西崎東</text:p>
          </table:table-cell>
          <table:table-cell/>
          <table:table-cell office:value-type="string" calcext:value-type="string">
            <text:p>11:50</text:p>
          </table:table-cell>
          <table:table-cell office:value-type="string" calcext:value-type="string">
            <text:p>12:47</text:p>
          </table:table-cell>
          <table:table-cell office:value-type="float" office:value="24.438" calcext:value-type="float">
            <text:p>24.438</text:p>
          </table:table-cell>
          <table:table-cell office:value-type="float" office:value="123.788" calcext:value-type="float">
            <text:p>123.788</text:p>
          </table:table-cell>
          <table:table-cell office:value-type="float" office:value="24.445" calcext:value-type="float">
            <text:p>24.445</text:p>
          </table:table-cell>
          <table:table-cell office:value-type="float" office:value="123.786" calcext:value-type="float">
            <text:p>123.78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2009/07/02 </text:p>
          </table:table-cell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5:10</text:p>
          </table:table-cell>
          <table:table-cell office:value-type="string" calcext:value-type="string">
            <text:p>16:09</text:p>
          </table:table-cell>
          <table:table-cell office:value-type="float" office:value="24.48" calcext:value-type="float">
            <text:p>24.48</text:p>
          </table:table-cell>
          <table:table-cell office:value-type="float" office:value="123.822" calcext:value-type="float">
            <text:p>123.822</text:p>
          </table:table-cell>
          <table:table-cell office:value-type="float" office:value="24.481" calcext:value-type="float">
            <text:p>24.481</text:p>
          </table:table-cell>
          <table:table-cell office:value-type="float" office:value="123.822" calcext:value-type="float">
            <text:p>123.82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string" calcext:value-type="string">
            <text:p>2007/04/27 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北西</text:p>
          </table:table-cell>
          <table:table-cell/>
          <table:table-cell office:value-type="string" calcext:value-type="string">
            <text:p>10:13</text:p>
          </table:table-cell>
          <table:table-cell office:value-type="string" calcext:value-type="string">
            <text:p>10:45</text:p>
          </table:table-cell>
          <table:table-cell office:value-type="float" office:value="24.373" calcext:value-type="float">
            <text:p>24.373</text:p>
          </table:table-cell>
          <table:table-cell office:value-type="float" office:value="123.95" calcext:value-type="float">
            <text:p>123.95</text:p>
          </table:table-cell>
          <table:table-cell office:value-type="float" office:value="24.37" calcext:value-type="float">
            <text:p>24.37</text:p>
          </table:table-cell>
          <table:table-cell office:value-type="float" office:value="123.954" calcext:value-type="float">
            <text:p>123.95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string" calcext:value-type="string">
            <text:p>2007/04/27 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北西</text:p>
          </table:table-cell>
          <table:table-cell/>
          <table:table-cell office:value-type="string" calcext:value-type="string">
            <text:p>11:28</text:p>
          </table:table-cell>
          <table:table-cell office:value-type="string" calcext:value-type="string">
            <text:p>12:08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1" calcext:value-type="float">
            <text:p>123.951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53" calcext:value-type="float">
            <text:p>123.95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string" calcext:value-type="string">
            <text:p>2007/04/27 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野原崎北</text:p>
          </table:table-cell>
          <table:table-cell/>
          <table:table-cell office:value-type="string" calcext:value-type="string">
            <text:p>14:47</text:p>
          </table:table-cell>
          <table:table-cell office:value-type="string" calcext:value-type="string">
            <text:p>15:27</text:p>
          </table:table-cell>
          <table:table-cell office:value-type="float" office:value="24.384" calcext:value-type="float">
            <text:p>24.384</text:p>
          </table:table-cell>
          <table:table-cell office:value-type="float" office:value="123.937" calcext:value-type="float">
            <text:p>123.937</text:p>
          </table:table-cell>
          <table:table-cell office:value-type="float" office:value="24.383" calcext:value-type="float">
            <text:p>24.383</text:p>
          </table:table-cell>
          <table:table-cell office:value-type="float" office:value="123.939" calcext:value-type="float">
            <text:p>123.93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string" calcext:value-type="string">
            <text:p>2004/01/02 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西浜</text:p>
          </table:table-cell>
          <table:table-cell/>
          <table:table-cell office:value-type="string" calcext:value-type="string">
            <text:p>11:36</text:p>
          </table:table-cell>
          <table:table-cell office:value-type="string" calcext:value-type="string">
            <text:p>12:25</text:p>
          </table:table-cell>
          <table:table-cell office:value-type="float" office:value="24.105" calcext:value-type="float">
            <text:p>24.105</text:p>
          </table:table-cell>
          <table:table-cell office:value-type="float" office:value="123.81" calcext:value-type="float">
            <text:p>123.81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string" calcext:value-type="string">
            <text:p>2004/01/02 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テイ浜</text:p>
          </table:table-cell>
          <table:table-cell/>
          <table:table-cell office:value-type="string" calcext:value-type="string">
            <text:p>14:12</text:p>
          </table:table-cell>
          <table:table-cell office:value-type="string" calcext:value-type="string">
            <text:p>14:56</text:p>
          </table:table-cell>
          <table:table-cell office:value-type="float" office:value="24.041" calcext:value-type="float">
            <text:p>24.041</text:p>
          </table:table-cell>
          <table:table-cell office:value-type="float" office:value="123.755" calcext:value-type="float">
            <text:p>123.755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string" calcext:value-type="string">
            <text:p>2004/01/02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テイ浜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9/05/05 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南</text:p>
          </table:table-cell>
          <table:table-cell office:value-type="string" calcext:value-type="string">
            <text:p>ナカバマー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9/05/05 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南</text:p>
          </table:table-cell>
          <table:table-cell office:value-type="string" calcext:value-type="string">
            <text:p>ハイミ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2:5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9/05/05 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下地島南</text:p>
          </table:table-cell>
          <table:table-cell/>
          <table:table-cell office:value-type="string" calcext:value-type="string">
            <text:p>15:12</text:p>
          </table:table-cell>
          <table:table-cell office:value-type="string" calcext:value-type="string">
            <text:p>16:03</text:p>
          </table:table-cell>
          <table:table-cell table:number-columns-repeated="4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2009/07/03 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04</text:p>
          </table:table-cell>
          <table:table-cell office:value-type="float" office:value="24.557" calcext:value-type="float">
            <text:p>24.557</text:p>
          </table:table-cell>
          <table:table-cell office:value-type="float" office:value="124.334" calcext:value-type="float">
            <text:p>124.334</text:p>
          </table:table-cell>
          <table:table-cell office:value-type="float" office:value="24.558" calcext:value-type="float">
            <text:p>24.558</text:p>
          </table:table-cell>
          <table:table-cell office:value-type="float" office:value="124.335" calcext:value-type="float">
            <text:p>124.33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2009/07/03 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33</text:p>
          </table:table-cell>
          <table:table-cell office:value-type="float" office:value="24.563" calcext:value-type="float">
            <text:p>24.563</text:p>
          </table:table-cell>
          <table:table-cell office:value-type="float" office:value="124.35" calcext:value-type="float">
            <text:p>124.35</text:p>
          </table:table-cell>
          <table:table-cell office:value-type="float" office:value="24.572" calcext:value-type="float">
            <text:p>24.572</text:p>
          </table:table-cell>
          <table:table-cell office:value-type="float" office:value="124.352" calcext:value-type="float">
            <text:p>124.35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2009/07/03 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トムル崎</text:p>
          </table:table-cell>
          <table:table-cell office:value-type="string" calcext:value-type="string">
            <text:p>ニシグルチ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6:05</text:p>
          </table:table-cell>
          <table:table-cell office:value-type="float" office:value="24.518" calcext:value-type="float">
            <text:p>24.518</text:p>
          </table:table-cell>
          <table:table-cell office:value-type="float" office:value="124.312" calcext:value-type="float">
            <text:p>124.312</text:p>
          </table:table-cell>
          <table:table-cell office:value-type="float" office:value="24.524" calcext:value-type="float">
            <text:p>24.524</text:p>
          </table:table-cell>
          <table:table-cell office:value-type="float" office:value="124.315" calcext:value-type="float">
            <text:p>124.31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2007/04/28 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0:34</text:p>
          </table:table-cell>
          <table:table-cell office:value-type="string" calcext:value-type="string">
            <text:p>11:20</text:p>
          </table:table-cell>
          <table:table-cell office:value-type="float" office:value="24.219" calcext:value-type="float">
            <text:p>24.219</text:p>
          </table:table-cell>
          <table:table-cell office:value-type="float" office:value="123.998" calcext:value-type="float">
            <text:p>123.998</text:p>
          </table:table-cell>
          <table:table-cell office:value-type="float" office:value="24.215" calcext:value-type="float">
            <text:p>24.2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2007/04/28 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</text:p>
          </table:table-cell>
          <table:table-cell/>
          <table:table-cell office:value-type="string" calcext:value-type="string">
            <text:p>11:59</text:p>
          </table:table-cell>
          <table:table-cell office:value-type="string" calcext:value-type="string">
            <text:p>12:45</text:p>
          </table:table-cell>
          <table:table-cell office:value-type="float" office:value="24.21" calcext:value-type="float">
            <text:p>24.21</text:p>
          </table:table-cell>
          <table:table-cell office:value-type="float" office:value="124.012" calcext:value-type="float">
            <text:p>124.012</text:p>
          </table:table-cell>
          <table:table-cell office:value-type="float" office:value="24.208" calcext:value-type="float">
            <text:p>24.208</text:p>
          </table:table-cell>
          <table:table-cell office:value-type="float" office:value="124.012" calcext:value-type="float">
            <text:p>124.012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2007/04/28 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36</text:p>
          </table:table-cell>
          <table:table-cell office:value-type="float" office:value="24.245" calcext:value-type="float">
            <text:p>24.245</text:p>
          </table:table-cell>
          <table:table-cell office:value-type="float" office:value="124.104" calcext:value-type="float">
            <text:p>124.104</text:p>
          </table:table-cell>
          <table:table-cell office:value-type="float" office:value="24.245" calcext:value-type="float">
            <text:p>24.245</text:p>
          </table:table-cell>
          <table:table-cell office:value-type="float" office:value="124.099" calcext:value-type="float">
            <text:p>124.0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05/08/16 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1:38</text:p>
          </table:table-cell>
          <table:table-cell office:value-type="string" calcext:value-type="string">
            <text:p>12:34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92" calcext:value-type="float">
            <text:p>123.79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05/08/16 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天文台</text:p>
          </table:table-cell>
          <table:table-cell/>
          <table:table-cell office:value-type="string" calcext:value-type="string">
            <text:p>14:02</text:p>
          </table:table-cell>
          <table:table-cell office:value-type="string" calcext:value-type="string">
            <text:p>14:5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05/08/16 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東</text:p>
          </table:table-cell>
          <table:table-cell/>
          <table:table-cell office:value-type="string" calcext:value-type="string">
            <text:p>15:46</text:p>
          </table:table-cell>
          <table:table-cell office:value-type="string" calcext:value-type="string">
            <text:p>16:33</text:p>
          </table:table-cell>
          <table:table-cell table:number-columns-repeated="4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2009/07/04 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1:41</text:p>
          </table:table-cell>
          <table:table-cell office:value-type="string" calcext:value-type="string">
            <text:p>12:36</text:p>
          </table:table-cell>
          <table:table-cell office:value-type="float" office:value="24.464" calcext:value-type="float">
            <text:p>24.464</text:p>
          </table:table-cell>
          <table:table-cell office:value-type="float" office:value="123.841" calcext:value-type="float">
            <text:p>123.841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2009/07/04 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4:21</text:p>
          </table:table-cell>
          <table:table-cell office:value-type="string" calcext:value-type="string">
            <text:p>15:14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string" calcext:value-type="string">
            <text:p>2004/05/01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北東</text:p>
          </table:table-cell>
          <table:table-cell/>
          <table:table-cell office:value-type="string" calcext:value-type="string">
            <text:p>11:07</text:p>
          </table:table-cell>
          <table:table-cell office:value-type="string" calcext:value-type="string">
            <text:p>11:50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3" calcext:value-type="float">
            <text:p>123.953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string" calcext:value-type="string">
            <text:p>2004/05/01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北東</text:p>
          </table:table-cell>
          <table:table-cell/>
          <table:table-cell office:value-type="string" calcext:value-type="string">
            <text:p>13:08</text:p>
          </table:table-cell>
          <table:table-cell office:value-type="string" calcext:value-type="string">
            <text:p>13:53</text:p>
          </table:table-cell>
          <table:table-cell office:value-type="float" office:value="24.405" calcext:value-type="float">
            <text:p>24.405</text:p>
          </table:table-cell>
          <table:table-cell office:value-type="float" office:value="123.951" calcext:value-type="float">
            <text:p>123.951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string" calcext:value-type="string">
            <text:p>2007/04/29 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0:38</text:p>
          </table:table-cell>
          <table:table-cell office:value-type="string" calcext:value-type="string">
            <text:p>11:36</text:p>
          </table:table-cell>
          <table:table-cell office:value-type="float" office:value="24.472" calcext:value-type="float">
            <text:p>24.472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81" calcext:value-type="float">
            <text:p>24.481</text:p>
          </table:table-cell>
          <table:table-cell office:value-type="float" office:value="123.803" calcext:value-type="float">
            <text:p>123.80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string" calcext:value-type="string">
            <text:p>2007/04/29 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</text:p>
          </table:table-cell>
          <table:table-cell/>
          <table:table-cell office:value-type="string" calcext:value-type="string">
            <text:p>13:43</text:p>
          </table:table-cell>
          <table:table-cell office:value-type="string" calcext:value-type="string">
            <text:p>14:41</text:p>
          </table:table-cell>
          <table:table-cell office:value-type="float" office:value="24.341" calcext:value-type="float">
            <text:p>24.341</text:p>
          </table:table-cell>
          <table:table-cell office:value-type="float" office:value="123.949" calcext:value-type="float">
            <text:p>123.949</text:p>
          </table:table-cell>
          <table:table-cell office:value-type="float" office:value="24.348" calcext:value-type="float">
            <text:p>24.348</text:p>
          </table:table-cell>
          <table:table-cell office:value-type="float" office:value="123.952" calcext:value-type="float">
            <text:p>123.95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string" calcext:value-type="string">
            <text:p>2007/04/29 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浜島北西</text:p>
          </table:table-cell>
          <table:table-cell/>
          <table:table-cell office:value-type="string" calcext:value-type="string">
            <text:p>15:09</text:p>
          </table:table-cell>
          <table:table-cell office:value-type="string" calcext:value-type="string">
            <text:p>16:02</text:p>
          </table:table-cell>
          <table:table-cell office:value-type="float" office:value="24.365" calcext:value-type="float">
            <text:p>24.365</text:p>
          </table:table-cell>
          <table:table-cell office:value-type="float" office:value="123.957" calcext:value-type="float">
            <text:p>123.957</text:p>
          </table:table-cell>
          <table:table-cell office:value-type="float" office:value="24.37" calcext:value-type="float">
            <text:p>24.37</text:p>
          </table:table-cell>
          <table:table-cell office:value-type="float" office:value="123.961" calcext:value-type="float">
            <text:p>123.961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2010/09/20 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2:06</text:p>
          </table:table-cell>
          <table:table-cell office:value-type="string" calcext:value-type="string">
            <text:p>12:56</text:p>
          </table:table-cell>
          <table:table-cell office:value-type="float" office:value="24.469" calcext:value-type="float">
            <text:p>24.469</text:p>
          </table:table-cell>
          <table:table-cell office:value-type="float" office:value="123.801" calcext:value-type="float">
            <text:p>123.801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3.802" calcext:value-type="float">
            <text:p>123.80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2010/09/20 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4:53</text:p>
          </table:table-cell>
          <table:table-cell office:value-type="string" calcext:value-type="string">
            <text:p>15:40</text:p>
          </table:table-cell>
          <table:table-cell office:value-type="float" office:value="24.482" calcext:value-type="float">
            <text:p>24.482</text:p>
          </table:table-cell>
          <table:table-cell office:value-type="float" office:value="123.814" calcext:value-type="float">
            <text:p>123.814</text:p>
          </table:table-cell>
          <table:table-cell office:value-type="float" office:value="24.481" calcext:value-type="float">
            <text:p>24.481</text:p>
          </table:table-cell>
          <table:table-cell office:value-type="float" office:value="123.826" calcext:value-type="float">
            <text:p>123.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05/08/17 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</text:p>
          </table:table-cell>
          <table:table-cell/>
          <table:table-cell office:value-type="string" calcext:value-type="string">
            <text:p>10:57</text:p>
          </table:table-cell>
          <table:table-cell office:value-type="string" calcext:value-type="string">
            <text:p>11:18</text:p>
          </table:table-cell>
          <table:table-cell office:value-type="float" office:value="24.356" calcext:value-type="float">
            <text:p>24.356</text:p>
          </table:table-cell>
          <table:table-cell office:value-type="float" office:value="123.953" calcext:value-type="float">
            <text:p>123.9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05/08/17 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</text:p>
          </table:table-cell>
          <table:table-cell/>
          <table:table-cell office:value-type="string" calcext:value-type="string">
            <text:p>14:05</text:p>
          </table:table-cell>
          <table:table-cell office:value-type="string" calcext:value-type="string">
            <text:p>14:5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05/08/17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ナラ水道</text:p>
          </table:table-cell>
          <table:table-cell/>
          <table:table-cell office:value-type="string" calcext:value-type="string">
            <text:p>15:50</text:p>
          </table:table-cell>
          <table:table-cell office:value-type="string" calcext:value-type="string">
            <text:p>16:28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66" calcext:value-type="float">
            <text:p>123.966</text:p>
          </table:table-cell>
          <table:table-cell office:value-type="float" office:value="24.371" calcext:value-type="float">
            <text:p>24.371</text:p>
          </table:table-cell>
          <table:table-cell office:value-type="float" office:value="123.968" calcext:value-type="float">
            <text:p>123.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07/06/24 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網取湾</text:p>
          </table:table-cell>
          <table:table-cell/>
          <table:table-cell office:value-type="string" calcext:value-type="string">
            <text:p>09:50</text:p>
          </table:table-cell>
          <table:table-cell office:value-type="string" calcext:value-type="string">
            <text:p>10:32</text:p>
          </table:table-cell>
          <table:table-cell office:value-type="float" office:value="24.35" calcext:value-type="float">
            <text:p>24.35</text:p>
          </table:table-cell>
          <table:table-cell office:value-type="float" office:value="123.681" calcext:value-type="float">
            <text:p>123.681</text:p>
          </table:table-cell>
          <table:table-cell office:value-type="float" office:value="24.347" calcext:value-type="float">
            <text:p>24.347</text:p>
          </table:table-cell>
          <table:table-cell office:value-type="float" office:value="123.678" calcext:value-type="float">
            <text:p>123.6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07/06/24 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網取湾</text:p>
          </table:table-cell>
          <table:table-cell/>
          <table:table-cell office:value-type="string" calcext:value-type="string">
            <text:p>12:26</text:p>
          </table:table-cell>
          <table:table-cell office:value-type="string" calcext:value-type="string">
            <text:p>13:16</text:p>
          </table:table-cell>
          <table:table-cell office:value-type="float" office:value="24.341" calcext:value-type="float">
            <text:p>24.341</text:p>
          </table:table-cell>
          <table:table-cell office:value-type="float" office:value="123.679" calcext:value-type="float">
            <text:p>123.679</text:p>
          </table:table-cell>
          <table:table-cell office:value-type="float" office:value="24.344" calcext:value-type="float">
            <text:p>24.344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07/06/24 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宇奈利崎</text:p>
          </table:table-cell>
          <table:table-cell/>
          <table:table-cell office:value-type="string" calcext:value-type="string">
            <text:p>14:53</text:p>
          </table:table-cell>
          <table:table-cell office:value-type="string" calcext:value-type="string">
            <text:p>15:42</text:p>
          </table:table-cell>
          <table:table-cell office:value-type="float" office:value="24.428" calcext:value-type="float">
            <text:p>24.428</text:p>
          </table:table-cell>
          <table:table-cell office:value-type="float" office:value="123.762" calcext:value-type="float">
            <text:p>123.762</text:p>
          </table:table-cell>
          <table:table-cell office:value-type="float" office:value="24.434" calcext:value-type="float">
            <text:p>24.434</text:p>
          </table:table-cell>
          <table:table-cell office:value-type="float" office:value="123.761" calcext:value-type="float">
            <text:p>123.76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2009/07/05 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36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1" calcext:value-type="float">
            <text:p>123.951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4" calcext:value-type="float">
            <text:p>123.95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2009/07/05 </text:p>
          </table:table-cell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50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61" calcext:value-type="float">
            <text:p>123.961</text:p>
          </table:table-cell>
          <table:table-cell office:value-type="float" office:value="24.367" calcext:value-type="float">
            <text:p>24.367</text:p>
          </table:table-cell>
          <table:table-cell office:value-type="float" office:value="123.955" calcext:value-type="float">
            <text:p>123.95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2009/07/05 </text:p>
          </table:table-cell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50</text:p>
          </table:table-cell>
          <table:table-cell office:value-type="float" office:value="24.367" calcext:value-type="float">
            <text:p>24.367</text:p>
          </table:table-cell>
          <table:table-cell office:value-type="float" office:value="123.943" calcext:value-type="float">
            <text:p>123.943</text:p>
          </table:table-cell>
          <table:table-cell office:value-type="float" office:value="24.383" calcext:value-type="float">
            <text:p>24.383</text:p>
          </table:table-cell>
          <table:table-cell office:value-type="float" office:value="123.939" calcext:value-type="float">
            <text:p>123.939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2004/05/02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1:24</text:p>
          </table:table-cell>
          <table:table-cell office:value-type="string" calcext:value-type="string">
            <text:p>12:04</text:p>
          </table:table-cell>
          <table:table-cell office:value-type="float" office:value="24.473" calcext:value-type="float">
            <text:p>24.473</text:p>
          </table:table-cell>
          <table:table-cell office:value-type="float" office:value="123.836" calcext:value-type="float">
            <text:p>123.836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2004/05/02 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西北</text:p>
          </table:table-cell>
          <table:table-cell/>
          <table:table-cell office:value-type="string" calcext:value-type="string">
            <text:p>13:36</text:p>
          </table:table-cell>
          <table:table-cell office:value-type="string" calcext:value-type="string">
            <text:p>14:25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27" calcext:value-type="float">
            <text:p>123.827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2004/05/02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5:18</text:p>
          </table:table-cell>
          <table:table-cell office:value-type="string" calcext:value-type="string">
            <text:p>16:00</text:p>
          </table:table-cell>
          <table:table-cell office:value-type="float" office:value="24.473" calcext:value-type="float">
            <text:p>24.473</text:p>
          </table:table-cell>
          <table:table-cell office:value-type="float" office:value="123.802" calcext:value-type="float">
            <text:p>123.8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5/08/18 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0:54</text:p>
          </table:table-cell>
          <table:table-cell office:value-type="string" calcext:value-type="string">
            <text:p>11:54</text:p>
          </table:table-cell>
          <table:table-cell office:value-type="float" office:value="24.473" calcext:value-type="float">
            <text:p>24.473</text:p>
          </table:table-cell>
          <table:table-cell office:value-type="float" office:value="123.834" calcext:value-type="float">
            <text:p>123.83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5/08/18 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4:18</text:p>
          </table:table-cell>
          <table:table-cell office:value-type="string" calcext:value-type="string">
            <text:p>15:13</text:p>
          </table:table-cell>
          <table:table-cell office:value-type="float" office:value="24.473" calcext:value-type="float">
            <text:p>24.473</text:p>
          </table:table-cell>
          <table:table-cell office:value-type="float" office:value="123.834" calcext:value-type="float">
            <text:p>123.83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7/06/28 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北西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21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1" calcext:value-type="float">
            <text:p>123.951</text:p>
          </table:table-cell>
          <table:table-cell office:value-type="float" office:value="24.373" calcext:value-type="float">
            <text:p>24.373</text:p>
          </table:table-cell>
          <table:table-cell office:value-type="float" office:value="123.953" calcext:value-type="float">
            <text:p>123.9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7/06/28 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北東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7:06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63" calcext:value-type="float">
            <text:p>123.963</text:p>
          </table:table-cell>
          <table:table-cell office:value-type="float" office:value="24.37" calcext:value-type="float">
            <text:p>24.37</text:p>
          </table:table-cell>
          <table:table-cell office:value-type="float" office:value="123.958" calcext:value-type="float">
            <text:p>123.95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2004/05/03 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崎山湾</text:p>
          </table:table-cell>
          <table:table-cell/>
          <table:table-cell office:value-type="string" calcext:value-type="string">
            <text:p>11:22</text:p>
          </table:table-cell>
          <table:table-cell office:value-type="string" calcext:value-type="string">
            <text:p>12:06</text:p>
          </table:table-cell>
          <table:table-cell office:value-type="float" office:value="24.315" calcext:value-type="float">
            <text:p>24.315</text:p>
          </table:table-cell>
          <table:table-cell office:value-type="float" office:value="123.666" calcext:value-type="float">
            <text:p>123.666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2004/05/03 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崎山湾</text:p>
          </table:table-cell>
          <table:table-cell/>
          <table:table-cell office:value-type="string" calcext:value-type="string">
            <text:p>13:40</text:p>
          </table:table-cell>
          <table:table-cell office:value-type="string" calcext:value-type="string">
            <text:p>14:28</text:p>
          </table:table-cell>
          <table:table-cell office:value-type="float" office:value="24.315" calcext:value-type="float">
            <text:p>24.315</text:p>
          </table:table-cell>
          <table:table-cell office:value-type="float" office:value="123.666" calcext:value-type="float">
            <text:p>123.666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2004/05/03 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外離島西</text:p>
          </table:table-cell>
          <table:table-cell/>
          <table:table-cell office:value-type="string" calcext:value-type="string">
            <text:p>15:31</text:p>
          </table:table-cell>
          <table:table-cell office:value-type="string" calcext:value-type="string">
            <text:p>16:21</text:p>
          </table:table-cell>
          <table:table-cell office:value-type="float" office:value="24.381" calcext:value-type="float">
            <text:p>24.381</text:p>
          </table:table-cell>
          <table:table-cell office:value-type="float" office:value="123.713" calcext:value-type="float">
            <text:p>123.713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2010/09/22 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0:30</text:p>
          </table:table-cell>
          <table:table-cell office:value-type="string" calcext:value-type="string">
            <text:p>11:26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55" calcext:value-type="float">
            <text:p>123.755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2010/09/22 </text:p>
          </table:table-cell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西</text:p>
          </table:table-cell>
          <table:table-cell/>
          <table:table-cell office:value-type="string" calcext:value-type="string">
            <text:p>11:55</text:p>
          </table:table-cell>
          <table:table-cell office:value-type="string" calcext:value-type="string">
            <text:p>12:38</text:p>
          </table:table-cell>
          <table:table-cell office:value-type="float" office:value="24.047" calcext:value-type="float">
            <text:p>24.047</text:p>
          </table:table-cell>
          <table:table-cell office:value-type="float" office:value="123.747" calcext:value-type="float">
            <text:p>123.747</text:p>
          </table:table-cell>
          <table:table-cell office:value-type="float" office:value="24.049" calcext:value-type="float">
            <text:p>24.049</text:p>
          </table:table-cell>
          <table:table-cell office:value-type="float" office:value="123.743" calcext:value-type="float">
            <text:p>123.74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2010/09/22 </text:p>
          </table:table-cell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4:37</text:p>
          </table:table-cell>
          <table:table-cell office:value-type="string" calcext:value-type="string">
            <text:p>15:34</text:p>
          </table:table-cell>
          <table:table-cell office:value-type="float" office:value="24.074" calcext:value-type="float">
            <text:p>24.074</text:p>
          </table:table-cell>
          <table:table-cell office:value-type="float" office:value="123.783" calcext:value-type="float">
            <text:p>123.783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91" calcext:value-type="float">
            <text:p>123.7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5/08/19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浦崎北</text:p>
          </table:table-cell>
          <table:table-cell office:value-type="string" calcext:value-type="string">
            <text:p>トゥガイ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5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5/08/19 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岩崎東</text:p>
          </table:table-cell>
          <table:table-cell office:value-type="string" calcext:value-type="string">
            <text:p>ヤッチャ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43</text:p>
          </table:table-cell>
          <table:table-cell office:value-type="float" office:value="24.588" calcext:value-type="float">
            <text:p>24.588</text:p>
          </table:table-cell>
          <table:table-cell office:value-type="float" office:value="124.356" calcext:value-type="float">
            <text:p>124.35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7/06/29 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0:45</text:p>
          </table:table-cell>
          <table:table-cell office:value-type="string" calcext:value-type="string">
            <text:p>11:32</text:p>
          </table:table-cell>
          <table:table-cell office:value-type="float" office:value="24.458" calcext:value-type="float">
            <text:p>24.458</text:p>
          </table:table-cell>
          <table:table-cell office:value-type="float" office:value="123.844" calcext:value-type="float">
            <text:p>123.844</text:p>
          </table:table-cell>
          <table:table-cell office:value-type="float" office:value="24.456" calcext:value-type="float">
            <text:p>24.456</text:p>
          </table:table-cell>
          <table:table-cell office:value-type="float" office:value="123.845" calcext:value-type="float">
            <text:p>123.8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7/06/29 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2:00</text:p>
          </table:table-cell>
          <table:table-cell office:value-type="string" calcext:value-type="string">
            <text:p>12:47</text:p>
          </table:table-cell>
          <table:table-cell office:value-type="float" office:value="24.475" calcext:value-type="float">
            <text:p>24.475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76" calcext:value-type="float">
            <text:p>24.476</text:p>
          </table:table-cell>
          <table:table-cell office:value-type="float" office:value="123.802" calcext:value-type="float">
            <text:p>123.8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7/06/29 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4:56</text:p>
          </table:table-cell>
          <table:table-cell office:value-type="string" calcext:value-type="string">
            <text:p>15:49</text:p>
          </table:table-cell>
          <table:table-cell office:value-type="float" office:value="24.48" calcext:value-type="float">
            <text:p>24.48</text:p>
          </table:table-cell>
          <table:table-cell office:value-type="float" office:value="123.823" calcext:value-type="float">
            <text:p>123.823</text:p>
          </table:table-cell>
          <table:table-cell office:value-type="float" office:value="24.482" calcext:value-type="float">
            <text:p>24.482</text:p>
          </table:table-cell>
          <table:table-cell office:value-type="float" office:value="123.82" calcext:value-type="float">
            <text:p>123.8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2004/05/04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北西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2:09</text:p>
          </table:table-cell>
          <table:table-cell office:value-type="float" office:value="24.384" calcext:value-type="float">
            <text:p>24.384</text:p>
          </table:table-cell>
          <table:table-cell office:value-type="float" office:value="123.938" calcext:value-type="float">
            <text:p>123.938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2004/05/04 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</text:p>
          </table:table-cell>
          <table:table-cell/>
          <table:table-cell office:value-type="string" calcext:value-type="string">
            <text:p>13:35</text:p>
          </table:table-cell>
          <table:table-cell office:value-type="string" calcext:value-type="string">
            <text:p>14:19</text:p>
          </table:table-cell>
          <table:table-cell office:value-type="float" office:value="24.361" calcext:value-type="float">
            <text:p>24.361</text:p>
          </table:table-cell>
          <table:table-cell office:value-type="float" office:value="123.951" calcext:value-type="float">
            <text:p>123.951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2004/05/04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ナラ水道北西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49</text:p>
          </table:table-cell>
          <table:table-cell office:value-type="float" office:value="24.373" calcext:value-type="float">
            <text:p>24.373</text:p>
          </table:table-cell>
          <table:table-cell office:value-type="float" office:value="123.948" calcext:value-type="float">
            <text:p>123.948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2007/05/02 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南</text:p>
          </table:table-cell>
          <table:table-cell/>
          <table:table-cell office:value-type="string" calcext:value-type="string">
            <text:p>10:36</text:p>
          </table:table-cell>
          <table:table-cell office:value-type="string" calcext:value-type="string">
            <text:p>11:21</text:p>
          </table:table-cell>
          <table:table-cell office:value-type="float" office:value="24.043" calcext:value-type="float">
            <text:p>24.043</text:p>
          </table:table-cell>
          <table:table-cell office:value-type="float" office:value="123.782" calcext:value-type="float">
            <text:p>123.782</text:p>
          </table:table-cell>
          <table:table-cell office:value-type="float" office:value="24.041" calcext:value-type="float">
            <text:p>24.041</text:p>
          </table:table-cell>
          <table:table-cell office:value-type="float" office:value="123.787" calcext:value-type="float">
            <text:p>123.78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2007/05/02 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1:59</text:p>
          </table:table-cell>
          <table:table-cell office:value-type="string" calcext:value-type="string">
            <text:p>12:57</text:p>
          </table:table-cell>
          <table:table-cell office:value-type="float" office:value="24.072" calcext:value-type="float">
            <text:p>24.072</text:p>
          </table:table-cell>
          <table:table-cell office:value-type="float" office:value="123.753" calcext:value-type="float">
            <text:p>123.753</text:p>
          </table:table-cell>
          <table:table-cell office:value-type="float" office:value="24.072" calcext:value-type="float">
            <text:p>24.072</text:p>
          </table:table-cell>
          <table:table-cell office:value-type="float" office:value="123.748" calcext:value-type="float">
            <text:p>123.748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2007/05/02 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東</text:p>
          </table:table-cell>
          <table:table-cell/>
          <table:table-cell office:value-type="string" calcext:value-type="string">
            <text:p>14:36</text:p>
          </table:table-cell>
          <table:table-cell office:value-type="string" calcext:value-type="string">
            <text:p>15:28</text:p>
          </table:table-cell>
          <table:table-cell office:value-type="float" office:value="24.071" calcext:value-type="float">
            <text:p>24.071</text:p>
          </table:table-cell>
          <table:table-cell office:value-type="float" office:value="123.795" calcext:value-type="float">
            <text:p>123.795</text:p>
          </table:table-cell>
          <table:table-cell office:value-type="float" office:value="24.074" calcext:value-type="float">
            <text:p>24.074</text:p>
          </table:table-cell>
          <table:table-cell office:value-type="float" office:value="123.788" calcext:value-type="float">
            <text:p>123.788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2010/04/29 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09</text:p>
          </table:table-cell>
          <table:table-cell office:value-type="float" office:value="24.216" calcext:value-type="float">
            <text:p>24.216</text:p>
          </table:table-cell>
          <table:table-cell office:value-type="float" office:value="124.024" calcext:value-type="float">
            <text:p>124.024</text:p>
          </table:table-cell>
          <table:table-cell office:value-type="float" office:value="24.21" calcext:value-type="float">
            <text:p>24.21</text:p>
          </table:table-cell>
          <table:table-cell office:value-type="float" office:value="124.015" calcext:value-type="float">
            <text:p>124.01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2010/04/29 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北東</text:p>
          </table:table-cell>
          <table:table-cell/>
          <table:table-cell office:value-type="string" calcext:value-type="string">
            <text:p>14:11</text:p>
          </table:table-cell>
          <table:table-cell office:value-type="string" calcext:value-type="string">
            <text:p>15:01</text:p>
          </table:table-cell>
          <table:table-cell office:value-type="float" office:value="24.254" calcext:value-type="float">
            <text:p>24.254</text:p>
          </table:table-cell>
          <table:table-cell office:value-type="float" office:value="124.091" calcext:value-type="float">
            <text:p>124.091</text:p>
          </table:table-cell>
          <table:table-cell office:value-type="float" office:value="24.248" calcext:value-type="float">
            <text:p>24.248</text:p>
          </table:table-cell>
          <table:table-cell office:value-type="float" office:value="124.092" calcext:value-type="float">
            <text:p>124.09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2010/04/29 </text:p>
          </table:table-cell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24</text:p>
          </table:table-cell>
          <table:table-cell office:value-type="float" office:value="24.247" calcext:value-type="float">
            <text:p>24.247</text:p>
          </table:table-cell>
          <table:table-cell office:value-type="float" office:value="124.097" calcext:value-type="float">
            <text:p>124.097</text:p>
          </table:table-cell>
          <table:table-cell office:value-type="float" office:value="24.249" calcext:value-type="float">
            <text:p>24.249</text:p>
          </table:table-cell>
          <table:table-cell office:value-type="float" office:value="124.093" calcext:value-type="float">
            <text:p>124.0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05/08/20 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52</text:p>
          </table:table-cell>
          <table:table-cell office:value-type="float" office:value="24.559" calcext:value-type="float">
            <text:p>24.559</text:p>
          </table:table-cell>
          <table:table-cell office:value-type="float" office:value="124.335" calcext:value-type="float">
            <text:p>124.3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05/08/20 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トムル崎</text:p>
          </table:table-cell>
          <table:table-cell office:value-type="string" calcext:value-type="string">
            <text:p>ニシグルチ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5:05</text:p>
          </table:table-cell>
          <table:table-cell office:value-type="float" office:value="24.528" calcext:value-type="float">
            <text:p>24.528</text:p>
          </table:table-cell>
          <table:table-cell office:value-type="float" office:value="124.316" calcext:value-type="float">
            <text:p>124.3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05/08/20 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伊原間東</text:p>
          </table:table-cell>
          <table:table-cell office:value-type="string" calcext:value-type="string">
            <text:p>イバルマグチ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36</text:p>
          </table:table-cell>
          <table:table-cell office:value-type="float" office:value="24.537" calcext:value-type="float">
            <text:p>24.537</text:p>
          </table:table-cell>
          <table:table-cell office:value-type="float" office:value="124.317" calcext:value-type="float">
            <text:p>124.317</text:p>
          </table:table-cell>
          <table:table-cell office:value-type="float" office:value="24.517" calcext:value-type="float">
            <text:p>24.517</text:p>
          </table:table-cell>
          <table:table-cell office:value-type="float" office:value="124.311" calcext:value-type="float">
            <text:p>124.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07/06/30 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1:04</text:p>
          </table:table-cell>
          <table:table-cell office:value-type="string" calcext:value-type="string">
            <text:p>11:57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52" calcext:value-type="float">
            <text:p>123.75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07/06/30 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2:34</text:p>
          </table:table-cell>
          <table:table-cell office:value-type="string" calcext:value-type="string">
            <text:p>13:21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3.784" calcext:value-type="float">
            <text:p>123.784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93" calcext:value-type="float">
            <text:p>123.7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07/06/30 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東</text:p>
          </table:table-cell>
          <table:table-cell/>
          <table:table-cell office:value-type="string" calcext:value-type="string">
            <text:p>14:52</text:p>
          </table:table-cell>
          <table:table-cell office:value-type="string" calcext:value-type="string">
            <text:p>15:47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91" calcext:value-type="float">
            <text:p>123.791</text:p>
          </table:table-cell>
          <table:table-cell office:value-type="float" office:value="24.071" calcext:value-type="float">
            <text:p>24.071</text:p>
          </table:table-cell>
          <table:table-cell office:value-type="float" office:value="123.797" calcext:value-type="float">
            <text:p>123.79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2008/11/13 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ヒーグルマー</text:p>
          </table:table-cell>
          <table:table-cell table:style-name="Default" table:number-columns-repeated="2"/>
          <table:table-cell office:value-type="float" office:value="24.273" calcext:value-type="float">
            <text:p>24.273</text:p>
          </table:table-cell>
          <table:table-cell office:value-type="float" office:value="124.158" calcext:value-type="float">
            <text:p>124.158</text:p>
          </table:table-cell>
          <table:table-cell office:value-type="float" office:value="24.266" calcext:value-type="float">
            <text:p>24.266</text:p>
          </table:table-cell>
          <table:table-cell office:value-type="float" office:value="124.156" calcext:value-type="float">
            <text:p>124.15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2008/11/13 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ユイサーグチ</text:p>
          </table:table-cell>
          <table:table-cell table:style-name="Default" table:number-columns-repeated="2"/>
          <table:table-cell office:value-type="float" office:value="24.296" calcext:value-type="float">
            <text:p>24.296</text:p>
          </table:table-cell>
          <table:table-cell office:value-type="float" office:value="124.167" calcext:value-type="float">
            <text:p>124.167</text:p>
          </table:table-cell>
          <table:table-cell office:value-type="float" office:value="24.29" calcext:value-type="float">
            <text:p>24.29</text:p>
          </table:table-cell>
          <table:table-cell office:value-type="float" office:value="124.162" calcext:value-type="float">
            <text:p>124.16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2008/06/19 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20</text:p>
          </table:table-cell>
          <table:table-cell office:value-type="float" office:value="24.373" calcext:value-type="float">
            <text:p>24.373</text:p>
          </table:table-cell>
          <table:table-cell office:value-type="float" office:value="123.95" calcext:value-type="float">
            <text:p>123.95</text:p>
          </table:table-cell>
          <table:table-cell office:value-type="float" office:value="24.374" calcext:value-type="float">
            <text:p>24.374</text:p>
          </table:table-cell>
          <table:table-cell office:value-type="float" office:value="123.954" calcext:value-type="float">
            <text:p>123.95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2008/06/19 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13</text:p>
          </table:table-cell>
          <table:table-cell office:value-type="float" office:value="24.385" calcext:value-type="float">
            <text:p>24.385</text:p>
          </table:table-cell>
          <table:table-cell office:value-type="float" office:value="123.936" calcext:value-type="float">
            <text:p>123.936</text:p>
          </table:table-cell>
          <table:table-cell office:value-type="float" office:value="24.383" calcext:value-type="float">
            <text:p>24.383</text:p>
          </table:table-cell>
          <table:table-cell office:value-type="float" office:value="123.939" calcext:value-type="float">
            <text:p>123.93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2008/06/19 </text:p>
          </table:table-cell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ナラ水道</text:p>
          </table:table-cell>
          <table:table-cell/>
          <table:table-cell office:value-type="string" calcext:value-type="string">
            <text:p>15:50</text:p>
          </table:table-cell>
          <table:table-cell office:value-type="string" calcext:value-type="string">
            <text:p>16:39</text:p>
          </table:table-cell>
          <table:table-cell office:value-type="float" office:value="24.363" calcext:value-type="float">
            <text:p>24.363</text:p>
          </table:table-cell>
          <table:table-cell office:value-type="float" office:value="123.951" calcext:value-type="float">
            <text:p>123.951</text:p>
          </table:table-cell>
          <table:table-cell office:value-type="float" office:value="24.357" calcext:value-type="float">
            <text:p>24.357</text:p>
          </table:table-cell>
          <table:table-cell office:value-type="float" office:value="123.949" calcext:value-type="float">
            <text:p>123.94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2004/05/05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/>
          <table:table-cell office:value-type="string" calcext:value-type="string">
            <text:p>11:31</text:p>
          </table:table-cell>
          <table:table-cell office:value-type="string" calcext:value-type="string">
            <text:p>12:28</text:p>
          </table:table-cell>
          <table:table-cell office:value-type="float" office:value="24.228" calcext:value-type="float">
            <text:p>24.228</text:p>
          </table:table-cell>
          <table:table-cell office:value-type="float" office:value="124.042" calcext:value-type="float">
            <text:p>124.042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2004/05/05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東</text:p>
          </table:table-cell>
          <table:table-cell/>
          <table:table-cell office:value-type="string" calcext:value-type="string">
            <text:p>13:53</text:p>
          </table:table-cell>
          <table:table-cell office:value-type="string" calcext:value-type="string">
            <text:p>14:42</text:p>
          </table:table-cell>
          <table:table-cell office:value-type="float" office:value="24.218" calcext:value-type="float">
            <text:p>24.218</text:p>
          </table:table-cell>
          <table:table-cell office:value-type="float" office:value="124.027" calcext:value-type="float">
            <text:p>124.027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2007/05/03 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0:24</text:p>
          </table:table-cell>
          <table:table-cell office:value-type="string" calcext:value-type="string">
            <text:p>11:13</text:p>
          </table:table-cell>
          <table:table-cell office:value-type="float" office:value="24.466" calcext:value-type="float">
            <text:p>24.466</text:p>
          </table:table-cell>
          <table:table-cell office:value-type="float" office:value="123.84" calcext:value-type="float">
            <text:p>123.84</text:p>
          </table:table-cell>
          <table:table-cell office:value-type="float" office:value="24.469" calcext:value-type="float">
            <text:p>24.469</text:p>
          </table:table-cell>
          <table:table-cell office:value-type="float" office:value="123.838" calcext:value-type="float">
            <text:p>123.83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2007/05/03 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東</text:p>
          </table:table-cell>
          <table:table-cell/>
          <table:table-cell office:value-type="string" calcext:value-type="string">
            <text:p>11:45</text:p>
          </table:table-cell>
          <table:table-cell office:value-type="string" calcext:value-type="string">
            <text:p>12:33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27" calcext:value-type="float">
            <text:p>123.827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3.833" calcext:value-type="float">
            <text:p>123.833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2007/05/03 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4:39</text:p>
          </table:table-cell>
          <table:table-cell office:value-type="string" calcext:value-type="string">
            <text:p>05:31</text:p>
          </table:table-cell>
          <table:table-cell office:value-type="float" office:value="24.474" calcext:value-type="float">
            <text:p>24.474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799" calcext:value-type="float">
            <text:p>123.79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2010/04/30 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下地島東</text:p>
          </table:table-cell>
          <table:table-cell office:value-type="string" calcext:value-type="string">
            <text:p>パナリノタバサグァー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0:54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3.941" calcext:value-type="float">
            <text:p>123.941</text:p>
          </table:table-cell>
          <table:table-cell office:value-type="float" office:value="24.205" calcext:value-type="float">
            <text:p>24.205</text:p>
          </table:table-cell>
          <table:table-cell office:value-type="float" office:value="123.94" calcext:value-type="float">
            <text:p>123.9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2010/04/30 </text:p>
          </table:table-cell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下地島東</text:p>
          </table:table-cell>
          <table:table-cell office:value-type="string" calcext:value-type="string">
            <text:p>パナリノタバサグァー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2:17</text:p>
          </table:table-cell>
          <table:table-cell office:value-type="float" office:value="24.207" calcext:value-type="float">
            <text:p>24.207</text:p>
          </table:table-cell>
          <table:table-cell office:value-type="float" office:value="123.941" calcext:value-type="float">
            <text:p>123.941</text:p>
          </table:table-cell>
          <table:table-cell office:value-type="float" office:value="24.204" calcext:value-type="float">
            <text:p>24.204</text:p>
          </table:table-cell>
          <table:table-cell office:value-type="float" office:value="123.936" calcext:value-type="float">
            <text:p>123.93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2010/04/30 </text:p>
          </table:table-cell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下地島南西</text:p>
          </table:table-cell>
          <table:table-cell/>
          <table:table-cell office:value-type="string" calcext:value-type="string">
            <text:p>14:34</text:p>
          </table:table-cell>
          <table:table-cell office:value-type="string" calcext:value-type="string">
            <text:p>15:24</text:p>
          </table:table-cell>
          <table:table-cell office:value-type="float" office:value="24.218" calcext:value-type="float">
            <text:p>24.218</text:p>
          </table:table-cell>
          <table:table-cell office:value-type="float" office:value="123.907" calcext:value-type="float">
            <text:p>123.907</text:p>
          </table:table-cell>
          <table:table-cell office:value-type="float" office:value="24.224" calcext:value-type="float">
            <text:p>24.224</text:p>
          </table:table-cell>
          <table:table-cell office:value-type="float" office:value="123.904" calcext:value-type="float">
            <text:p>123.90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string" calcext:value-type="string">
            <text:p>2011/10/13 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table:style-name="Default" table:number-columns-repeated="2"/>
          <table:table-cell office:value-type="float" office:value="24.246" calcext:value-type="float">
            <text:p>24.246</text:p>
          </table:table-cell>
          <table:table-cell office:value-type="float" office:value="124.11" calcext:value-type="float">
            <text:p>124.11</text:p>
          </table:table-cell>
          <table:table-cell office:value-type="float" office:value="24.248" calcext:value-type="float">
            <text:p>24.248</text:p>
          </table:table-cell>
          <table:table-cell office:value-type="float" office:value="124.119" calcext:value-type="float">
            <text:p>124.11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string" calcext:value-type="string">
            <text:p>2011/10/13 </text:p>
          </table:table-cell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table:style-name="Default" table:number-columns-repeated="2"/>
          <table:table-cell office:value-type="float" office:value="24.248" calcext:value-type="float">
            <text:p>24.248</text:p>
          </table:table-cell>
          <table:table-cell office:value-type="float" office:value="124.096" calcext:value-type="float">
            <text:p>124.096</text:p>
          </table:table-cell>
          <table:table-cell office:value-type="float" office:value="24.246" calcext:value-type="float">
            <text:p>24.246</text:p>
          </table:table-cell>
          <table:table-cell office:value-type="float" office:value="124.105" calcext:value-type="float">
            <text:p>124.10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string" calcext:value-type="string">
            <text:p>2019/10/13 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ウーロンマガイ</text:p>
          </table:table-cell>
          <table:table-cell table:style-name="Default" table:number-columns-repeated="2"/>
          <table:table-cell office:value-type="float" office:value="24.265" calcext:value-type="float">
            <text:p>24.265</text:p>
          </table:table-cell>
          <table:table-cell office:value-type="float" office:value="124.154" calcext:value-type="float">
            <text:p>124.154</text:p>
          </table:table-cell>
          <table:table-cell office:value-type="float" office:value="24.27" calcext:value-type="float">
            <text:p>24.27</text:p>
          </table:table-cell>
          <table:table-cell office:value-type="float" office:value="124.158" calcext:value-type="float">
            <text:p>124.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7/07/01 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0:45</text:p>
          </table:table-cell>
          <table:table-cell office:value-type="string" calcext:value-type="string">
            <text:p>11:46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55" calcext:value-type="float">
            <text:p>123.7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7/07/01 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2:19</text:p>
          </table:table-cell>
          <table:table-cell office:value-type="string" calcext:value-type="string">
            <text:p>13:16</text:p>
          </table:table-cell>
          <table:table-cell office:value-type="float" office:value="24.049" calcext:value-type="float">
            <text:p>24.049</text:p>
          </table:table-cell>
          <table:table-cell office:value-type="float" office:value="123.744" calcext:value-type="float">
            <text:p>123.744</text:p>
          </table:table-cell>
          <table:table-cell office:value-type="float" office:value="24.046" calcext:value-type="float">
            <text:p>24.046</text:p>
          </table:table-cell>
          <table:table-cell office:value-type="float" office:value="123.748" calcext:value-type="float">
            <text:p>123.7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7/07/01 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4:39</text:p>
          </table:table-cell>
          <table:table-cell office:value-type="string" calcext:value-type="string">
            <text:p>15:38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3.773" calcext:value-type="float">
            <text:p>123.773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3.784" calcext:value-type="float">
            <text:p>123.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5/08/21 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1:21</text:p>
          </table:table-cell>
          <table:table-cell office:value-type="string" calcext:value-type="string">
            <text:p>12:19</text:p>
          </table:table-cell>
          <table:table-cell office:value-type="float" office:value="24.072" calcext:value-type="float">
            <text:p>24.072</text:p>
          </table:table-cell>
          <table:table-cell office:value-type="float" office:value="123.745" calcext:value-type="float">
            <text:p>123.74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9/08/21 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3:42</text:p>
          </table:table-cell>
          <table:table-cell office:value-type="string" calcext:value-type="string">
            <text:p>14:42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3.785" calcext:value-type="float">
            <text:p>123.785</text:p>
          </table:table-cell>
          <table:table-cell office:value-type="float" office:value="24.745" calcext:value-type="float">
            <text:p>24.745</text:p>
          </table:table-cell>
          <table:table-cell office:value-type="float" office:value="123.795" calcext:value-type="float">
            <text:p>123.79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2008/06/20 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28</text:p>
          </table:table-cell>
          <table:table-cell office:value-type="float" office:value="24.246" calcext:value-type="float">
            <text:p>24.246</text:p>
          </table:table-cell>
          <table:table-cell office:value-type="float" office:value="124.1" calcext:value-type="float">
            <text:p>124.1</text:p>
          </table:table-cell>
          <table:table-cell office:value-type="float" office:value="24.243" calcext:value-type="float">
            <text:p>24.243</text:p>
          </table:table-cell>
          <table:table-cell office:value-type="float" office:value="124.108" calcext:value-type="float">
            <text:p>124.10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2008/06/20 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52</text:p>
          </table:table-cell>
          <table:table-cell table:number-columns-repeated="2"/>
          <table:table-cell office:value-type="float" office:value="24.417" calcext:value-type="float">
            <text:p>24.417</text:p>
          </table:table-cell>
          <table:table-cell office:value-type="float" office:value="124.126" calcext:value-type="float">
            <text:p>124.12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2008/06/20 </text:p>
          </table:table-cell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ヒーグルマー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6:15</text:p>
          </table:table-cell>
          <table:table-cell office:value-type="float" office:value="24.274" calcext:value-type="float">
            <text:p>24.274</text:p>
          </table:table-cell>
          <table:table-cell office:value-type="float" office:value="124.158" calcext:value-type="float">
            <text:p>124.158</text:p>
          </table:table-cell>
          <table:table-cell office:value-type="float" office:value="24.269" calcext:value-type="float">
            <text:p>24.269</text:p>
          </table:table-cell>
          <table:table-cell office:value-type="float" office:value="124.157" calcext:value-type="float">
            <text:p>124.157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2004/05/06 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白保崎</text:p>
          </table:table-cell>
          <table:table-cell/>
          <table:table-cell office:value-type="string" calcext:value-type="string">
            <text:p>11:19</text:p>
          </table:table-cell>
          <table:table-cell office:value-type="string" calcext:value-type="string">
            <text:p>12:00</text:p>
          </table:table-cell>
          <table:table-cell office:value-type="float" office:value="24.338" calcext:value-type="float">
            <text:p>24.338</text:p>
          </table:table-cell>
          <table:table-cell office:value-type="float" office:value="124.25" calcext:value-type="float">
            <text:p>124.25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2004/05/06 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白保崎</text:p>
          </table:table-cell>
          <table:table-cell/>
          <table:table-cell office:value-type="string" calcext:value-type="string">
            <text:p>14:40</text:p>
          </table:table-cell>
          <table:table-cell office:value-type="string" calcext:value-type="string">
            <text:p>15:29</text:p>
          </table:table-cell>
          <table:table-cell office:value-type="float" office:value="24.337" calcext:value-type="float">
            <text:p>24.337</text:p>
          </table:table-cell>
          <table:table-cell office:value-type="float" office:value="124.226" calcext:value-type="float">
            <text:p>124.226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2004/05/06 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白保崎</text:p>
          </table:table-cell>
          <table:table-cell/>
          <table:table-cell office:value-type="string" calcext:value-type="string">
            <text:p>16:35</text:p>
          </table:table-cell>
          <table:table-cell office:value-type="string" calcext:value-type="string">
            <text:p>17:29</text:p>
          </table:table-cell>
          <table:table-cell office:value-type="float" office:value="24.337" calcext:value-type="float">
            <text:p>24.337</text:p>
          </table:table-cell>
          <table:table-cell office:value-type="float" office:value="124.235" calcext:value-type="float">
            <text:p>124.235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2007/05/04 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0:24</text:p>
          </table:table-cell>
          <table:table-cell office:value-type="string" calcext:value-type="string">
            <text:p>11:17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55" calcext:value-type="float">
            <text:p>123.755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55" calcext:value-type="float">
            <text:p>123.75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2007/05/04 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1:59</text:p>
          </table:table-cell>
          <table:table-cell office:value-type="string" calcext:value-type="string">
            <text:p>12:46</text:p>
          </table:table-cell>
          <table:table-cell office:value-type="float" office:value="24.074" calcext:value-type="float">
            <text:p>24.074</text:p>
          </table:table-cell>
          <table:table-cell office:value-type="float" office:value="123.79" calcext:value-type="float">
            <text:p>123.79</text:p>
          </table:table-cell>
          <table:table-cell office:value-type="float" office:value="24.076" calcext:value-type="float">
            <text:p>24.076</text:p>
          </table:table-cell>
          <table:table-cell office:value-type="float" office:value="123.785" calcext:value-type="float">
            <text:p>123.78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2007/05/04 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南東</text:p>
          </table:table-cell>
          <table:table-cell/>
          <table:table-cell office:value-type="string" calcext:value-type="string">
            <text:p>14:35</text:p>
          </table:table-cell>
          <table:table-cell office:value-type="string" calcext:value-type="string">
            <text:p>15:20</text:p>
          </table:table-cell>
          <table:table-cell office:value-type="float" office:value="66.517" calcext:value-type="float">
            <text:p>66.517</text:p>
          </table:table-cell>
          <table:table-cell office:value-type="float" office:value="123.786" calcext:value-type="float">
            <text:p>123.786</text:p>
          </table:table-cell>
          <table:table-cell office:value-type="float" office:value="24.042" calcext:value-type="float">
            <text:p>24.042</text:p>
          </table:table-cell>
          <table:table-cell office:value-type="float" office:value="123.79" calcext:value-type="float">
            <text:p>123.7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2010/05/01 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西</text:p>
          </table:table-cell>
          <table:table-cell/>
          <table:table-cell office:value-type="string" calcext:value-type="string">
            <text:p>10:31</text:p>
          </table:table-cell>
          <table:table-cell office:value-type="string" calcext:value-type="string">
            <text:p>11:19</text:p>
          </table:table-cell>
          <table:table-cell office:value-type="float" office:value="24.05" calcext:value-type="float">
            <text:p>24.05</text:p>
          </table:table-cell>
          <table:table-cell office:value-type="float" office:value="123.742" calcext:value-type="float">
            <text:p>123.742</text:p>
          </table:table-cell>
          <table:table-cell office:value-type="float" office:value="24.056" calcext:value-type="float">
            <text:p>24.056</text:p>
          </table:table-cell>
          <table:table-cell office:value-type="float" office:value="123.739" calcext:value-type="float">
            <text:p>123.73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2019/05/01 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2:08</text:p>
          </table:table-cell>
          <table:table-cell office:value-type="string" calcext:value-type="string">
            <text:p>13:03</text:p>
          </table:table-cell>
          <table:table-cell office:value-type="float" office:value="24.042" calcext:value-type="float">
            <text:p>24.042</text:p>
          </table:table-cell>
          <table:table-cell office:value-type="float" office:value="123.757" calcext:value-type="float">
            <text:p>123.757</text:p>
          </table:table-cell>
          <table:table-cell office:value-type="float" office:value="24.041" calcext:value-type="float">
            <text:p>24.041</text:p>
          </table:table-cell>
          <table:table-cell office:value-type="float" office:value="123.764" calcext:value-type="float">
            <text:p>123.764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2019/05/01 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5:04</text:p>
          </table:table-cell>
          <table:table-cell office:value-type="string" calcext:value-type="string">
            <text:p>15:46</text:p>
          </table:table-cell>
          <table:table-cell office:value-type="float" office:value="24.068" calcext:value-type="float">
            <text:p>24.068</text:p>
          </table:table-cell>
          <table:table-cell office:value-type="float" office:value="123.794" calcext:value-type="float">
            <text:p>123.794</text:p>
          </table:table-cell>
          <table:table-cell office:value-type="float" office:value="24.067" calcext:value-type="float">
            <text:p>24.067</text:p>
          </table:table-cell>
          <table:table-cell office:value-type="float" office:value="123.798" calcext:value-type="float">
            <text:p>123.79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2011/10/14 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0:23</text:p>
          </table:table-cell>
          <table:table-cell office:value-type="string" calcext:value-type="string">
            <text:p>10:50</text:p>
          </table:table-cell>
          <table:table-cell office:value-type="float" office:value="24.457" calcext:value-type="float">
            <text:p>24.457</text:p>
          </table:table-cell>
          <table:table-cell office:value-type="float" office:value="123.844" calcext:value-type="float">
            <text:p>123.844</text:p>
          </table:table-cell>
          <table:table-cell office:value-type="float" office:value="24.46" calcext:value-type="float">
            <text:p>24.46</text:p>
          </table:table-cell>
          <table:table-cell office:value-type="float" office:value="123.843" calcext:value-type="float">
            <text:p>123.84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2011/10/14 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1:25</text:p>
          </table:table-cell>
          <table:table-cell office:value-type="string" calcext:value-type="string">
            <text:p>12:15</text:p>
          </table:table-cell>
          <table:table-cell office:value-type="float" office:value="24.457" calcext:value-type="float">
            <text:p>24.457</text:p>
          </table:table-cell>
          <table:table-cell office:value-type="float" office:value="123.844" calcext:value-type="float">
            <text:p>123.844</text:p>
          </table:table-cell>
          <table:table-cell office:value-type="float" office:value="24.457" calcext:value-type="float">
            <text:p>24.457</text:p>
          </table:table-cell>
          <table:table-cell office:value-type="float" office:value="123.845" calcext:value-type="float">
            <text:p>123.84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2019/10/14 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4:23</text:p>
          </table:table-cell>
          <table:table-cell office:value-type="string" calcext:value-type="string">
            <text:p>15:10</text:p>
          </table:table-cell>
          <table:table-cell table:number-columns-repeated="2"/>
          <table:table-cell office:value-type="float" office:value="24.465" calcext:value-type="float">
            <text:p>24.465</text:p>
          </table:table-cell>
          <table:table-cell office:value-type="float" office:value="123.84" calcext:value-type="float">
            <text:p>123.8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2013/04/27 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0:52</text:p>
          </table:table-cell>
          <table:table-cell office:value-type="string" calcext:value-type="string">
            <text:p>11:45</text:p>
          </table:table-cell>
          <table:table-cell office:value-type="float" office:value="24.472" calcext:value-type="float">
            <text:p>24.472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8" calcext:value-type="float">
            <text:p>24.48</text:p>
          </table:table-cell>
          <table:table-cell office:value-type="float" office:value="123.802" calcext:value-type="float">
            <text:p>123.80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2013/04/27 </text:p>
          </table:table-cell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西</text:p>
          </table:table-cell>
          <table:table-cell/>
          <table:table-cell office:value-type="string" calcext:value-type="string">
            <text:p>12:15</text:p>
          </table:table-cell>
          <table:table-cell office:value-type="string" calcext:value-type="string">
            <text:p>13:11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84" calcext:value-type="float">
            <text:p>24.484</text:p>
          </table:table-cell>
          <table:table-cell office:value-type="float" office:value="123.806" calcext:value-type="float">
            <text:p>123.806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2013/04/27 </text:p>
          </table:table-cell>
          <table:table-cell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4:32</text:p>
          </table:table-cell>
          <table:table-cell office:value-type="string" calcext:value-type="string">
            <text:p>15:26</text:p>
          </table:table-cell>
          <table:table-cell office:value-type="float" office:value="24.471" calcext:value-type="float">
            <text:p>24.471</text:p>
          </table:table-cell>
          <table:table-cell office:value-type="float" office:value="123.837" calcext:value-type="float">
            <text:p>123.837</text:p>
          </table:table-cell>
          <table:table-cell office:value-type="float" office:value="24.474" calcext:value-type="float">
            <text:p>24.474</text:p>
          </table:table-cell>
          <table:table-cell office:value-type="float" office:value="123.834" calcext:value-type="float">
            <text:p>123.83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2008/11/15 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/>
          <table:table-cell office:value-type="string" calcext:value-type="string">
            <text:p>10:38</text:p>
          </table:table-cell>
          <table:table-cell office:value-type="string" calcext:value-type="string">
            <text:p>11:27</text:p>
          </table:table-cell>
          <table:table-cell office:value-type="float" office:value="24.26" calcext:value-type="float">
            <text:p>24.26</text:p>
          </table:table-cell>
          <table:table-cell office:value-type="float" office:value="124.09" calcext:value-type="float">
            <text:p>124.09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2008/11/15 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/>
          <table:table-cell office:value-type="string" calcext:value-type="string">
            <text:p>11:50</text:p>
          </table:table-cell>
          <table:table-cell office:value-type="string" calcext:value-type="string">
            <text:p>12:41</text:p>
          </table:table-cell>
          <table:table-cell office:value-type="float" office:value="24.252" calcext:value-type="float">
            <text:p>24.252</text:p>
          </table:table-cell>
          <table:table-cell office:value-type="float" office:value="124.092" calcext:value-type="float">
            <text:p>124.092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2008/11/15 </text:p>
          </table:table-cell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/>
          <table:table-cell office:value-type="string" calcext:value-type="string">
            <text:p>15:01</text:p>
          </table:table-cell>
          <table:table-cell office:value-type="string" calcext:value-type="string">
            <text:p>15:55</text:p>
          </table:table-cell>
          <table:table-cell office:value-type="float" office:value="24.267" calcext:value-type="float">
            <text:p>24.267</text:p>
          </table:table-cell>
          <table:table-cell office:value-type="float" office:value="124.089" calcext:value-type="float">
            <text:p>124.089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2008/06/21 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高那北</text:p>
          </table:table-cell>
          <table:table-cell office:value-type="string" calcext:value-type="string">
            <text:p>ノバルグチ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2:11</text:p>
          </table:table-cell>
          <table:table-cell office:value-type="float" office:value="24.394" calcext:value-type="float">
            <text:p>24.394</text:p>
          </table:table-cell>
          <table:table-cell office:value-type="float" office:value="123.911" calcext:value-type="float">
            <text:p>123.911</text:p>
          </table:table-cell>
          <table:table-cell office:value-type="float" office:value="24.4" calcext:value-type="float">
            <text:p>24.4</text:p>
          </table:table-cell>
          <table:table-cell office:value-type="float" office:value="123.907" calcext:value-type="float">
            <text:p>123.90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2008/06/21 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北東</text:p>
          </table:table-cell>
          <table:table-cell/>
          <table:table-cell office:value-type="string" calcext:value-type="string">
            <text:p>14:24</text:p>
          </table:table-cell>
          <table:table-cell office:value-type="string" calcext:value-type="string">
            <text:p>15:33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61" calcext:value-type="float">
            <text:p>123.961</text:p>
          </table:table-cell>
          <table:table-cell office:value-type="float" office:value="24.361" calcext:value-type="float">
            <text:p>24.361</text:p>
          </table:table-cell>
          <table:table-cell office:value-type="float" office:value="123.955" calcext:value-type="float">
            <text:p>123.95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2008/06/21 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ナラ水道北</text:p>
          </table:table-cell>
          <table:table-cell/>
          <table:table-cell office:value-type="string" calcext:value-type="string">
            <text:p>15:57</text:p>
          </table:table-cell>
          <table:table-cell office:value-type="string" calcext:value-type="string">
            <text:p>16:52</text:p>
          </table:table-cell>
          <table:table-cell office:value-type="float" office:value="24.371" calcext:value-type="float">
            <text:p>24.371</text:p>
          </table:table-cell>
          <table:table-cell office:value-type="float" office:value="123.97" calcext:value-type="float">
            <text:p>123.97</text:p>
          </table:table-cell>
          <table:table-cell office:value-type="float" office:value="24.371" calcext:value-type="float">
            <text:p>24.371</text:p>
          </table:table-cell>
          <table:table-cell office:value-type="float" office:value="123.97" calcext:value-type="float">
            <text:p>123.9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2010/07/29 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東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1:07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61" calcext:value-type="float">
            <text:p>123.961</text:p>
          </table:table-cell>
          <table:table-cell office:value-type="float" office:value="24.37" calcext:value-type="float">
            <text:p>24.37</text:p>
          </table:table-cell>
          <table:table-cell office:value-type="float" office:value="123.963" calcext:value-type="float">
            <text:p>123.963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2010/07/29 </text:p>
          </table:table-cell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北</text:p>
          </table:table-cell>
          <table:table-cell office:value-type="string" calcext:value-type="string">
            <text:p>ユシン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52</text:p>
          </table:table-cell>
          <table:table-cell office:value-type="float" office:value="24.394" calcext:value-type="float">
            <text:p>24.394</text:p>
          </table:table-cell>
          <table:table-cell office:value-type="float" office:value="123.91" calcext:value-type="float">
            <text:p>123.91</text:p>
          </table:table-cell>
          <table:table-cell office:value-type="float" office:value="24.4" calcext:value-type="float">
            <text:p>24.4</text:p>
          </table:table-cell>
          <table:table-cell office:value-type="float" office:value="123.909" calcext:value-type="float">
            <text:p>123.909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2010/07/29 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ナラ水道西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33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1" calcext:value-type="float">
            <text:p>123.951</text:p>
          </table:table-cell>
          <table:table-cell office:value-type="float" office:value="24.37" calcext:value-type="float">
            <text:p>24.37</text:p>
          </table:table-cell>
          <table:table-cell office:value-type="float" office:value="123.954" calcext:value-type="float">
            <text:p>123.95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2007/05/05 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高那北</text:p>
          </table:table-cell>
          <table:table-cell office:value-type="string" calcext:value-type="string">
            <text:p>ノバルグチ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1:09</text:p>
          </table:table-cell>
          <table:table-cell office:value-type="float" office:value="24.4" calcext:value-type="float">
            <text:p>24.4</text:p>
          </table:table-cell>
          <table:table-cell office:value-type="float" office:value="123.904" calcext:value-type="float">
            <text:p>123.904</text:p>
          </table:table-cell>
          <table:table-cell office:value-type="float" office:value="24.401" calcext:value-type="float">
            <text:p>24.401</text:p>
          </table:table-cell>
          <table:table-cell office:value-type="float" office:value="123.902" calcext:value-type="float">
            <text:p>123.90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2007/05/05 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高那北</text:p>
          </table:table-cell>
          <table:table-cell office:value-type="string" calcext:value-type="string">
            <text:p>ノバルグチ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41</text:p>
          </table:table-cell>
          <table:table-cell office:value-type="float" office:value="24.395" calcext:value-type="float">
            <text:p>24.395</text:p>
          </table:table-cell>
          <table:table-cell office:value-type="float" office:value="123.91" calcext:value-type="float">
            <text:p>123.91</text:p>
          </table:table-cell>
          <table:table-cell office:value-type="float" office:value="24.4" calcext:value-type="float">
            <text:p>24.4</text:p>
          </table:table-cell>
          <table:table-cell office:value-type="float" office:value="123.909" calcext:value-type="float">
            <text:p>123.909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2007/05/05 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ナラ水道西</text:p>
          </table:table-cell>
          <table:table-cell/>
          <table:table-cell office:value-type="string" calcext:value-type="string">
            <text:p>14:30</text:p>
          </table:table-cell>
          <table:table-cell office:value-type="string" calcext:value-type="string">
            <text:p>15:20</text:p>
          </table:table-cell>
          <table:table-cell office:value-type="float" office:value="24.365" calcext:value-type="float">
            <text:p>24.365</text:p>
          </table:table-cell>
          <table:table-cell office:value-type="float" office:value="123.951" calcext:value-type="float">
            <text:p>123.951</text:p>
          </table:table-cell>
          <table:table-cell office:value-type="float" office:value="24.36" calcext:value-type="float">
            <text:p>24.36</text:p>
          </table:table-cell>
          <table:table-cell office:value-type="float" office:value="123.949" calcext:value-type="float">
            <text:p>123.94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string" calcext:value-type="string">
            <text:p>2011/10/15 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ウーロンマガイ</text:p>
          </table:table-cell>
          <table:table-cell office:value-type="string" calcext:value-type="string">
            <text:p>09:58</text:p>
          </table:table-cell>
          <table:table-cell office:value-type="string" calcext:value-type="string">
            <text:p>10:56</text:p>
          </table:table-cell>
          <table:table-cell office:value-type="float" office:value="24.253" calcext:value-type="float">
            <text:p>24.253</text:p>
          </table:table-cell>
          <table:table-cell office:value-type="float" office:value="124.13" calcext:value-type="float">
            <text:p>124.13</text:p>
          </table:table-cell>
          <table:table-cell office:value-type="float" office:value="24.249" calcext:value-type="float">
            <text:p>24.249</text:p>
          </table:table-cell>
          <table:table-cell office:value-type="float" office:value="124.121" calcext:value-type="float">
            <text:p>124.121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string" calcext:value-type="string">
            <text:p>2011/10/15 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ウーロンマガイ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2:25</text:p>
          </table:table-cell>
          <table:table-cell office:value-type="float" office:value="24.259" calcext:value-type="float">
            <text:p>24.259</text:p>
          </table:table-cell>
          <table:table-cell office:value-type="float" office:value="124.146" calcext:value-type="float">
            <text:p>124.146</text:p>
          </table:table-cell>
          <table:table-cell office:value-type="float" office:value="24.289" calcext:value-type="float">
            <text:p>24.289</text:p>
          </table:table-cell>
          <table:table-cell office:value-type="float" office:value="124.159" calcext:value-type="float">
            <text:p>124.15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string" calcext:value-type="string">
            <text:p>2011/10/15 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ユイサーグチ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44</text:p>
          </table:table-cell>
          <table:table-cell office:value-type="float" office:value="24.294" calcext:value-type="float">
            <text:p>24.294</text:p>
          </table:table-cell>
          <table:table-cell office:value-type="float" office:value="124.164" calcext:value-type="float">
            <text:p>124.164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string" calcext:value-type="string">
            <text:p>2013/04/28 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浦崎北</text:p>
          </table:table-cell>
          <table:table-cell office:value-type="string" calcext:value-type="string">
            <text:p>トゥガイ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21</text:p>
          </table:table-cell>
          <table:table-cell office:value-type="float" office:value="24.611" calcext:value-type="float">
            <text:p>24.611</text:p>
          </table:table-cell>
          <table:table-cell office:value-type="float" office:value="124.349" calcext:value-type="float">
            <text:p>124.349</text:p>
          </table:table-cell>
          <table:table-cell office:value-type="float" office:value="24.614" calcext:value-type="float">
            <text:p>24.614</text:p>
          </table:table-cell>
          <table:table-cell office:value-type="float" office:value="124.345" calcext:value-type="float">
            <text:p>124.34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string" calcext:value-type="string">
            <text:p>2013/04/28 </text:p>
          </table:table-cell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浦崎北</text:p>
          </table:table-cell>
          <table:table-cell office:value-type="string" calcext:value-type="string">
            <text:p>トゥガイ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40</text:p>
          </table:table-cell>
          <table:table-cell office:value-type="float" office:value="24.617" calcext:value-type="float">
            <text:p>24.617</text:p>
          </table:table-cell>
          <table:table-cell office:value-type="float" office:value="124.34" calcext:value-type="float">
            <text:p>124.34</text:p>
          </table:table-cell>
          <table:table-cell office:value-type="float" office:value="24.615" calcext:value-type="float">
            <text:p>24.615</text:p>
          </table:table-cell>
          <table:table-cell office:value-type="float" office:value="124.344" calcext:value-type="float">
            <text:p>124.34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string" calcext:value-type="string">
            <text:p>2019/04/28 </text:p>
          </table:table-cell>
          <table:table-cell office:value-type="float" office:value="830" calcext:value-type="float">
            <text:p>8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平久保西</text:p>
          </table:table-cell>
          <table:table-cell office:value-type="string" calcext:value-type="string">
            <text:p>タウラ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28</text:p>
          </table:table-cell>
          <table:table-cell office:value-type="float" office:value="24.431" calcext:value-type="float">
            <text:p>24.431</text:p>
          </table:table-cell>
          <table:table-cell office:value-type="float" office:value="124.3" calcext:value-type="float">
            <text:p>124.3</text:p>
          </table:table-cell>
          <table:table-cell office:value-type="float" office:value="24.603" calcext:value-type="float">
            <text:p>24.603</text:p>
          </table:table-cell>
          <table:table-cell office:value-type="float" office:value="124.303" calcext:value-type="float">
            <text:p>124.3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2/10/04 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09:46</text:p>
          </table:table-cell>
          <table:table-cell office:value-type="string" calcext:value-type="string">
            <text:p>10:34</text:p>
          </table:table-cell>
          <table:table-cell table:number-columns-repeated="2"/>
          <table:table-cell office:value-type="float" office:value="24.253" calcext:value-type="float">
            <text:p>24.253</text:p>
          </table:table-cell>
          <table:table-cell office:value-type="float" office:value="124.132" calcext:value-type="float">
            <text:p>124.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9/10/04 </text:p>
          </table:table-cell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ヒーグルマー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1:54</text:p>
          </table:table-cell>
          <table:table-cell table:number-columns-repeated="2"/>
          <table:table-cell office:value-type="float" office:value="24.273" calcext:value-type="float">
            <text:p>24.273</text:p>
          </table:table-cell>
          <table:table-cell office:value-type="float" office:value="133.25" calcext:value-type="float">
            <text:p>133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2/10/04 </text:p>
          </table:table-cell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大浜東</text:p>
          </table:table-cell>
          <table:table-cell/>
          <table:table-cell office:value-type="string" calcext:value-type="string">
            <text:p>14:04</text:p>
          </table:table-cell>
          <table:table-cell office:value-type="string" calcext:value-type="string">
            <text:p>14:48</text:p>
          </table:table-cell>
          <table:table-cell table:number-columns-repeated="2"/>
          <table:table-cell office:value-type="float" office:value="24.324" calcext:value-type="float">
            <text:p>24.324</text:p>
          </table:table-cell>
          <table:table-cell office:value-type="float" office:value="124.191" calcext:value-type="float">
            <text:p>124.19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2008/11/16 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宮良</text:p>
          </table:table-cell>
          <table:table-cell office:value-type="string" calcext:value-type="string">
            <text:p>ミヤラグチ</text:p>
          </table:table-cell>
          <table:table-cell table:style-name="Default" table:number-columns-repeated="2"/>
          <table:table-cell office:value-type="float" office:value="24.343" calcext:value-type="float">
            <text:p>24.343</text:p>
          </table:table-cell>
          <table:table-cell office:value-type="float" office:value="124.215" calcext:value-type="float">
            <text:p>124.215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2008/11/16 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大浜東</text:p>
          </table:table-cell>
          <table:table-cell office:value-type="string" calcext:value-type="string">
            <text:p>ウイノー</text:p>
          </table:table-cell>
          <table:table-cell table:style-name="Default" table:number-columns-repeated="2"/>
          <table:table-cell office:value-type="float" office:value="24.329" calcext:value-type="float">
            <text:p>24.329</text:p>
          </table:table-cell>
          <table:table-cell office:value-type="float" office:value="124.198" calcext:value-type="float">
            <text:p>124.198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08/06/22 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0:40</text:p>
          </table:table-cell>
          <table:table-cell office:value-type="string" calcext:value-type="string">
            <text:p>11:30</text:p>
          </table:table-cell>
          <table:table-cell office:value-type="float" office:value="24.475" calcext:value-type="float">
            <text:p>24.475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84" calcext:value-type="float">
            <text:p>24.484</text:p>
          </table:table-cell>
          <table:table-cell office:value-type="float" office:value="123.806" calcext:value-type="float">
            <text:p>123.806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08/06/22 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2:05</text:p>
          </table:table-cell>
          <table:table-cell office:value-type="string" calcext:value-type="string">
            <text:p>12:55</text:p>
          </table:table-cell>
          <table:table-cell office:value-type="float" office:value="24.48" calcext:value-type="float">
            <text:p>24.48</text:p>
          </table:table-cell>
          <table:table-cell office:value-type="float" office:value="123.828" calcext:value-type="float">
            <text:p>123.828</text:p>
          </table:table-cell>
          <table:table-cell office:value-type="float" office:value="24.477" calcext:value-type="float">
            <text:p>24.477</text:p>
          </table:table-cell>
          <table:table-cell office:value-type="float" office:value="123.834" calcext:value-type="float">
            <text:p>123.83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08/06/22 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北東</text:p>
          </table:table-cell>
          <table:table-cell/>
          <table:table-cell office:value-type="string" calcext:value-type="string">
            <text:p>15:00</text:p>
          </table:table-cell>
          <table:table-cell office:value-type="string" calcext:value-type="string">
            <text:p>16:00</text:p>
          </table:table-cell>
          <table:table-cell office:value-type="float" office:value="24.466" calcext:value-type="float">
            <text:p>24.466</text:p>
          </table:table-cell>
          <table:table-cell office:value-type="float" office:value="123.84" calcext:value-type="float">
            <text:p>123.84</text:p>
          </table:table-cell>
          <table:table-cell office:value-type="float" office:value="24.462" calcext:value-type="float">
            <text:p>24.462</text:p>
          </table:table-cell>
          <table:table-cell office:value-type="float" office:value="123.843" calcext:value-type="float">
            <text:p>123.843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08/09/18 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30</text:p>
          </table:table-cell>
          <table:table-cell office:value-type="float" office:value="24.561" calcext:value-type="float">
            <text:p>24.561</text:p>
          </table:table-cell>
          <table:table-cell office:value-type="float" office:value="124.343" calcext:value-type="float">
            <text:p>124.343</text:p>
          </table:table-cell>
          <table:table-cell office:value-type="float" office:value="24.559" calcext:value-type="float">
            <text:p>24.559</text:p>
          </table:table-cell>
          <table:table-cell office:value-type="float" office:value="124.337" calcext:value-type="float">
            <text:p>124.33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08/09/18 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45</text:p>
          </table:table-cell>
          <table:table-cell office:value-type="float" office:value="24.558" calcext:value-type="float">
            <text:p>24.558</text:p>
          </table:table-cell>
          <table:table-cell office:value-type="float" office:value="124.336" calcext:value-type="float">
            <text:p>124.336</text:p>
          </table:table-cell>
          <table:table-cell office:value-type="float" office:value="24.555" calcext:value-type="float">
            <text:p>24.555</text:p>
          </table:table-cell>
          <table:table-cell office:value-type="float" office:value="124.331" calcext:value-type="float">
            <text:p>124.331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08/09/18 </text:p>
          </table:table-cell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トムル崎</text:p>
          </table:table-cell>
          <table:table-cell/>
          <table:table-cell office:value-type="string" calcext:value-type="string">
            <text:p>15:00</text:p>
          </table:table-cell>
          <table:table-cell office:value-type="string" calcext:value-type="string">
            <text:p>16:13</text:p>
          </table:table-cell>
          <table:table-cell office:value-type="float" office:value="24.528" calcext:value-type="float">
            <text:p>24.528</text:p>
          </table:table-cell>
          <table:table-cell office:value-type="float" office:value="124.314" calcext:value-type="float">
            <text:p>124.314</text:p>
          </table:table-cell>
          <table:table-cell office:value-type="float" office:value="24.525" calcext:value-type="float">
            <text:p>24.525</text:p>
          </table:table-cell>
          <table:table-cell office:value-type="float" office:value="124.314" calcext:value-type="float">
            <text:p>124.31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10/07/30 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西</text:p>
          </table:table-cell>
          <table:table-cell/>
          <table:table-cell office:value-type="string" calcext:value-type="string">
            <text:p>09:42</text:p>
          </table:table-cell>
          <table:table-cell office:value-type="string" calcext:value-type="string">
            <text:p>10:36</text:p>
          </table:table-cell>
          <table:table-cell office:value-type="float" office:value="24.337" calcext:value-type="float">
            <text:p>24.337</text:p>
          </table:table-cell>
          <table:table-cell office:value-type="float" office:value="124.066" calcext:value-type="float">
            <text:p>124.066</text:p>
          </table:table-cell>
          <table:table-cell office:value-type="float" office:value="24.353" calcext:value-type="float">
            <text:p>24.353</text:p>
          </table:table-cell>
          <table:table-cell office:value-type="float" office:value="124.067" calcext:value-type="float">
            <text:p>124.06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10/07/30 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西</text:p>
          </table:table-cell>
          <table:table-cell/>
          <table:table-cell office:value-type="string" calcext:value-type="string">
            <text:p>11:05</text:p>
          </table:table-cell>
          <table:table-cell office:value-type="string" calcext:value-type="string">
            <text:p>11:55</text:p>
          </table:table-cell>
          <table:table-cell office:value-type="float" office:value="24.345" calcext:value-type="float">
            <text:p>24.345</text:p>
          </table:table-cell>
          <table:table-cell office:value-type="float" office:value="124.068" calcext:value-type="float">
            <text:p>124.068</text:p>
          </table:table-cell>
          <table:table-cell office:value-type="float" office:value="24.352" calcext:value-type="float">
            <text:p>24.352</text:p>
          </table:table-cell>
          <table:table-cell office:value-type="float" office:value="124.069" calcext:value-type="float">
            <text:p>124.06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10/07/30 </text:p>
          </table:table-cell>
          <table:table-cell office:value-type="float" office:value="673" calcext:value-type="float">
            <text:p>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嘉弥真島東</text:p>
          </table:table-cell>
          <table:table-cell/>
          <table:table-cell office:value-type="string" calcext:value-type="string">
            <text:p>14:12</text:p>
          </table:table-cell>
          <table:table-cell office:value-type="string" calcext:value-type="string">
            <text:p>15:01</text:p>
          </table:table-cell>
          <table:table-cell office:value-type="float" office:value="24.366" calcext:value-type="float">
            <text:p>24.366</text:p>
          </table:table-cell>
          <table:table-cell office:value-type="float" office:value="124.035" calcext:value-type="float">
            <text:p>124.035</text:p>
          </table:table-cell>
          <table:table-cell office:value-type="float" office:value="24.367" calcext:value-type="float">
            <text:p>24.367</text:p>
          </table:table-cell>
          <table:table-cell office:value-type="float" office:value="124.04" calcext:value-type="float">
            <text:p>124.0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11/08/18 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table:style-name="Default" table:number-columns-repeated="2"/>
          <table:table-cell office:value-type="float" office:value="24.558" calcext:value-type="float">
            <text:p>24.558</text:p>
          </table:table-cell>
          <table:table-cell office:value-type="float" office:value="124.338" calcext:value-type="float">
            <text:p>124.338</text:p>
          </table:table-cell>
          <table:table-cell office:value-type="float" office:value="24.563" calcext:value-type="float">
            <text:p>24.563</text:p>
          </table:table-cell>
          <table:table-cell office:value-type="float" office:value="124.343" calcext:value-type="float">
            <text:p>124.343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11/08/18 </text:p>
          </table:table-cell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table:style-name="Default" table:number-columns-repeated="2"/>
          <table:table-cell office:value-type="float" office:value="24.568" calcext:value-type="float">
            <text:p>24.568</text:p>
          </table:table-cell>
          <table:table-cell office:value-type="float" office:value="124.348" calcext:value-type="float">
            <text:p>124.348</text:p>
          </table:table-cell>
          <table:table-cell office:value-type="float" office:value="24.566" calcext:value-type="float">
            <text:p>24.566</text:p>
          </table:table-cell>
          <table:table-cell office:value-type="float" office:value="124.348" calcext:value-type="float">
            <text:p>124.34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2011/08/18 </text:p>
          </table:table-cell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浦崎東</text:p>
          </table:table-cell>
          <table:table-cell office:value-type="string" calcext:value-type="string">
            <text:p>タラマドンガアー</text:p>
          </table:table-cell>
          <table:table-cell table:style-name="Default" table:number-columns-repeated="2"/>
          <table:table-cell office:value-type="float" office:value="24.592" calcext:value-type="float">
            <text:p>24.592</text:p>
          </table:table-cell>
          <table:table-cell office:value-type="float" office:value="124.356" calcext:value-type="float">
            <text:p>124.356</text:p>
          </table:table-cell>
          <table:table-cell office:value-type="float" office:value="24.597" calcext:value-type="float">
            <text:p>24.597</text:p>
          </table:table-cell>
          <table:table-cell office:value-type="float" office:value="124.355" calcext:value-type="float">
            <text:p>124.35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string" calcext:value-type="string">
            <text:p>2007/05/06 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ウーロンマガイ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31</text:p>
          </table:table-cell>
          <table:table-cell office:value-type="float" office:value="24.251" calcext:value-type="float">
            <text:p>24.251</text:p>
          </table:table-cell>
          <table:table-cell office:value-type="float" office:value="124.127" calcext:value-type="float">
            <text:p>124.127</text:p>
          </table:table-cell>
          <table:table-cell office:value-type="float" office:value="24.252" calcext:value-type="float">
            <text:p>24.252</text:p>
          </table:table-cell>
          <table:table-cell office:value-type="float" office:value="124.133" calcext:value-type="float">
            <text:p>124.13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string" calcext:value-type="string">
            <text:p>2007/05/06 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ヒーグルマー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46</text:p>
          </table:table-cell>
          <table:table-cell office:value-type="float" office:value="24.267" calcext:value-type="float">
            <text:p>24.267</text:p>
          </table:table-cell>
          <table:table-cell office:value-type="float" office:value="124.156" calcext:value-type="float">
            <text:p>124.156</text:p>
          </table:table-cell>
          <table:table-cell office:value-type="float" office:value="24.267" calcext:value-type="float">
            <text:p>24.267</text:p>
          </table:table-cell>
          <table:table-cell office:value-type="float" office:value="124.156" calcext:value-type="float">
            <text:p>124.15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string" calcext:value-type="string">
            <text:p>2010/05/03 </text:p>
          </table:table-cell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0:45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24" calcext:value-type="float">
            <text:p>124.024</text:p>
          </table:table-cell>
          <table:table-cell office:value-type="float" office:value="24.206" calcext:value-type="float">
            <text:p>24.206</text:p>
          </table:table-cell>
          <table:table-cell office:value-type="float" office:value="124.018" calcext:value-type="float">
            <text:p>124.01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string" calcext:value-type="string">
            <text:p>2010/05/03 </text:p>
          </table:table-cell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1:48</text:p>
          </table:table-cell>
          <table:table-cell office:value-type="string" calcext:value-type="string">
            <text:p>12:41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02" calcext:value-type="float">
            <text:p>124.002</text:p>
          </table:table-cell>
          <table:table-cell office:value-type="float" office:value="24.216" calcext:value-type="float">
            <text:p>24.216</text:p>
          </table:table-cell>
          <table:table-cell office:value-type="float" office:value="123.998" calcext:value-type="float">
            <text:p>123.99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string" calcext:value-type="string">
            <text:p>2010/05/03 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北</text:p>
          </table:table-cell>
          <table:table-cell office:value-type="string" calcext:value-type="string">
            <text:p>マルグー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29</text:p>
          </table:table-cell>
          <table:table-cell office:value-type="float" office:value="24.287" calcext:value-type="float">
            <text:p>24.287</text:p>
          </table:table-cell>
          <table:table-cell office:value-type="float" office:value="124.019" calcext:value-type="float">
            <text:p>124.019</text:p>
          </table:table-cell>
          <table:table-cell office:value-type="float" office:value="24.29" calcext:value-type="float">
            <text:p>24.29</text:p>
          </table:table-cell>
          <table:table-cell office:value-type="float" office:value="124.018" calcext:value-type="float">
            <text:p>124.018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string" calcext:value-type="string">
            <text:p>2010/07/01 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トゥガイ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11</text:p>
          </table:table-cell>
          <table:table-cell table:number-columns-repeated="4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string" calcext:value-type="string">
            <text:p>2010/07/01 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トゥガイ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9</text:p>
          </table:table-cell>
          <table:table-cell table:number-columns-repeated="4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string" calcext:value-type="string">
            <text:p>2010/07/01 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トゥガイ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40</text:p>
          </table:table-cell>
          <table:table-cell table:number-columns-repeated="4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string" calcext:value-type="string">
            <text:p>2011/10/16 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下地島東</text:p>
          </table:table-cell>
          <table:table-cell/>
          <table:table-cell office:value-type="string" calcext:value-type="string">
            <text:p>10:00</text:p>
          </table:table-cell>
          <table:table-cell office:value-type="string" calcext:value-type="string">
            <text:p>10:58</text:p>
          </table:table-cell>
          <table:table-cell table:number-columns-repeated="4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string" calcext:value-type="string">
            <text:p>2011/10/16 </text:p>
          </table:table-cell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下地島南西</text:p>
          </table:table-cell>
          <table:table-cell/>
          <table:table-cell office:value-type="string" calcext:value-type="string">
            <text:p>11:26</text:p>
          </table:table-cell>
          <table:table-cell office:value-type="string" calcext:value-type="string">
            <text:p>12:22</text:p>
          </table:table-cell>
          <table:table-cell table:number-columns-repeated="4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string" calcext:value-type="string">
            <text:p>2011/10/16 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4:00</text:p>
          </table:table-cell>
          <table:table-cell office:value-type="string" calcext:value-type="string">
            <text:p>14:5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2/10/05 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下地島東</text:p>
          </table:table-cell>
          <table:table-cell/>
          <table:table-cell office:value-type="string" calcext:value-type="string">
            <text:p>09:49</text:p>
          </table:table-cell>
          <table:table-cell office:value-type="string" calcext:value-type="string">
            <text:p>10:48</text:p>
          </table:table-cell>
          <table:table-cell office:value-type="float" office:value="24.214" calcext:value-type="float">
            <text:p>24.214</text:p>
          </table:table-cell>
          <table:table-cell office:value-type="float" office:value="123.943" calcext:value-type="float">
            <text:p>123.943</text:p>
          </table:table-cell>
          <table:table-cell office:value-type="float" office:value="24.2" calcext:value-type="float">
            <text:p>24.2</text:p>
          </table:table-cell>
          <table:table-cell office:value-type="float" office:value="123.936" calcext:value-type="float">
            <text:p>123.9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2/10/05 </text:p>
          </table:table-cell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1:27</text:p>
          </table:table-cell>
          <table:table-cell office:value-type="string" calcext:value-type="string">
            <text:p>12:24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09" calcext:value-type="float">
            <text:p>124.009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17" calcext:value-type="float">
            <text:p>124.0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2/10/05 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東</text:p>
          </table:table-cell>
          <table:table-cell/>
          <table:table-cell office:value-type="string" calcext:value-type="string">
            <text:p>14:14</text:p>
          </table:table-cell>
          <table:table-cell office:value-type="string" calcext:value-type="string">
            <text:p>15:02</text:p>
          </table:table-cell>
          <table:table-cell office:value-type="float" office:value="24.214" calcext:value-type="float">
            <text:p>24.214</text:p>
          </table:table-cell>
          <table:table-cell office:value-type="float" office:value="124.002" calcext:value-type="float">
            <text:p>124.002</text:p>
          </table:table-cell>
          <table:table-cell office:value-type="float" office:value="24.21" calcext:value-type="float">
            <text:p>24.21</text:p>
          </table:table-cell>
          <table:table-cell office:value-type="float" office:value="124.008" calcext:value-type="float">
            <text:p>124.008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05/04/28 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53</text:p>
          </table:table-cell>
          <table:table-cell office:value-type="float" office:value="24.234" calcext:value-type="float">
            <text:p>24.234</text:p>
          </table:table-cell>
          <table:table-cell office:value-type="float" office:value="124.042" calcext:value-type="float">
            <text:p>124.042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05/04/28 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南東</text:p>
          </table:table-cell>
          <table:table-cell/>
          <table:table-cell office:value-type="string" calcext:value-type="string">
            <text:p>16:16</text:p>
          </table:table-cell>
          <table:table-cell office:value-type="string" calcext:value-type="string">
            <text:p>17:05</text:p>
          </table:table-cell>
          <table:table-cell office:value-type="float" office:value="24.214" calcext:value-type="float">
            <text:p>24.214</text:p>
          </table:table-cell>
          <table:table-cell office:value-type="float" office:value="124.022" calcext:value-type="float">
            <text:p>124.022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08/09/19 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伊原間東</text:p>
          </table:table-cell>
          <table:table-cell office:value-type="string" calcext:value-type="string">
            <text:p>イバルマグチ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2</text:p>
          </table:table-cell>
          <table:table-cell office:value-type="float" office:value="24.501" calcext:value-type="float">
            <text:p>24.501</text:p>
          </table:table-cell>
          <table:table-cell office:value-type="float" office:value="124.296" calcext:value-type="float">
            <text:p>124.296</text:p>
          </table:table-cell>
          <table:table-cell office:value-type="float" office:value="24.493" calcext:value-type="float">
            <text:p>24.493</text:p>
          </table:table-cell>
          <table:table-cell office:value-type="float" office:value="124.297" calcext:value-type="float">
            <text:p>124.29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08/09/19 </text:p>
          </table:table-cell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伊原間東</text:p>
          </table:table-cell>
          <table:table-cell office:value-type="string" calcext:value-type="string">
            <text:p>イバルマグチ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2:20</text:p>
          </table:table-cell>
          <table:table-cell office:value-type="float" office:value="24.509" calcext:value-type="float">
            <text:p>24.509</text:p>
          </table:table-cell>
          <table:table-cell office:value-type="float" office:value="124.301" calcext:value-type="float">
            <text:p>124.301</text:p>
          </table:table-cell>
          <table:table-cell office:value-type="float" office:value="24.494" calcext:value-type="float">
            <text:p>24.494</text:p>
          </table:table-cell>
          <table:table-cell office:value-type="float" office:value="124.298" calcext:value-type="float">
            <text:p>124.298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08/09/19 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野原崎東</text:p>
          </table:table-cell>
          <table:table-cell office:value-type="string" calcext:value-type="string">
            <text:p>トオザトビシ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27</text:p>
          </table:table-cell>
          <table:table-cell office:value-type="float" office:value="24.446" calcext:value-type="float">
            <text:p>24.446</text:p>
          </table:table-cell>
          <table:table-cell office:value-type="float" office:value="124.269" calcext:value-type="float">
            <text:p>124.269</text:p>
          </table:table-cell>
          <table:table-cell office:value-type="float" office:value="24.438" calcext:value-type="float">
            <text:p>24.438</text:p>
          </table:table-cell>
          <table:table-cell office:value-type="float" office:value="124.272" calcext:value-type="float">
            <text:p>124.272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10/07/31 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0:19</text:p>
          </table:table-cell>
          <table:table-cell office:value-type="string" calcext:value-type="string">
            <text:p>11:14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26" calcext:value-type="float">
            <text:p>123.826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32" calcext:value-type="float">
            <text:p>123.832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10/07/31 </text:p>
          </table:table-cell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東</text:p>
          </table:table-cell>
          <table:table-cell/>
          <table:table-cell office:value-type="string" calcext:value-type="string">
            <text:p>11:46</text:p>
          </table:table-cell>
          <table:table-cell office:value-type="string" calcext:value-type="string">
            <text:p>12:45</text:p>
          </table:table-cell>
          <table:table-cell office:value-type="float" office:value="24.47" calcext:value-type="float">
            <text:p>24.47</text:p>
          </table:table-cell>
          <table:table-cell office:value-type="float" office:value="123.837" calcext:value-type="float">
            <text:p>123.837</text:p>
          </table:table-cell>
          <table:table-cell office:value-type="float" office:value="24.465" calcext:value-type="float">
            <text:p>24.465</text:p>
          </table:table-cell>
          <table:table-cell office:value-type="float" office:value="123.841" calcext:value-type="float">
            <text:p>123.84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10/07/31 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ダイクピー</text:p>
          </table:table-cell>
          <table:table-cell/>
          <table:table-cell office:value-type="string" calcext:value-type="string">
            <text:p>14:43</text:p>
          </table:table-cell>
          <table:table-cell office:value-type="string" calcext:value-type="string">
            <text:p>15:43</text:p>
          </table:table-cell>
          <table:table-cell office:value-type="float" office:value="24.433" calcext:value-type="float">
            <text:p>24.433</text:p>
          </table:table-cell>
          <table:table-cell office:value-type="float" office:value="123.846" calcext:value-type="float">
            <text:p>123.846</text:p>
          </table:table-cell>
          <table:table-cell office:value-type="float" office:value="24.429" calcext:value-type="float">
            <text:p>24.429</text:p>
          </table:table-cell>
          <table:table-cell office:value-type="float" office:value="123.85" calcext:value-type="float">
            <text:p>123.85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11/08/19 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table:style-name="Default" table:number-columns-repeated="2"/>
          <table:table-cell office:value-type="float" office:value="24.562" calcext:value-type="float">
            <text:p>24.562</text:p>
          </table:table-cell>
          <table:table-cell office:value-type="float" office:value="124.344" calcext:value-type="float">
            <text:p>124.344</text:p>
          </table:table-cell>
          <table:table-cell office:value-type="float" office:value="24.564" calcext:value-type="float">
            <text:p>24.564</text:p>
          </table:table-cell>
          <table:table-cell office:value-type="float" office:value="124.343" calcext:value-type="float">
            <text:p>124.34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11/08/19 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石垣島トムル崎</text:p>
          </table:table-cell>
          <table:table-cell office:value-type="string" calcext:value-type="string">
            <text:p>ニシグルチ</text:p>
          </table:table-cell>
          <table:table-cell table:style-name="Default" table:number-columns-repeated="2"/>
          <table:table-cell office:value-type="float" office:value="24.528" calcext:value-type="float">
            <text:p>24.528</text:p>
          </table:table-cell>
          <table:table-cell office:value-type="float" office:value="124.314" calcext:value-type="float">
            <text:p>124.314</text:p>
          </table:table-cell>
          <table:table-cell office:value-type="float" office:value="24.518" calcext:value-type="float">
            <text:p>24.518</text:p>
          </table:table-cell>
          <table:table-cell office:value-type="float" office:value="124.311" calcext:value-type="float">
            <text:p>124.31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2011/08/19 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トゥガイ</text:p>
          </table:table-cell>
          <table:table-cell table:style-name="Default" table:number-columns-repeated="2"/>
          <table:table-cell office:value-type="float" office:value="24.491" calcext:value-type="float">
            <text:p>24.491</text:p>
          </table:table-cell>
          <table:table-cell office:value-type="float" office:value="124.296" calcext:value-type="float">
            <text:p>124.296</text:p>
          </table:table-cell>
          <table:table-cell office:value-type="float" office:value="24.482" calcext:value-type="float">
            <text:p>24.482</text:p>
          </table:table-cell>
          <table:table-cell office:value-type="float" office:value="124.299" calcext:value-type="float">
            <text:p>124.299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2010/05/04 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北西</text:p>
          </table:table-cell>
          <table:table-cell/>
          <table:table-cell office:value-type="string" calcext:value-type="string">
            <text:p>10:24</text:p>
          </table:table-cell>
          <table:table-cell office:value-type="string" calcext:value-type="string">
            <text:p>11:10</text:p>
          </table:table-cell>
          <table:table-cell office:value-type="float" office:value="24.474" calcext:value-type="float">
            <text:p>24.474</text:p>
          </table:table-cell>
          <table:table-cell office:value-type="float" office:value="123.804" calcext:value-type="float">
            <text:p>123.804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07" calcext:value-type="float">
            <text:p>123.80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2010/05/04 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1:56</text:p>
          </table:table-cell>
          <table:table-cell office:value-type="string" calcext:value-type="string">
            <text:p>12:47</text:p>
          </table:table-cell>
          <table:table-cell office:value-type="float" office:value="24.477" calcext:value-type="float">
            <text:p>24.477</text:p>
          </table:table-cell>
          <table:table-cell office:value-type="float" office:value="123.823" calcext:value-type="float">
            <text:p>123.823</text:p>
          </table:table-cell>
          <table:table-cell office:value-type="float" office:value="24.475" calcext:value-type="float">
            <text:p>24.475</text:p>
          </table:table-cell>
          <table:table-cell office:value-type="float" office:value="123.829" calcext:value-type="float">
            <text:p>123.829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2010/05/04 </text:p>
          </table:table-cell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インダビシ</text:p>
          </table:table-cell>
          <table:table-cell/>
          <table:table-cell office:value-type="string" calcext:value-type="string">
            <text:p>14:59</text:p>
          </table:table-cell>
          <table:table-cell office:value-type="string" calcext:value-type="string">
            <text:p>15:48</text:p>
          </table:table-cell>
          <table:table-cell office:value-type="float" office:value="24.433" calcext:value-type="float">
            <text:p>24.433</text:p>
          </table:table-cell>
          <table:table-cell office:value-type="float" office:value="123.847" calcext:value-type="float">
            <text:p>123.847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2010/07/02 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北西</text:p>
          </table:table-cell>
          <table:table-cell/>
          <table:table-cell office:value-type="string" calcext:value-type="string">
            <text:p>10:04</text:p>
          </table:table-cell>
          <table:table-cell office:value-type="string" calcext:value-type="string">
            <text:p>10:45</text:p>
          </table:table-cell>
          <table:table-cell table:number-columns-repeated="4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2010/07/02 </text:p>
          </table:table-cell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1:10</text:p>
          </table:table-cell>
          <table:table-cell office:value-type="string" calcext:value-type="string">
            <text:p>12:06</text:p>
          </table:table-cell>
          <table:table-cell table:number-columns-repeated="4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2010/07/02 </text:p>
          </table:table-cell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南東</text:p>
          </table:table-cell>
          <table:table-cell/>
          <table:table-cell office:value-type="string" calcext:value-type="string">
            <text:p>13:15</text:p>
          </table:table-cell>
          <table:table-cell office:value-type="string" calcext:value-type="string">
            <text:p>13:55</text:p>
          </table:table-cell>
          <table:table-cell table:number-columns-repeated="4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2010/07/02 </text:p>
          </table:table-cell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30</text:p>
          </table:table-cell>
          <table:table-cell table:number-columns-repeated="4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2013/04/30 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0:26</text:p>
          </table:table-cell>
          <table:table-cell office:value-type="string" calcext:value-type="string">
            <text:p>11:16</text:p>
          </table:table-cell>
          <table:table-cell office:value-type="float" office:value="24.474" calcext:value-type="float">
            <text:p>24.474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81" calcext:value-type="float">
            <text:p>24.481</text:p>
          </table:table-cell>
          <table:table-cell office:value-type="float" office:value="123.803" calcext:value-type="float">
            <text:p>123.803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2013/04/30 </text:p>
          </table:table-cell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西</text:p>
          </table:table-cell>
          <table:table-cell/>
          <table:table-cell office:value-type="string" calcext:value-type="string">
            <text:p>11:48</text:p>
          </table:table-cell>
          <table:table-cell office:value-type="string" calcext:value-type="string">
            <text:p>12:40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84" calcext:value-type="float">
            <text:p>24.484</text:p>
          </table:table-cell>
          <table:table-cell office:value-type="float" office:value="123.809" calcext:value-type="float">
            <text:p>123.809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2013/04/30 </text:p>
          </table:table-cell>
          <table:table-cell office:value-type="float" office:value="833" calcext:value-type="float">
            <text:p>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4:39</text:p>
          </table:table-cell>
          <table:table-cell office:value-type="string" calcext:value-type="string">
            <text:p>15:36</text:p>
          </table:table-cell>
          <table:table-cell office:value-type="float" office:value="24.464" calcext:value-type="float">
            <text:p>24.464</text:p>
          </table:table-cell>
          <table:table-cell office:value-type="float" office:value="123.841" calcext:value-type="float">
            <text:p>123.841</text:p>
          </table:table-cell>
          <table:table-cell office:value-type="float" office:value="24.455" calcext:value-type="float">
            <text:p>24.455</text:p>
          </table:table-cell>
          <table:table-cell office:value-type="float" office:value="123.845" calcext:value-type="float">
            <text:p>123.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2/10/06 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1:02</text:p>
          </table:table-cell>
          <table:table-cell office:value-type="string" calcext:value-type="string">
            <text:p>11:53</text:p>
          </table:table-cell>
          <table:table-cell office:value-type="float" office:value="24.048" calcext:value-type="float">
            <text:p>24.048</text:p>
          </table:table-cell>
          <table:table-cell office:value-type="float" office:value="123.749" calcext:value-type="float">
            <text:p>123.749</text:p>
          </table:table-cell>
          <table:table-cell office:value-type="float" office:value="24.048" calcext:value-type="float">
            <text:p>24.048</text:p>
          </table:table-cell>
          <table:table-cell office:value-type="float" office:value="123.741" calcext:value-type="float">
            <text:p>123.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2/10/06 </text:p>
          </table:table-cell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2:18</text:p>
          </table:table-cell>
          <table:table-cell office:value-type="string" calcext:value-type="string">
            <text:p>13:12</text:p>
          </table:table-cell>
          <table:table-cell office:value-type="float" office:value="24.049" calcext:value-type="float">
            <text:p>24.049</text:p>
          </table:table-cell>
          <table:table-cell office:value-type="float" office:value="123.745" calcext:value-type="float">
            <text:p>123.745</text:p>
          </table:table-cell>
          <table:table-cell office:value-type="float" office:value="24.049" calcext:value-type="float">
            <text:p>24.049</text:p>
          </table:table-cell>
          <table:table-cell office:value-type="float" office:value="123.74" calcext:value-type="float">
            <text:p>123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2/10/06 </text:p>
          </table:table-cell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4:24</text:p>
          </table:table-cell>
          <table:table-cell office:value-type="string" calcext:value-type="string">
            <text:p>15:20</text:p>
          </table:table-cell>
          <table:table-cell office:value-type="float" office:value="24.076" calcext:value-type="float">
            <text:p>24.076</text:p>
          </table:table-cell>
          <table:table-cell office:value-type="float" office:value="123.759" calcext:value-type="float">
            <text:p>123.759</text:p>
          </table:table-cell>
          <table:table-cell office:value-type="float" office:value="24.072" calcext:value-type="float">
            <text:p>24.072</text:p>
          </table:table-cell>
          <table:table-cell office:value-type="float" office:value="123.753" calcext:value-type="float">
            <text:p>123.753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05/04/29 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1:13</text:p>
          </table:table-cell>
          <table:table-cell office:value-type="string" calcext:value-type="string">
            <text:p>11:59</text:p>
          </table:table-cell>
          <table:table-cell office:value-type="float" office:value="24.46" calcext:value-type="float">
            <text:p>24.46</text:p>
          </table:table-cell>
          <table:table-cell office:value-type="float" office:value="123.843" calcext:value-type="float">
            <text:p>123.843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05/04/29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4:07</text:p>
          </table:table-cell>
          <table:table-cell office:value-type="string" calcext:value-type="string">
            <text:p>14:48</text:p>
          </table:table-cell>
          <table:table-cell office:value-type="float" office:value="24.48" calcext:value-type="float">
            <text:p>24.48</text:p>
          </table:table-cell>
          <table:table-cell office:value-type="float" office:value="123.825" calcext:value-type="float">
            <text:p>123.825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05/04/29 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46</text:p>
          </table:table-cell>
          <table:table-cell office:value-type="float" office:value="24.373" calcext:value-type="float">
            <text:p>24.373</text:p>
          </table:table-cell>
          <table:table-cell office:value-type="float" office:value="123.95" calcext:value-type="float">
            <text:p>123.95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08/09/20 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明石東</text:p>
          </table:table-cell>
          <table:table-cell office:value-type="string" calcext:value-type="string">
            <text:p>ダルマーグチ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46</text:p>
          </table:table-cell>
          <table:table-cell table:number-columns-repeated="4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08/09/20 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明石東</text:p>
          </table:table-cell>
          <table:table-cell office:value-type="string" calcext:value-type="string">
            <text:p>ビールンジュ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24</text:p>
          </table:table-cell>
          <table:table-cell table:number-columns-repeated="4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08/09/20 </text:p>
          </table:table-cell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トムル崎</text:p>
          </table:table-cell>
          <table:table-cell office:value-type="string" calcext:value-type="string">
            <text:p>ニシグルチ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51</text:p>
          </table:table-cell>
          <table:table-cell table:number-columns-repeated="4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10/08/01 </text:p>
          </table:table-cell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伊原間東</text:p>
          </table:table-cell>
          <table:table-cell office:value-type="string" calcext:value-type="string">
            <text:p>イバルマグチ</text:p>
          </table:table-cell>
          <table:table-cell office:value-type="string" calcext:value-type="string">
            <text:p>09:53</text:p>
          </table:table-cell>
          <table:table-cell office:value-type="string" calcext:value-type="string">
            <text:p>10:45</text:p>
          </table:table-cell>
          <table:table-cell office:value-type="float" office:value="24.516" calcext:value-type="float">
            <text:p>24.516</text:p>
          </table:table-cell>
          <table:table-cell office:value-type="float" office:value="124.307" calcext:value-type="float">
            <text:p>124.307</text:p>
          </table:table-cell>
          <table:table-cell office:value-type="float" office:value="24.52" calcext:value-type="float">
            <text:p>24.52</text:p>
          </table:table-cell>
          <table:table-cell office:value-type="float" office:value="124.314" calcext:value-type="float">
            <text:p>124.31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10/08/01 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グチ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2:15</text:p>
          </table:table-cell>
          <table:table-cell office:value-type="float" office:value="24.477" calcext:value-type="float">
            <text:p>24.477</text:p>
          </table:table-cell>
          <table:table-cell office:value-type="float" office:value="124.294" calcext:value-type="float">
            <text:p>124.294</text:p>
          </table:table-cell>
          <table:table-cell office:value-type="float" office:value="24.48" calcext:value-type="float">
            <text:p>24.48</text:p>
          </table:table-cell>
          <table:table-cell office:value-type="float" office:value="124.298" calcext:value-type="float">
            <text:p>124.298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10/08/01 </text:p>
          </table:table-cell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カラ岳東</text:p>
          </table:table-cell>
          <table:table-cell office:value-type="string" calcext:value-type="string">
            <text:p>モリヤマグチ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53</text:p>
          </table:table-cell>
          <table:table-cell office:value-type="float" office:value="24.415" calcext:value-type="float">
            <text:p>24.415</text:p>
          </table:table-cell>
          <table:table-cell office:value-type="float" office:value="124.267" calcext:value-type="float">
            <text:p>124.267</text:p>
          </table:table-cell>
          <table:table-cell office:value-type="float" office:value="24.409" calcext:value-type="float">
            <text:p>24.409</text:p>
          </table:table-cell>
          <table:table-cell office:value-type="float" office:value="124.268" calcext:value-type="float">
            <text:p>124.268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11/08/20 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</text:p>
          </table:table-cell>
          <table:table-cell/>
          <table:table-cell table:style-name="Default" table:number-columns-repeated="2"/>
          <table:table-cell office:value-type="float" office:value="24.047" calcext:value-type="float">
            <text:p>24.047</text:p>
          </table:table-cell>
          <table:table-cell office:value-type="float" office:value="123.749" calcext:value-type="float">
            <text:p>123.749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11/08/20 </text:p>
          </table:table-cell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西</text:p>
          </table:table-cell>
          <table:table-cell/>
          <table:table-cell table:style-name="Default" table:number-columns-repeated="2"/>
          <table:table-cell office:value-type="float" office:value="24.051" calcext:value-type="float">
            <text:p>24.051</text:p>
          </table:table-cell>
          <table:table-cell office:value-type="float" office:value="123.743" calcext:value-type="float">
            <text:p>123.743</text:p>
          </table:table-cell>
          <table:table-cell office:value-type="float" office:value="24.052" calcext:value-type="float">
            <text:p>24.052</text:p>
          </table:table-cell>
          <table:table-cell office:value-type="float" office:value="123.742" calcext:value-type="float">
            <text:p>123.74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2011/08/20 </text:p>
          </table:table-cell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</text:p>
          </table:table-cell>
          <table:table-cell/>
          <table:table-cell table:style-name="Default" table:number-columns-repeated="2"/>
          <table:table-cell office:value-type="float" office:value="24.074" calcext:value-type="float">
            <text:p>24.074</text:p>
          </table:table-cell>
          <table:table-cell office:value-type="float" office:value="123.786" calcext:value-type="float">
            <text:p>123.786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2010/05/05 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0:33</text:p>
          </table:table-cell>
          <table:table-cell office:value-type="string" calcext:value-type="string">
            <text:p>11:09</text:p>
          </table:table-cell>
          <table:table-cell office:value-type="float" office:value="24.071" calcext:value-type="float">
            <text:p>24.071</text:p>
          </table:table-cell>
          <table:table-cell office:value-type="float" office:value="123.721" calcext:value-type="float">
            <text:p>123.721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3.717" calcext:value-type="float">
            <text:p>123.717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2010/05/05 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2:00</text:p>
          </table:table-cell>
          <table:table-cell office:value-type="string" calcext:value-type="string">
            <text:p>12:48</text:p>
          </table:table-cell>
          <table:table-cell office:value-type="float" office:value="24.046" calcext:value-type="float">
            <text:p>24.046</text:p>
          </table:table-cell>
          <table:table-cell office:value-type="float" office:value="123.761" calcext:value-type="float">
            <text:p>123.761</text:p>
          </table:table-cell>
          <table:table-cell office:value-type="float" office:value="24.047" calcext:value-type="float">
            <text:p>24.047</text:p>
          </table:table-cell>
          <table:table-cell office:value-type="float" office:value="123.748" calcext:value-type="float">
            <text:p>123.7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2/10/07 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宮良</text:p>
          </table:table-cell>
          <table:table-cell office:value-type="string" calcext:value-type="string">
            <text:p>ミヤラ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28</text:p>
          </table:table-cell>
          <table:table-cell office:value-type="float" office:value="24.336" calcext:value-type="float">
            <text:p>24.336</text:p>
          </table:table-cell>
          <table:table-cell office:value-type="float" office:value="124.232" calcext:value-type="float">
            <text:p>124.232</text:p>
          </table:table-cell>
          <table:table-cell office:value-type="float" office:value="24.335" calcext:value-type="float">
            <text:p>24.335</text:p>
          </table:table-cell>
          <table:table-cell office:value-type="float" office:value="124.242" calcext:value-type="float">
            <text:p>124.2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2/10/07 </text:p>
          </table:table-cell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宮良</text:p>
          </table:table-cell>
          <table:table-cell office:value-type="string" calcext:value-type="string">
            <text:p>ミヤラグチ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11</text:p>
          </table:table-cell>
          <table:table-cell office:value-type="float" office:value="24.341" calcext:value-type="float">
            <text:p>24.341</text:p>
          </table:table-cell>
          <table:table-cell office:value-type="float" office:value="124.218" calcext:value-type="float">
            <text:p>124.218</text:p>
          </table:table-cell>
          <table:table-cell office:value-type="float" office:value="24.336" calcext:value-type="float">
            <text:p>24.336</text:p>
          </table:table-cell>
          <table:table-cell office:value-type="float" office:value="124.223" calcext:value-type="float">
            <text:p>124.2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2/10/07 </text:p>
          </table:table-cell>
          <table:table-cell office:value-type="float" office:value="821" calcext:value-type="float">
            <text:p>8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大浜東</text:p>
          </table:table-cell>
          <table:table-cell/>
          <table:table-cell office:value-type="string" calcext:value-type="string">
            <text:p>14:32</text:p>
          </table:table-cell>
          <table:table-cell office:value-type="string" calcext:value-type="string">
            <text:p>15:24</text:p>
          </table:table-cell>
          <table:table-cell office:value-type="float" office:value="24.326" calcext:value-type="float">
            <text:p>24.326</text:p>
          </table:table-cell>
          <table:table-cell office:value-type="float" office:value="124.19" calcext:value-type="float">
            <text:p>124.19</text:p>
          </table:table-cell>
          <table:table-cell office:value-type="float" office:value="24.326" calcext:value-type="float">
            <text:p>24.326</text:p>
          </table:table-cell>
          <table:table-cell office:value-type="float" office:value="124.196" calcext:value-type="float">
            <text:p>124.196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2005/11/23 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南東</text:p>
          </table:table-cell>
          <table:table-cell/>
          <table:table-cell office:value-type="string" calcext:value-type="string">
            <text:p>10:46</text:p>
          </table:table-cell>
          <table:table-cell office:value-type="string" calcext:value-type="string">
            <text:p>11:38</text:p>
          </table:table-cell>
          <table:table-cell office:value-type="float" office:value="24.216" calcext:value-type="float">
            <text:p>24.216</text:p>
          </table:table-cell>
          <table:table-cell office:value-type="float" office:value="124.026" calcext:value-type="float">
            <text:p>124.026</text:p>
          </table:table-cell>
          <table:table-cell office:value-type="float" office:value="24.209" calcext:value-type="float">
            <text:p>24.209</text:p>
          </table:table-cell>
          <table:table-cell office:value-type="float" office:value="124.029" calcext:value-type="float">
            <text:p>124.029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2005/11/23 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</text:p>
          </table:table-cell>
          <table:table-cell/>
          <table:table-cell office:value-type="string" calcext:value-type="string">
            <text:p>12:08</text:p>
          </table:table-cell>
          <table:table-cell office:value-type="string" calcext:value-type="string">
            <text:p>12:52</text:p>
          </table:table-cell>
          <table:table-cell table:number-columns-repeated="4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2005/11/23 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26</text:p>
          </table:table-cell>
          <table:table-cell office:value-type="float" office:value="24.244" calcext:value-type="float">
            <text:p>24.244</text:p>
          </table:table-cell>
          <table:table-cell office:value-type="float" office:value="124.103" calcext:value-type="float">
            <text:p>124.103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05/04/30 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崎</text:p>
          </table:table-cell>
          <table:table-cell office:value-type="string" calcext:value-type="string">
            <text:p>タウラ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13</text:p>
          </table:table-cell>
          <table:table-cell office:value-type="float" office:value="24.594" calcext:value-type="float">
            <text:p>24.594</text:p>
          </table:table-cell>
          <table:table-cell office:value-type="float" office:value="124.298" calcext:value-type="float">
            <text:p>124.298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05/04/30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崎</text:p>
          </table:table-cell>
          <table:table-cell office:value-type="string" calcext:value-type="string">
            <text:p>ウチナーグチ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44</text:p>
          </table:table-cell>
          <table:table-cell office:value-type="float" office:value="24.617" calcext:value-type="float">
            <text:p>24.617</text:p>
          </table:table-cell>
          <table:table-cell office:value-type="float" office:value="124.333" calcext:value-type="float">
            <text:p>124.333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05/04/30 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浦崎東</text:p>
          </table:table-cell>
          <table:table-cell office:value-type="string" calcext:value-type="string">
            <text:p>タラマドンガー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57</text:p>
          </table:table-cell>
          <table:table-cell office:value-type="float" office:value="24.594" calcext:value-type="float">
            <text:p>24.594</text:p>
          </table:table-cell>
          <table:table-cell office:value-type="float" office:value="124.356" calcext:value-type="float">
            <text:p>124.356</text:p>
          </table:table-cell>
          <table:table-cell office:value-type="float" office:value="24.604" calcext:value-type="float">
            <text:p>24.604</text:p>
          </table:table-cell>
          <table:table-cell office:value-type="float" office:value="124.354" calcext:value-type="float">
            <text:p>124.35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08/09/21 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</text:p>
          </table:table-cell>
          <table:table-cell/>
          <table:table-cell office:value-type="string" calcext:value-type="string">
            <text:p>10:24</text:p>
          </table:table-cell>
          <table:table-cell office:value-type="string" calcext:value-type="string">
            <text:p>11:16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3.783" calcext:value-type="float">
            <text:p>123.783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3.778" calcext:value-type="float">
            <text:p>123.778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08/09/21 </text:p>
          </table:table-cell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2:03</text:p>
          </table:table-cell>
          <table:table-cell office:value-type="string" calcext:value-type="string">
            <text:p>12:54</text:p>
          </table:table-cell>
          <table:table-cell office:value-type="float" office:value="24.074" calcext:value-type="float">
            <text:p>24.074</text:p>
          </table:table-cell>
          <table:table-cell office:value-type="float" office:value="123.755" calcext:value-type="float">
            <text:p>123.755</text:p>
          </table:table-cell>
          <table:table-cell office:value-type="float" office:value="24.07" calcext:value-type="float">
            <text:p>24.07</text:p>
          </table:table-cell>
          <table:table-cell office:value-type="float" office:value="123.747" calcext:value-type="float">
            <text:p>123.74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08/09/21 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4:40</text:p>
          </table:table-cell>
          <table:table-cell office:value-type="string" calcext:value-type="string">
            <text:p>15:40</text:p>
          </table:table-cell>
          <table:table-cell table:number-columns-repeated="2"/>
          <table:table-cell office:value-type="float" office:value="24.059" calcext:value-type="float">
            <text:p>24.059</text:p>
          </table:table-cell>
          <table:table-cell office:value-type="float" office:value="123.735" calcext:value-type="float">
            <text:p>123.73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10/08/02 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09:47</text:p>
          </table:table-cell>
          <table:table-cell office:value-type="string" calcext:value-type="string">
            <text:p>10:40</text:p>
          </table:table-cell>
          <table:table-cell office:value-type="float" office:value="24.212" calcext:value-type="float">
            <text:p>24.212</text:p>
          </table:table-cell>
          <table:table-cell office:value-type="float" office:value="124.021" calcext:value-type="float">
            <text:p>124.021</text:p>
          </table:table-cell>
          <table:table-cell office:value-type="float" office:value="24.217" calcext:value-type="float">
            <text:p>24.217</text:p>
          </table:table-cell>
          <table:table-cell office:value-type="float" office:value="124.028" calcext:value-type="float">
            <text:p>124.028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10/08/02 </text:p>
          </table:table-cell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2:00</text:p>
          </table:table-cell>
          <table:table-cell office:value-type="float" office:value="24.21" calcext:value-type="float">
            <text:p>24.21</text:p>
          </table:table-cell>
          <table:table-cell office:value-type="float" office:value="124.014" calcext:value-type="float">
            <text:p>124.014</text:p>
          </table:table-cell>
          <table:table-cell office:value-type="float" office:value="24.214" calcext:value-type="float">
            <text:p>24.214</text:p>
          </table:table-cell>
          <table:table-cell office:value-type="float" office:value="124.022" calcext:value-type="float">
            <text:p>124.022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10/08/02 </text:p>
          </table:table-cell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3:19</text:p>
          </table:table-cell>
          <table:table-cell office:value-type="string" calcext:value-type="string">
            <text:p>14:14</text:p>
          </table:table-cell>
          <table:table-cell office:value-type="float" office:value="24.216" calcext:value-type="float">
            <text:p>24.216</text:p>
          </table:table-cell>
          <table:table-cell office:value-type="float" office:value="123.999" calcext:value-type="float">
            <text:p>123.999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07" calcext:value-type="float">
            <text:p>124.00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11/08/21 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table:style-name="Default" table:number-columns-repeated="2"/>
          <table:table-cell office:value-type="float" office:value="24.465" calcext:value-type="float">
            <text:p>24.465</text:p>
          </table:table-cell>
          <table:table-cell office:value-type="float" office:value="123.84" calcext:value-type="float">
            <text:p>123.84</text:p>
          </table:table-cell>
          <table:table-cell office:value-type="float" office:value="24.47" calcext:value-type="float">
            <text:p>24.47</text:p>
          </table:table-cell>
          <table:table-cell office:value-type="float" office:value="123.838" calcext:value-type="float">
            <text:p>123.838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11/08/21 </text:p>
          </table:table-cell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東</text:p>
          </table:table-cell>
          <table:table-cell/>
          <table:table-cell table:style-name="Default" table:number-columns-repeated="2"/>
          <table:table-cell office:value-type="float" office:value="24.478" calcext:value-type="float">
            <text:p>24.478</text:p>
          </table:table-cell>
          <table:table-cell office:value-type="float" office:value="123.829" calcext:value-type="float">
            <text:p>123.829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3.832" calcext:value-type="float">
            <text:p>123.832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string" calcext:value-type="string">
            <text:p>2011/08/21 </text:p>
          </table:table-cell>
          <table:table-cell office:value-type="float" office:value="797" calcext:value-type="float">
            <text:p>7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インダビシ</text:p>
          </table:table-cell>
          <table:table-cell/>
          <table:table-cell table:style-name="Default" table:number-columns-repeated="2"/>
          <table:table-cell office:value-type="float" office:value="24.429" calcext:value-type="float">
            <text:p>24.429</text:p>
          </table:table-cell>
          <table:table-cell office:value-type="float" office:value="123.85" calcext:value-type="float">
            <text:p>123.85</text:p>
          </table:table-cell>
          <table:table-cell office:value-type="float" office:value="24.425" calcext:value-type="float">
            <text:p>24.425</text:p>
          </table:table-cell>
          <table:table-cell office:value-type="float" office:value="123.857" calcext:value-type="float">
            <text:p>123.85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string" calcext:value-type="string">
            <text:p>2010/05/06 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09:29</text:p>
          </table:table-cell>
          <table:table-cell office:value-type="string" calcext:value-type="string">
            <text:p>10:04</text:p>
          </table:table-cell>
          <table:table-cell office:value-type="float" office:value="24.367" calcext:value-type="float">
            <text:p>24.367</text:p>
          </table:table-cell>
          <table:table-cell office:value-type="float" office:value="123.956" calcext:value-type="float">
            <text:p>123.956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56" calcext:value-type="float">
            <text:p>123.95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string" calcext:value-type="string">
            <text:p>2010/05/06 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12</text:p>
          </table:table-cell>
          <table:table-cell table:number-columns-repeated="2"/>
          <table:table-cell office:value-type="float" office:value="24.366" calcext:value-type="float">
            <text:p>24.366</text:p>
          </table:table-cell>
          <table:table-cell office:value-type="float" office:value="123.962" calcext:value-type="float">
            <text:p>123.962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string" calcext:value-type="string">
            <text:p>2010/05/06 </text:p>
          </table:table-cell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19</text:p>
          </table:table-cell>
          <table:table-cell office:value-type="float" office:value="24.366" calcext:value-type="float">
            <text:p>24.366</text:p>
          </table:table-cell>
          <table:table-cell office:value-type="float" office:value="123.961" calcext:value-type="float">
            <text:p>123.961</text:p>
          </table:table-cell>
          <table:table-cell office:value-type="float" office:value="24.365" calcext:value-type="float">
            <text:p>24.365</text:p>
          </table:table-cell>
          <table:table-cell office:value-type="float" office:value="123.96" calcext:value-type="float">
            <text:p>123.96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string" calcext:value-type="string">
            <text:p>2010/07/04 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0:08</text:p>
          </table:table-cell>
          <table:table-cell table:number-columns-repeated="4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string" calcext:value-type="string">
            <text:p>2010/07/04 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33</text:p>
          </table:table-cell>
          <table:table-cell table:number-columns-repeated="4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string" calcext:value-type="string">
            <text:p>2010/07/04 </text:p>
          </table:table-cell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53</text:p>
          </table:table-cell>
          <table:table-cell table:number-columns-repeated="4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string" calcext:value-type="string">
            <text:p>2010/07/04 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14</text:p>
          </table:table-cell>
          <table:table-cell table:number-columns-repeated="4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string" calcext:value-type="string">
            <text:p>2013/05/02 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ウビラ石</text:p>
          </table:table-cell>
          <table:table-cell office:value-type="string" calcext:value-type="string">
            <text:p>ハテルマケージュ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19</text:p>
          </table:table-cell>
          <table:table-cell office:value-type="float" office:value="24.279" calcext:value-type="float">
            <text:p>24.279</text:p>
          </table:table-cell>
          <table:table-cell office:value-type="float" office:value="123.69" calcext:value-type="float">
            <text:p>123.69</text:p>
          </table:table-cell>
          <table:table-cell office:value-type="float" office:value="24.281" calcext:value-type="float">
            <text:p>24.281</text:p>
          </table:table-cell>
          <table:table-cell office:value-type="float" office:value="123.683" calcext:value-type="float">
            <text:p>123.68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string" calcext:value-type="string">
            <text:p>2013/05/02 </text:p>
          </table:table-cell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ウビラ石</text:p>
          </table:table-cell>
          <table:table-cell office:value-type="string" calcext:value-type="string">
            <text:p>ハテルマケージュ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49</text:p>
          </table:table-cell>
          <table:table-cell office:value-type="float" office:value="24.277" calcext:value-type="float">
            <text:p>24.277</text:p>
          </table:table-cell>
          <table:table-cell office:value-type="float" office:value="123.72" calcext:value-type="float">
            <text:p>123.72</text:p>
          </table:table-cell>
          <table:table-cell office:value-type="float" office:value="24.276" calcext:value-type="float">
            <text:p>24.276</text:p>
          </table:table-cell>
          <table:table-cell office:value-type="float" office:value="123.713" calcext:value-type="float">
            <text:p>123.71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string" calcext:value-type="string">
            <text:p>2013/05/02 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南</text:p>
          </table:table-cell>
          <table:table-cell office:value-type="string" calcext:value-type="string">
            <text:p>タカバマー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27</text:p>
          </table:table-cell>
          <table:table-cell office:value-type="float" office:value="24.284" calcext:value-type="float">
            <text:p>24.284</text:p>
          </table:table-cell>
          <table:table-cell office:value-type="float" office:value="123.743" calcext:value-type="float">
            <text:p>123.743</text:p>
          </table:table-cell>
          <table:table-cell office:value-type="float" office:value="24.281" calcext:value-type="float">
            <text:p>24.281</text:p>
          </table:table-cell>
          <table:table-cell office:value-type="float" office:value="123.749" calcext:value-type="float">
            <text:p>123.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09/08/13 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トムル崎</text:p>
          </table:table-cell>
          <table:table-cell office:value-type="string" calcext:value-type="string">
            <text:p>ニシグルチ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58</text:p>
          </table:table-cell>
          <table:table-cell office:value-type="float" office:value="24.51" calcext:value-type="float">
            <text:p>24.51</text:p>
          </table:table-cell>
          <table:table-cell office:value-type="float" office:value="124.304" calcext:value-type="float">
            <text:p>124.304</text:p>
          </table:table-cell>
          <table:table-cell office:value-type="float" office:value="24.521" calcext:value-type="float">
            <text:p>24.521</text:p>
          </table:table-cell>
          <table:table-cell office:value-type="float" office:value="124.314" calcext:value-type="float">
            <text:p>124.3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09/08/13 </text:p>
          </table:table-cell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トゥガイ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38</text:p>
          </table:table-cell>
          <table:table-cell office:value-type="float" office:value="24.484" calcext:value-type="float">
            <text:p>24.484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24.48" calcext:value-type="float">
            <text:p>24.48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09/08/13 </text:p>
          </table:table-cell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カラ岳東</text:p>
          </table:table-cell>
          <table:table-cell office:value-type="string" calcext:value-type="string">
            <text:p>モリヤマグチ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6:05</text:p>
          </table:table-cell>
          <table:table-cell office:value-type="float" office:value="24.411" calcext:value-type="float">
            <text:p>24.411</text:p>
          </table:table-cell>
          <table:table-cell office:value-type="float" office:value="124.267" calcext:value-type="float">
            <text:p>124.267</text:p>
          </table:table-cell>
          <table:table-cell office:value-type="float" office:value="24.407" calcext:value-type="float">
            <text:p>24.407</text:p>
          </table:table-cell>
          <table:table-cell office:value-type="float" office:value="124.269" calcext:value-type="float">
            <text:p>124.2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2/10/08 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下地島東</text:p>
          </table:table-cell>
          <table:table-cell/>
          <table:table-cell office:value-type="string" calcext:value-type="string">
            <text:p>09:52</text:p>
          </table:table-cell>
          <table:table-cell office:value-type="string" calcext:value-type="string">
            <text:p>10:50</text:p>
          </table:table-cell>
          <table:table-cell office:value-type="float" office:value="24.225" calcext:value-type="float">
            <text:p>24.225</text:p>
          </table:table-cell>
          <table:table-cell office:value-type="float" office:value="123.953" calcext:value-type="float">
            <text:p>123.953</text:p>
          </table:table-cell>
          <table:table-cell office:value-type="float" office:value="24.218" calcext:value-type="float">
            <text:p>24.218</text:p>
          </table:table-cell>
          <table:table-cell office:value-type="float" office:value="123.943" calcext:value-type="float">
            <text:p>123.9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2/10/08 </text:p>
          </table:table-cell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1:23</text:p>
          </table:table-cell>
          <table:table-cell office:value-type="string" calcext:value-type="string">
            <text:p>12:11</text:p>
          </table:table-cell>
          <table:table-cell office:value-type="float" office:value="24.21" calcext:value-type="float">
            <text:p>24.21</text:p>
          </table:table-cell>
          <table:table-cell office:value-type="float" office:value="124.008" calcext:value-type="float">
            <text:p>124.008</text:p>
          </table:table-cell>
          <table:table-cell office:value-type="float" office:value="24.21" calcext:value-type="float">
            <text:p>24.21</text:p>
          </table:table-cell>
          <table:table-cell office:value-type="float" office:value="124.008" calcext:value-type="float">
            <text:p>124.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2/10/08 </text:p>
          </table:table-cell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3:20</text:p>
          </table:table-cell>
          <table:table-cell office:value-type="string" calcext:value-type="string">
            <text:p>14:12</text:p>
          </table:table-cell>
          <table:table-cell office:value-type="float" office:value="24.214" calcext:value-type="float">
            <text:p>24.214</text:p>
          </table:table-cell>
          <table:table-cell office:value-type="float" office:value="124.001" calcext:value-type="float">
            <text:p>124.001</text:p>
          </table:table-cell>
          <table:table-cell office:value-type="float" office:value="24.21" calcext:value-type="float">
            <text:p>24.21</text:p>
          </table:table-cell>
          <table:table-cell office:value-type="float" office:value="124.007" calcext:value-type="float">
            <text:p>124.0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05/11/24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下地島東</text:p>
          </table:table-cell>
          <table:table-cell/>
          <table:table-cell office:value-type="string" calcext:value-type="string">
            <text:p>10:46</text:p>
          </table:table-cell>
          <table:table-cell office:value-type="string" calcext:value-type="string">
            <text:p>11:41</text:p>
          </table:table-cell>
          <table:table-cell office:value-type="float" office:value="24.202" calcext:value-type="float">
            <text:p>24.202</text:p>
          </table:table-cell>
          <table:table-cell office:value-type="float" office:value="123.935" calcext:value-type="float">
            <text:p>123.93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05/11/24 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下地島南東</text:p>
          </table:table-cell>
          <table:table-cell/>
          <table:table-cell office:value-type="string" calcext:value-type="string">
            <text:p>12:14</text:p>
          </table:table-cell>
          <table:table-cell office:value-type="string" calcext:value-type="string">
            <text:p>13:14</text:p>
          </table:table-cell>
          <table:table-cell office:value-type="float" office:value="24.207" calcext:value-type="float">
            <text:p>24.207</text:p>
          </table:table-cell>
          <table:table-cell office:value-type="float" office:value="123.927" calcext:value-type="float">
            <text:p>123.92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05/11/24 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下地島南西</text:p>
          </table:table-cell>
          <table:table-cell/>
          <table:table-cell office:value-type="string" calcext:value-type="string">
            <text:p>14:55</text:p>
          </table:table-cell>
          <table:table-cell office:value-type="string" calcext:value-type="string">
            <text:p>15:44</text:p>
          </table:table-cell>
          <table:table-cell office:value-type="float" office:value="24.213" calcext:value-type="float">
            <text:p>24.213</text:p>
          </table:table-cell>
          <table:table-cell office:value-type="float" office:value="123.913" calcext:value-type="float">
            <text:p>123.913</text:p>
          </table:table-cell>
          <table:table-cell office:value-type="float" office:value="24.21" calcext:value-type="float">
            <text:p>24.21</text:p>
          </table:table-cell>
          <table:table-cell office:value-type="float" office:value="123.913" calcext:value-type="float">
            <text:p>123.913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string" calcext:value-type="string">
            <text:p>2005/05/01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52</text:p>
          </table:table-cell>
          <table:table-cell office:value-type="float" office:value="24.374" calcext:value-type="float">
            <text:p>24.374</text:p>
          </table:table-cell>
          <table:table-cell office:value-type="float" office:value="123.947" calcext:value-type="float">
            <text:p>123.947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string" calcext:value-type="string">
            <text:p>2005/05/01 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4:06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64" calcext:value-type="float">
            <text:p>123.964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string" calcext:value-type="string">
            <text:p>2008/09/22 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北西</text:p>
          </table:table-cell>
          <table:table-cell/>
          <table:table-cell office:value-type="string" calcext:value-type="string">
            <text:p>10:15</text:p>
          </table:table-cell>
          <table:table-cell office:value-type="string" calcext:value-type="string">
            <text:p>11:14</text:p>
          </table:table-cell>
          <table:table-cell office:value-type="float" office:value="24.235" calcext:value-type="float">
            <text:p>24.235</text:p>
          </table:table-cell>
          <table:table-cell office:value-type="float" office:value="123.99" calcext:value-type="float">
            <text:p>123.99</text:p>
          </table:table-cell>
          <table:table-cell office:value-type="float" office:value="24.235" calcext:value-type="float">
            <text:p>24.235</text:p>
          </table:table-cell>
          <table:table-cell office:value-type="float" office:value="123.989" calcext:value-type="float">
            <text:p>123.989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string" calcext:value-type="string">
            <text:p>2008/09/22 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/>
          <table:table-cell office:value-type="string" calcext:value-type="string">
            <text:p>13:22</text:p>
          </table:table-cell>
          <table:table-cell office:value-type="string" calcext:value-type="string">
            <text:p>14:22</text:p>
          </table:table-cell>
          <table:table-cell office:value-type="float" office:value="24.263" calcext:value-type="float">
            <text:p>24.263</text:p>
          </table:table-cell>
          <table:table-cell office:value-type="float" office:value="124.09" calcext:value-type="float">
            <text:p>124.09</text:p>
          </table:table-cell>
          <table:table-cell office:value-type="float" office:value="24.255" calcext:value-type="float">
            <text:p>24.255</text:p>
          </table:table-cell>
          <table:table-cell office:value-type="float" office:value="124.088" calcext:value-type="float">
            <text:p>124.088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2010/07/05 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48</text:p>
          </table:table-cell>
          <table:table-cell table:number-columns-repeated="4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2010/07/05 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53</text:p>
          </table:table-cell>
          <table:table-cell table:number-columns-repeated="4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2010/07/05 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08</text:p>
          </table:table-cell>
          <table:table-cell table:number-columns-repeated="4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2013/05/03 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白保崎</text:p>
          </table:table-cell>
          <table:table-cell office:value-type="string" calcext:value-type="string">
            <text:p>シラホトゥガイ</text:p>
          </table:table-cell>
          <table:table-cell office:value-type="string" calcext:value-type="string">
            <text:p>09:23</text:p>
          </table:table-cell>
          <table:table-cell office:value-type="string" calcext:value-type="string">
            <text:p>10:09</text:p>
          </table:table-cell>
          <table:table-cell office:value-type="float" office:value="24.335" calcext:value-type="float">
            <text:p>24.335</text:p>
          </table:table-cell>
          <table:table-cell office:value-type="float" office:value="124.253" calcext:value-type="float">
            <text:p>124.253</text:p>
          </table:table-cell>
          <table:table-cell office:value-type="float" office:value="24.333" calcext:value-type="float">
            <text:p>24.333</text:p>
          </table:table-cell>
          <table:table-cell office:value-type="float" office:value="124.25" calcext:value-type="float">
            <text:p>124.25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2013/05/03 </text:p>
          </table:table-cell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04</text:p>
          </table:table-cell>
          <table:table-cell office:value-type="float" office:value="24.242" calcext:value-type="float">
            <text:p>24.242</text:p>
          </table:table-cell>
          <table:table-cell office:value-type="float" office:value="124.113" calcext:value-type="float">
            <text:p>124.113</text:p>
          </table:table-cell>
          <table:table-cell office:value-type="float" office:value="24.244" calcext:value-type="float">
            <text:p>24.244</text:p>
          </table:table-cell>
          <table:table-cell office:value-type="float" office:value="124.119" calcext:value-type="float">
            <text:p>124.11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2013/05/03 </text:p>
          </table:table-cell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4:13</text:p>
          </table:table-cell>
          <table:table-cell office:value-type="float" office:value="24.243" calcext:value-type="float">
            <text:p>24.243</text:p>
          </table:table-cell>
          <table:table-cell office:value-type="float" office:value="124.102" calcext:value-type="float">
            <text:p>124.102</text:p>
          </table:table-cell>
          <table:table-cell office:value-type="float" office:value="24.242" calcext:value-type="float">
            <text:p>24.242</text:p>
          </table:table-cell>
          <table:table-cell office:value-type="float" office:value="124.113" calcext:value-type="float">
            <text:p>124.113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2013/05/03 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ウーロンマガイ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54</text:p>
          </table:table-cell>
          <table:table-cell office:value-type="float" office:value="24.243" calcext:value-type="float">
            <text:p>24.243</text:p>
          </table:table-cell>
          <table:table-cell office:value-type="float" office:value="124.119" calcext:value-type="float">
            <text:p>124.119</text:p>
          </table:table-cell>
          <table:table-cell office:value-type="float" office:value="24.245" calcext:value-type="float">
            <text:p>24.245</text:p>
          </table:table-cell>
          <table:table-cell office:value-type="float" office:value="124.124" calcext:value-type="float">
            <text:p>124.1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8/04/29 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1:17</text:p>
          </table:table-cell>
          <table:table-cell office:value-type="string" calcext:value-type="string">
            <text:p>12:10</text:p>
          </table:table-cell>
          <table:table-cell office:value-type="float" office:value="24.472" calcext:value-type="float">
            <text:p>24.472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3.801" calcext:value-type="float">
            <text:p>123.8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8/04/29 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2:47</text:p>
          </table:table-cell>
          <table:table-cell office:value-type="string" calcext:value-type="string">
            <text:p>13:52</text:p>
          </table:table-cell>
          <table:table-cell office:value-type="float" office:value="24.476" calcext:value-type="float">
            <text:p>24.476</text:p>
          </table:table-cell>
          <table:table-cell office:value-type="float" office:value="123.803" calcext:value-type="float">
            <text:p>123.803</text:p>
          </table:table-cell>
          <table:table-cell office:value-type="float" office:value="24.483" calcext:value-type="float">
            <text:p>24.483</text:p>
          </table:table-cell>
          <table:table-cell office:value-type="float" office:value="123.808" calcext:value-type="float">
            <text:p>123.8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8/04/29 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南西</text:p>
          </table:table-cell>
          <table:table-cell/>
          <table:table-cell office:value-type="string" calcext:value-type="string">
            <text:p>15:50</text:p>
          </table:table-cell>
          <table:table-cell office:value-type="string" calcext:value-type="string">
            <text:p>16:46</text:p>
          </table:table-cell>
          <table:table-cell office:value-type="float" office:value="24.465" calcext:value-type="float">
            <text:p>24.465</text:p>
          </table:table-cell>
          <table:table-cell office:value-type="float" office:value="123.801" calcext:value-type="float">
            <text:p>123.801</text:p>
          </table:table-cell>
          <table:table-cell office:value-type="float" office:value="24.47" calcext:value-type="float">
            <text:p>24.47</text:p>
          </table:table-cell>
          <table:table-cell office:value-type="float" office:value="123.801" calcext:value-type="float">
            <text:p>123.8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9/08/14 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西</text:p>
          </table:table-cell>
          <table:table-cell office:value-type="string" calcext:value-type="string">
            <text:p>ヒーグルマー</text:p>
          </table:table-cell>
          <table:table-cell office:value-type="string" calcext:value-type="string">
            <text:p>09:26</text:p>
          </table:table-cell>
          <table:table-cell office:value-type="string" calcext:value-type="string">
            <text:p>10:28</text:p>
          </table:table-cell>
          <table:table-cell office:value-type="float" office:value="24.269" calcext:value-type="float">
            <text:p>24.269</text:p>
          </table:table-cell>
          <table:table-cell office:value-type="float" office:value="124.159" calcext:value-type="float">
            <text:p>124.159</text:p>
          </table:table-cell>
          <table:table-cell office:value-type="float" office:value="24.27" calcext:value-type="float">
            <text:p>24.27</text:p>
          </table:table-cell>
          <table:table-cell office:value-type="float" office:value="124.16" calcext:value-type="float">
            <text:p>124.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9/08/14 </text:p>
          </table:table-cell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西</text:p>
          </table:table-cell>
          <table:table-cell office:value-type="string" calcext:value-type="string">
            <text:p>ヒーグルマー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43</text:p>
          </table:table-cell>
          <table:table-cell table:number-columns-repeated="2"/>
          <table:table-cell office:value-type="float" office:value="24.27" calcext:value-type="float">
            <text:p>24.27</text:p>
          </table:table-cell>
          <table:table-cell office:value-type="float" office:value="124.16" calcext:value-type="float">
            <text:p>124.16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string" calcext:value-type="string">
            <text:p>2005/11/25 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落水崎</text:p>
          </table:table-cell>
          <table:table-cell/>
          <table:table-cell office:value-type="string" calcext:value-type="string">
            <text:p>10:47</text:p>
          </table:table-cell>
          <table:table-cell office:value-type="string" calcext:value-type="string">
            <text:p>11:38</text:p>
          </table:table-cell>
          <table:table-cell office:value-type="float" office:value="24.275" calcext:value-type="float">
            <text:p>24.275</text:p>
          </table:table-cell>
          <table:table-cell office:value-type="float" office:value="123.728" calcext:value-type="float">
            <text:p>123.728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string" calcext:value-type="string">
            <text:p>2005/11/25 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落水崎</text:p>
          </table:table-cell>
          <table:table-cell/>
          <table:table-cell office:value-type="string" calcext:value-type="string">
            <text:p>12:14</text:p>
          </table:table-cell>
          <table:table-cell office:value-type="string" calcext:value-type="string">
            <text:p>13:15</text:p>
          </table:table-cell>
          <table:table-cell office:value-type="float" office:value="24.278" calcext:value-type="float">
            <text:p>24.278</text:p>
          </table:table-cell>
          <table:table-cell office:value-type="float" office:value="123.721" calcext:value-type="float">
            <text:p>123.721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string" calcext:value-type="string">
            <text:p>2005/11/25 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鹿ノ川湾</text:p>
          </table:table-cell>
          <table:table-cell/>
          <table:table-cell office:value-type="string" calcext:value-type="string">
            <text:p>14:55</text:p>
          </table:table-cell>
          <table:table-cell office:value-type="string" calcext:value-type="string">
            <text:p>15:45</text:p>
          </table:table-cell>
          <table:table-cell office:value-type="float" office:value="24.285" calcext:value-type="float">
            <text:p>24.285</text:p>
          </table:table-cell>
          <table:table-cell office:value-type="float" office:value="123.742" calcext:value-type="float">
            <text:p>123.742</text:p>
          </table:table-cell>
          <table:table-cell office:value-type="float" office:value="24.287" calcext:value-type="float">
            <text:p>24.287</text:p>
          </table:table-cell>
          <table:table-cell office:value-type="float" office:value="123.74" calcext:value-type="float">
            <text:p>123.74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string" calcext:value-type="string">
            <text:p>2005/05/02 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地島西</text:p>
          </table:table-cell>
          <table:table-cell/>
          <table:table-cell office:value-type="string" calcext:value-type="string">
            <text:p>10:43</text:p>
          </table:table-cell>
          <table:table-cell office:value-type="string" calcext:value-type="string">
            <text:p>11:40</text:p>
          </table:table-cell>
          <table:table-cell office:value-type="float" office:value="24.236" calcext:value-type="float">
            <text:p>24.236</text:p>
          </table:table-cell>
          <table:table-cell office:value-type="float" office:value="123.927" calcext:value-type="float">
            <text:p>123.927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string" calcext:value-type="string">
            <text:p>2005/05/02 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上地島西</text:p>
          </table:table-cell>
          <table:table-cell/>
          <table:table-cell office:value-type="string" calcext:value-type="string">
            <text:p>13:51</text:p>
          </table:table-cell>
          <table:table-cell office:value-type="string" calcext:value-type="string">
            <text:p>14:43</text:p>
          </table:table-cell>
          <table:table-cell office:value-type="float" office:value="24.23" calcext:value-type="float">
            <text:p>24.23</text:p>
          </table:table-cell>
          <table:table-cell office:value-type="float" office:value="123.924" calcext:value-type="float">
            <text:p>123.924</text:p>
          </table:table-cell>
          <table:table-cell office:value-type="float" office:value="24.229" calcext:value-type="float">
            <text:p>24.229</text:p>
          </table:table-cell>
          <table:table-cell office:value-type="float" office:value="123.921" calcext:value-type="float">
            <text:p>123.921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string" calcext:value-type="string">
            <text:p>2005/05/02 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北西</text:p>
          </table:table-cell>
          <table:table-cell office:value-type="string" calcext:value-type="string">
            <text:p>ウウグチ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25</text:p>
          </table:table-cell>
          <table:table-cell table:number-columns-repeated="4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string" calcext:value-type="string">
            <text:p>2010/08/04 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タカナ崎</text:p>
          </table:table-cell>
          <table:table-cell/>
          <table:table-cell office:value-type="string" calcext:value-type="string">
            <text:p>10:12</text:p>
          </table:table-cell>
          <table:table-cell office:value-type="string" calcext:value-type="string">
            <text:p>10:41</text:p>
          </table:table-cell>
          <table:table-cell office:value-type="float" office:value="24.05" calcext:value-type="float">
            <text:p>24.05</text:p>
          </table:table-cell>
          <table:table-cell office:value-type="float" office:value="123.807" calcext:value-type="float">
            <text:p>123.807</text:p>
          </table:table-cell>
          <table:table-cell office:value-type="float" office:value="24.048" calcext:value-type="float">
            <text:p>24.048</text:p>
          </table:table-cell>
          <table:table-cell office:value-type="float" office:value="123.803" calcext:value-type="float">
            <text:p>123.80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string" calcext:value-type="string">
            <text:p>2010/08/04 </text:p>
          </table:table-cell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南東</text:p>
          </table:table-cell>
          <table:table-cell/>
          <table:table-cell office:value-type="string" calcext:value-type="string">
            <text:p>11:05</text:p>
          </table:table-cell>
          <table:table-cell office:value-type="string" calcext:value-type="string">
            <text:p>11:39</text:p>
          </table:table-cell>
          <table:table-cell office:value-type="float" office:value="24.042" calcext:value-type="float">
            <text:p>24.042</text:p>
          </table:table-cell>
          <table:table-cell office:value-type="float" office:value="123.788" calcext:value-type="float">
            <text:p>123.788</text:p>
          </table:table-cell>
          <table:table-cell office:value-type="float" office:value="24.041" calcext:value-type="float">
            <text:p>24.041</text:p>
          </table:table-cell>
          <table:table-cell office:value-type="float" office:value="123.781" calcext:value-type="float">
            <text:p>123.781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string" calcext:value-type="string">
            <text:p>2010/08/04 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南</text:p>
          </table:table-cell>
          <table:table-cell/>
          <table:table-cell office:value-type="string" calcext:value-type="string">
            <text:p>13:11</text:p>
          </table:table-cell>
          <table:table-cell office:value-type="string" calcext:value-type="string">
            <text:p>13:50</text:p>
          </table:table-cell>
          <table:table-cell office:value-type="float" office:value="24.045" calcext:value-type="float">
            <text:p>24.045</text:p>
          </table:table-cell>
          <table:table-cell office:value-type="float" office:value="123.76" calcext:value-type="float">
            <text:p>123.76</text:p>
          </table:table-cell>
          <table:table-cell office:value-type="float" office:value="24.045" calcext:value-type="float">
            <text:p>24.045</text:p>
          </table:table-cell>
          <table:table-cell office:value-type="float" office:value="123.753" calcext:value-type="float">
            <text:p>123.75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string" calcext:value-type="string">
            <text:p>2010/08/04 </text:p>
          </table:table-cell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波照間島南</text:p>
          </table:table-cell>
          <table:table-cell/>
          <table:table-cell office:value-type="string" calcext:value-type="string">
            <text:p>14:17</text:p>
          </table:table-cell>
          <table:table-cell office:value-type="string" calcext:value-type="string">
            <text:p>15:04</text:p>
          </table:table-cell>
          <table:table-cell office:value-type="float" office:value="24.047" calcext:value-type="float">
            <text:p>24.047</text:p>
          </table:table-cell>
          <table:table-cell office:value-type="float" office:value="123.752" calcext:value-type="float">
            <text:p>123.752</text:p>
          </table:table-cell>
          <table:table-cell office:value-type="float" office:value="24.048" calcext:value-type="float">
            <text:p>24.048</text:p>
          </table:table-cell>
          <table:table-cell office:value-type="float" office:value="123.742" calcext:value-type="float">
            <text:p>123.742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string" calcext:value-type="string">
            <text:p>2013/05/04 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網取湾</text:p>
          </table:table-cell>
          <table:table-cell/>
          <table:table-cell office:value-type="string" calcext:value-type="string">
            <text:p>10:53</text:p>
          </table:table-cell>
          <table:table-cell office:value-type="string" calcext:value-type="string">
            <text:p>11:37</text:p>
          </table:table-cell>
          <table:table-cell office:value-type="float" office:value="24.342" calcext:value-type="float">
            <text:p>24.342</text:p>
          </table:table-cell>
          <table:table-cell office:value-type="float" office:value="123.68" calcext:value-type="float">
            <text:p>123.68</text:p>
          </table:table-cell>
          <table:table-cell office:value-type="float" office:value="24.346" calcext:value-type="float">
            <text:p>24.346</text:p>
          </table:table-cell>
          <table:table-cell office:value-type="float" office:value="123.679" calcext:value-type="float">
            <text:p>123.679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string" calcext:value-type="string">
            <text:p>2013/05/04 </text:p>
          </table:table-cell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網取湾</text:p>
          </table:table-cell>
          <table:table-cell/>
          <table:table-cell office:value-type="string" calcext:value-type="string">
            <text:p>12:05</text:p>
          </table:table-cell>
          <table:table-cell office:value-type="string" calcext:value-type="string">
            <text:p>13:00</text:p>
          </table:table-cell>
          <table:table-cell office:value-type="float" office:value="24.349" calcext:value-type="float">
            <text:p>24.349</text:p>
          </table:table-cell>
          <table:table-cell office:value-type="float" office:value="123.686" calcext:value-type="float">
            <text:p>123.686</text:p>
          </table:table-cell>
          <table:table-cell office:value-type="float" office:value="24.345" calcext:value-type="float">
            <text:p>24.345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string" calcext:value-type="string">
            <text:p>2013/05/04 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外離島西</text:p>
          </table:table-cell>
          <table:table-cell/>
          <table:table-cell office:value-type="string" calcext:value-type="string">
            <text:p>14:35</text:p>
          </table:table-cell>
          <table:table-cell office:value-type="string" calcext:value-type="string">
            <text:p>15:28</text:p>
          </table:table-cell>
          <table:table-cell office:value-type="float" office:value="24.376" calcext:value-type="float">
            <text:p>24.376</text:p>
          </table:table-cell>
          <table:table-cell office:value-type="float" office:value="123.707" calcext:value-type="float">
            <text:p>123.707</text:p>
          </table:table-cell>
          <table:table-cell office:value-type="float" office:value="24.382" calcext:value-type="float">
            <text:p>24.382</text:p>
          </table:table-cell>
          <table:table-cell office:value-type="float" office:value="123.712" calcext:value-type="float">
            <text:p>123.7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8/04/30 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北</text:p>
          </table:table-cell>
          <table:table-cell office:value-type="string" calcext:value-type="string">
            <text:p>ノバルグチ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0:58</text:p>
          </table:table-cell>
          <table:table-cell office:value-type="float" office:value="24.39" calcext:value-type="float">
            <text:p>24.39</text:p>
          </table:table-cell>
          <table:table-cell office:value-type="float" office:value="123.919" calcext:value-type="float">
            <text:p>123.919</text:p>
          </table:table-cell>
          <table:table-cell office:value-type="float" office:value="24.39" calcext:value-type="float">
            <text:p>24.39</text:p>
          </table:table-cell>
          <table:table-cell office:value-type="float" office:value="123.923" calcext:value-type="float">
            <text:p>123.9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8/04/30 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北</text:p>
          </table:table-cell>
          <table:table-cell office:value-type="string" calcext:value-type="string">
            <text:p>ノバルグチ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24</text:p>
          </table:table-cell>
          <table:table-cell office:value-type="float" office:value="24.39" calcext:value-type="float">
            <text:p>24.39</text:p>
          </table:table-cell>
          <table:table-cell office:value-type="float" office:value="123.922" calcext:value-type="float">
            <text:p>123.922</text:p>
          </table:table-cell>
          <table:table-cell office:value-type="float" office:value="24.39" calcext:value-type="float">
            <text:p>24.39</text:p>
          </table:table-cell>
          <table:table-cell office:value-type="float" office:value="123.924" calcext:value-type="float">
            <text:p>123.9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9/08/15 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仲御神島南東</text:p>
          </table:table-cell>
          <table:table-cell/>
          <table:table-cell office:value-type="string" calcext:value-type="string">
            <text:p>10:18</text:p>
          </table:table-cell>
          <table:table-cell office:value-type="string" calcext:value-type="string">
            <text:p>11:07</text:p>
          </table:table-cell>
          <table:table-cell office:value-type="float" office:value="24.194" calcext:value-type="float">
            <text:p>24.194</text:p>
          </table:table-cell>
          <table:table-cell office:value-type="float" office:value="123.571" calcext:value-type="float">
            <text:p>123.571</text:p>
          </table:table-cell>
          <table:table-cell office:value-type="float" office:value="24.198" calcext:value-type="float">
            <text:p>24.198</text:p>
          </table:table-cell>
          <table:table-cell office:value-type="float" office:value="123.573" calcext:value-type="float">
            <text:p>123.5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9/08/15 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仲御神島南</text:p>
          </table:table-cell>
          <table:table-cell/>
          <table:table-cell office:value-type="string" calcext:value-type="string">
            <text:p>12:03</text:p>
          </table:table-cell>
          <table:table-cell office:value-type="string" calcext:value-type="string">
            <text:p>12:49</text:p>
          </table:table-cell>
          <table:table-cell office:value-type="float" office:value="24.191" calcext:value-type="float">
            <text:p>24.191</text:p>
          </table:table-cell>
          <table:table-cell office:value-type="float" office:value="123.559" calcext:value-type="float">
            <text:p>123.559</text:p>
          </table:table-cell>
          <table:table-cell office:value-type="float" office:value="24.194" calcext:value-type="float">
            <text:p>24.194</text:p>
          </table:table-cell>
          <table:table-cell office:value-type="float" office:value="123.55" calcext:value-type="float">
            <text:p>123.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9/08/15 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仲御神島北東</text:p>
          </table:table-cell>
          <table:table-cell/>
          <table:table-cell office:value-type="string" calcext:value-type="string">
            <text:p>14:42</text:p>
          </table:table-cell>
          <table:table-cell office:value-type="string" calcext:value-type="string">
            <text:p>15:38</text:p>
          </table:table-cell>
          <table:table-cell office:value-type="float" office:value="24.197" calcext:value-type="float">
            <text:p>24.197</text:p>
          </table:table-cell>
          <table:table-cell office:value-type="float" office:value="123.567" calcext:value-type="float">
            <text:p>123.567</text:p>
          </table:table-cell>
          <table:table-cell office:value-type="float" office:value="24.195" calcext:value-type="float">
            <text:p>24.195</text:p>
          </table:table-cell>
          <table:table-cell office:value-type="float" office:value="123.573" calcext:value-type="float">
            <text:p>123.57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string" calcext:value-type="string">
            <text:p>2005/05/03 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1:26</text:p>
          </table:table-cell>
          <table:table-cell office:value-type="string" calcext:value-type="string">
            <text:p>12:14</text:p>
          </table:table-cell>
          <table:table-cell office:value-type="float" office:value="24.072" calcext:value-type="float">
            <text:p>24.072</text:p>
          </table:table-cell>
          <table:table-cell office:value-type="float" office:value="123.753" calcext:value-type="float">
            <text:p>123.753</text:p>
          </table:table-cell>
          <table:table-cell table:number-columns-repeated="2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string" calcext:value-type="string">
            <text:p>2005/05/03 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4:00</text:p>
          </table:table-cell>
          <table:table-cell office:value-type="string" calcext:value-type="string">
            <text:p>14:48</text:p>
          </table:table-cell>
          <table:table-cell office:value-type="float" office:value="24.048" calcext:value-type="float">
            <text:p>24.048</text:p>
          </table:table-cell>
          <table:table-cell office:value-type="float" office:value="123.747" calcext:value-type="float">
            <text:p>123.747</text:p>
          </table:table-cell>
          <table:table-cell office:value-type="float" office:value="24.055" calcext:value-type="float">
            <text:p>24.055</text:p>
          </table:table-cell>
          <table:table-cell office:value-type="float" office:value="123.737" calcext:value-type="float">
            <text:p>123.737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string" calcext:value-type="string">
            <text:p>2005/05/03 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5:27</text:p>
          </table:table-cell>
          <table:table-cell office:value-type="string" calcext:value-type="string">
            <text:p>16:04</text:p>
          </table:table-cell>
          <table:table-cell office:value-type="float" office:value="24.047" calcext:value-type="float">
            <text:p>24.047</text:p>
          </table:table-cell>
          <table:table-cell office:value-type="float" office:value="123.747" calcext:value-type="float">
            <text:p>123.747</text:p>
          </table:table-cell>
          <table:table-cell office:value-type="float" office:value="24.053" calcext:value-type="float">
            <text:p>24.053</text:p>
          </table:table-cell>
          <table:table-cell office:value-type="float" office:value="123.735" calcext:value-type="float">
            <text:p>123.735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string" calcext:value-type="string">
            <text:p>2010/08/05 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仲御神島南</text:p>
          </table:table-cell>
          <table:table-cell/>
          <table:table-cell office:value-type="string" calcext:value-type="string">
            <text:p>11:00</text:p>
          </table:table-cell>
          <table:table-cell office:value-type="string" calcext:value-type="string">
            <text:p>11:46</text:p>
          </table:table-cell>
          <table:table-cell office:value-type="float" office:value="24.193" calcext:value-type="float">
            <text:p>24.193</text:p>
          </table:table-cell>
          <table:table-cell office:value-type="float" office:value="123.569" calcext:value-type="float">
            <text:p>123.569</text:p>
          </table:table-cell>
          <table:table-cell office:value-type="float" office:value="24.199" calcext:value-type="float">
            <text:p>24.199</text:p>
          </table:table-cell>
          <table:table-cell office:value-type="float" office:value="123.573" calcext:value-type="float">
            <text:p>123.57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string" calcext:value-type="string">
            <text:p>2010/08/05 </text:p>
          </table:table-cell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仲御神島南</text:p>
          </table:table-cell>
          <table:table-cell/>
          <table:table-cell office:value-type="string" calcext:value-type="string">
            <text:p>12:04</text:p>
          </table:table-cell>
          <table:table-cell office:value-type="string" calcext:value-type="string">
            <text:p>12:49</text:p>
          </table:table-cell>
          <table:table-cell office:value-type="float" office:value="24.193" calcext:value-type="float">
            <text:p>24.193</text:p>
          </table:table-cell>
          <table:table-cell office:value-type="float" office:value="123.57" calcext:value-type="float">
            <text:p>123.57</text:p>
          </table:table-cell>
          <table:table-cell office:value-type="float" office:value="24.198" calcext:value-type="float">
            <text:p>24.198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string" calcext:value-type="string">
            <text:p>2010/08/05 </text:p>
          </table:table-cell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仲御神島東</text:p>
          </table:table-cell>
          <table:table-cell/>
          <table:table-cell office:value-type="string" calcext:value-type="string">
            <text:p>14:25</text:p>
          </table:table-cell>
          <table:table-cell office:value-type="string" calcext:value-type="string">
            <text:p>14:57</text:p>
          </table:table-cell>
          <table:table-cell office:value-type="float" office:value="24.196" calcext:value-type="float">
            <text:p>24.196</text:p>
          </table:table-cell>
          <table:table-cell office:value-type="float" office:value="123.576" calcext:value-type="float">
            <text:p>123.576</text:p>
          </table:table-cell>
          <table:table-cell office:value-type="float" office:value="24.196" calcext:value-type="float">
            <text:p>24.196</text:p>
          </table:table-cell>
          <table:table-cell office:value-type="float" office:value="123.576" calcext:value-type="float">
            <text:p>123.57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string" calcext:value-type="string">
            <text:p>2011/04/28 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0:57</text:p>
          </table:table-cell>
          <table:table-cell office:value-type="float" office:value="24.227" calcext:value-type="float">
            <text:p>24.227</text:p>
          </table:table-cell>
          <table:table-cell office:value-type="float" office:value="124.042" calcext:value-type="float">
            <text:p>124.042</text:p>
          </table:table-cell>
          <table:table-cell office:value-type="float" office:value="24.221" calcext:value-type="float">
            <text:p>24.221</text:p>
          </table:table-cell>
          <table:table-cell office:value-type="float" office:value="124.035" calcext:value-type="float">
            <text:p>124.03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string" calcext:value-type="string">
            <text:p>2011/04/28 </text:p>
          </table:table-cell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15</text:p>
          </table:table-cell>
          <table:table-cell office:value-type="float" office:value="24.219" calcext:value-type="float">
            <text:p>24.219</text:p>
          </table:table-cell>
          <table:table-cell office:value-type="float" office:value="124.027" calcext:value-type="float">
            <text:p>124.027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17" calcext:value-type="float">
            <text:p>124.01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string" calcext:value-type="string">
            <text:p>2011/04/28 </text:p>
          </table:table-cell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5:07</text:p>
          </table:table-cell>
          <table:table-cell office:value-type="float" office:value="24.248" calcext:value-type="float">
            <text:p>24.248</text:p>
          </table:table-cell>
          <table:table-cell office:value-type="float" office:value="124.097" calcext:value-type="float">
            <text:p>124.097</text:p>
          </table:table-cell>
          <table:table-cell office:value-type="float" office:value="24.249" calcext:value-type="float">
            <text:p>24.249</text:p>
          </table:table-cell>
          <table:table-cell office:value-type="float" office:value="124.091" calcext:value-type="float">
            <text:p>124.091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string" calcext:value-type="string">
            <text:p>5013/05/05 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パイミ崎</text:p>
          </table:table-cell>
          <table:table-cell/>
          <table:table-cell office:value-type="string" calcext:value-type="string">
            <text:p>10:58</text:p>
          </table:table-cell>
          <table:table-cell office:value-type="string" calcext:value-type="string">
            <text:p>11:37</text:p>
          </table:table-cell>
          <table:table-cell office:value-type="float" office:value="24.307" calcext:value-type="float">
            <text:p>24.307</text:p>
          </table:table-cell>
          <table:table-cell office:value-type="float" office:value="123.661" calcext:value-type="float">
            <text:p>123.661</text:p>
          </table:table-cell>
          <table:table-cell office:value-type="float" office:value="24.303" calcext:value-type="float">
            <text:p>24.303</text:p>
          </table:table-cell>
          <table:table-cell office:value-type="float" office:value="123.663" calcext:value-type="float">
            <text:p>123.66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string" calcext:value-type="string">
            <text:p>5013/05/05 </text:p>
          </table:table-cell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崎山湾</text:p>
          </table:table-cell>
          <table:table-cell/>
          <table:table-cell office:value-type="string" calcext:value-type="string">
            <text:p>12:23</text:p>
          </table:table-cell>
          <table:table-cell office:value-type="string" calcext:value-type="string">
            <text:p>13:12</text:p>
          </table:table-cell>
          <table:table-cell office:value-type="float" office:value="24.312" calcext:value-type="float">
            <text:p>24.312</text:p>
          </table:table-cell>
          <table:table-cell office:value-type="float" office:value="123.662" calcext:value-type="float">
            <text:p>123.662</text:p>
          </table:table-cell>
          <table:table-cell office:value-type="float" office:value="24.306" calcext:value-type="float">
            <text:p>24.306</text:p>
          </table:table-cell>
          <table:table-cell office:value-type="float" office:value="123.661" calcext:value-type="float">
            <text:p>123.661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string" calcext:value-type="string">
            <text:p>5013/05/05 </text:p>
          </table:table-cell>
          <table:table-cell office:value-type="float" office:value="846" calcext:value-type="float">
            <text:p>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崎山湾</text:p>
          </table:table-cell>
          <table:table-cell/>
          <table:table-cell office:value-type="string" calcext:value-type="string">
            <text:p>15:05</text:p>
          </table:table-cell>
          <table:table-cell office:value-type="string" calcext:value-type="string">
            <text:p>15:46</text:p>
          </table:table-cell>
          <table:table-cell office:value-type="float" office:value="24.316" calcext:value-type="float">
            <text:p>24.316</text:p>
          </table:table-cell>
          <table:table-cell office:value-type="float" office:value="123.667" calcext:value-type="float">
            <text:p>123.667</text:p>
          </table:table-cell>
          <table:table-cell office:value-type="float" office:value="24.314" calcext:value-type="float">
            <text:p>24.314</text:p>
          </table:table-cell>
          <table:table-cell office:value-type="float" office:value="123.663" calcext:value-type="float">
            <text:p>123.6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09/08/16 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カラ岳東</text:p>
          </table:table-cell>
          <table:table-cell office:value-type="string" calcext:value-type="string">
            <text:p>モリヤマグチ</text:p>
          </table:table-cell>
          <table:table-cell office:value-type="string" calcext:value-type="string">
            <text:p>09:56</text:p>
          </table:table-cell>
          <table:table-cell office:value-type="string" calcext:value-type="string">
            <text:p>10:52</text:p>
          </table:table-cell>
          <table:table-cell office:value-type="float" office:value="24.399" calcext:value-type="float">
            <text:p>24.399</text:p>
          </table:table-cell>
          <table:table-cell office:value-type="float" office:value="124.267" calcext:value-type="float">
            <text:p>124.267</text:p>
          </table:table-cell>
          <table:table-cell office:value-type="float" office:value="24.396" calcext:value-type="float">
            <text:p>24.396</text:p>
          </table:table-cell>
          <table:table-cell office:value-type="float" office:value="124.265" calcext:value-type="float">
            <text:p>124.2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09/08/16 </text:p>
          </table:table-cell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カラ岳東</text:p>
          </table:table-cell>
          <table:table-cell office:value-type="string" calcext:value-type="string">
            <text:p>モリヤマ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00</text:p>
          </table:table-cell>
          <table:table-cell office:value-type="float" office:value="24.381" calcext:value-type="float">
            <text:p>24.381</text:p>
          </table:table-cell>
          <table:table-cell office:value-type="float" office:value="124.262" calcext:value-type="float">
            <text:p>124.262</text:p>
          </table:table-cell>
          <table:table-cell office:value-type="float" office:value="24.385" calcext:value-type="float">
            <text:p>24.385</text:p>
          </table:table-cell>
          <table:table-cell office:value-type="float" office:value="124.261" calcext:value-type="float">
            <text:p>124.2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09/08/16 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白保崎</text:p>
          </table:table-cell>
          <table:table-cell office:value-type="string" calcext:value-type="string">
            <text:p>シラホドオン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6:04</text:p>
          </table:table-cell>
          <table:table-cell office:value-type="float" office:value="24.358" calcext:value-type="float">
            <text:p>24.358</text:p>
          </table:table-cell>
          <table:table-cell office:value-type="float" office:value="124.26" calcext:value-type="float">
            <text:p>124.26</text:p>
          </table:table-cell>
          <table:table-cell office:value-type="float" office:value="24.35" calcext:value-type="float">
            <text:p>24.35</text:p>
          </table:table-cell>
          <table:table-cell office:value-type="float" office:value="124.258" calcext:value-type="float">
            <text:p>124.258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string" calcext:value-type="string">
            <text:p>2005/11/27 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11</text:p>
          </table:table-cell>
          <table:table-cell table:number-columns-repeated="4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string" calcext:value-type="string">
            <text:p>2005/11/27 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2:37</text:p>
          </table:table-cell>
          <table:table-cell table:number-columns-repeated="4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string" calcext:value-type="string">
            <text:p>2005/11/27 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玉取崎東</text:p>
          </table:table-cell>
          <table:table-cell office:value-type="string" calcext:value-type="string">
            <text:p>タマトリトゥガイ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6:02</text:p>
          </table:table-cell>
          <table:table-cell table:number-columns-repeated="4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string" calcext:value-type="string">
            <text:p>2011/04/29 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</text:p>
          </table:table-cell>
          <table:table-cell/>
          <table:table-cell office:value-type="string" calcext:value-type="string">
            <text:p>10:12</text:p>
          </table:table-cell>
          <table:table-cell office:value-type="string" calcext:value-type="string">
            <text:p>11:05</text:p>
          </table:table-cell>
          <table:table-cell office:value-type="float" office:value="24.354" calcext:value-type="float">
            <text:p>24.354</text:p>
          </table:table-cell>
          <table:table-cell office:value-type="float" office:value="123.954" calcext:value-type="float">
            <text:p>123.954</text:p>
          </table:table-cell>
          <table:table-cell office:value-type="float" office:value="24.346" calcext:value-type="float">
            <text:p>24.346</text:p>
          </table:table-cell>
          <table:table-cell office:value-type="float" office:value="123.95" calcext:value-type="float">
            <text:p>123.9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string" calcext:value-type="string">
            <text:p>2011/04/29 </text:p>
          </table:table-cell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55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65" calcext:value-type="float">
            <text:p>123.965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59" calcext:value-type="float">
            <text:p>123.95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string" calcext:value-type="string">
            <text:p>2011/04/29 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19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52" calcext:value-type="float">
            <text:p>123.952</text:p>
          </table:table-cell>
          <table:table-cell office:value-type="float" office:value="24.373" calcext:value-type="float">
            <text:p>24.373</text:p>
          </table:table-cell>
          <table:table-cell office:value-type="float" office:value="123.949" calcext:value-type="float">
            <text:p>123.949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string" calcext:value-type="string">
            <text:p>2013/05/06 </text:p>
          </table:table-cell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0:49</text:p>
          </table:table-cell>
          <table:table-cell office:value-type="string" calcext:value-type="string">
            <text:p>11:30</text:p>
          </table:table-cell>
          <table:table-cell office:value-type="float" office:value="24.077" calcext:value-type="float">
            <text:p>24.077</text:p>
          </table:table-cell>
          <table:table-cell office:value-type="float" office:value="123.72" calcext:value-type="float">
            <text:p>123.72</text:p>
          </table:table-cell>
          <table:table-cell office:value-type="float" office:value="24.071" calcext:value-type="float">
            <text:p>24.071</text:p>
          </table:table-cell>
          <table:table-cell office:value-type="float" office:value="123.719" calcext:value-type="float">
            <text:p>123.719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string" calcext:value-type="string">
            <text:p>2013/05/06 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2:10</text:p>
          </table:table-cell>
          <table:table-cell office:value-type="string" calcext:value-type="string">
            <text:p>12:51</text:p>
          </table:table-cell>
          <table:table-cell office:value-type="float" office:value="24.075" calcext:value-type="float">
            <text:p>24.075</text:p>
          </table:table-cell>
          <table:table-cell office:value-type="float" office:value="123.723" calcext:value-type="float">
            <text:p>123.723</text:p>
          </table:table-cell>
          <table:table-cell office:value-type="float" office:value="24.071" calcext:value-type="float">
            <text:p>24.071</text:p>
          </table:table-cell>
          <table:table-cell office:value-type="float" office:value="123.714" calcext:value-type="float">
            <text:p>123.714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string" calcext:value-type="string">
            <text:p>2013/05/06 </text:p>
          </table:table-cell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4:10</text:p>
          </table:table-cell>
          <table:table-cell office:value-type="string" calcext:value-type="string">
            <text:p>15:06</text:p>
          </table:table-cell>
          <table:table-cell office:value-type="float" office:value="24.047" calcext:value-type="float">
            <text:p>24.047</text:p>
          </table:table-cell>
          <table:table-cell office:value-type="float" office:value="123.752" calcext:value-type="float">
            <text:p>123.752</text:p>
          </table:table-cell>
          <table:table-cell office:value-type="float" office:value="24.05" calcext:value-type="float">
            <text:p>24.05</text:p>
          </table:table-cell>
          <table:table-cell office:value-type="float" office:value="123.742" calcext:value-type="float">
            <text:p>123.742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string" calcext:value-type="string">
            <text:p>2013/05/06 </text:p>
          </table:table-cell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5:25</text:p>
          </table:table-cell>
          <table:table-cell office:value-type="string" calcext:value-type="string">
            <text:p>15:57</text:p>
          </table:table-cell>
          <table:table-cell office:value-type="float" office:value="24.05" calcext:value-type="float">
            <text:p>24.05</text:p>
          </table:table-cell>
          <table:table-cell office:value-type="float" office:value="123.745" calcext:value-type="float">
            <text:p>123.745</text:p>
          </table:table-cell>
          <table:table-cell office:value-type="float" office:value="24.055" calcext:value-type="float">
            <text:p>24.055</text:p>
          </table:table-cell>
          <table:table-cell office:value-type="float" office:value="123.738" calcext:value-type="float">
            <text:p>123.7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8/05/02 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白保崎</text:p>
          </table:table-cell>
          <table:table-cell office:value-type="string" calcext:value-type="string">
            <text:p>シラホドオン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48</text:p>
          </table:table-cell>
          <table:table-cell office:value-type="float" office:value="24.359" calcext:value-type="float">
            <text:p>24.359</text:p>
          </table:table-cell>
          <table:table-cell office:value-type="float" office:value="124.26" calcext:value-type="float">
            <text:p>124.26</text:p>
          </table:table-cell>
          <table:table-cell office:value-type="float" office:value="24.355" calcext:value-type="float">
            <text:p>24.355</text:p>
          </table:table-cell>
          <table:table-cell office:value-type="float" office:value="124.26" calcext:value-type="float">
            <text:p>124.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8/05/02 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白保崎</text:p>
          </table:table-cell>
          <table:table-cell office:value-type="string" calcext:value-type="string">
            <text:p>シラホトゥガイ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11</text:p>
          </table:table-cell>
          <table:table-cell office:value-type="float" office:value="24.357" calcext:value-type="float">
            <text:p>24.357</text:p>
          </table:table-cell>
          <table:table-cell office:value-type="float" office:value="124.26" calcext:value-type="float">
            <text:p>124.26</text:p>
          </table:table-cell>
          <table:table-cell office:value-type="float" office:value="24.351" calcext:value-type="float">
            <text:p>24.351</text:p>
          </table:table-cell>
          <table:table-cell office:value-type="float" office:value="124.26" calcext:value-type="float">
            <text:p>124.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8/05/02 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サクラグチ</text:p>
          </table:table-cell>
          <table:table-cell office:value-type="string" calcext:value-type="string">
            <text:p>サクラグチ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47</text:p>
          </table:table-cell>
          <table:table-cell office:value-type="float" office:value="24.325" calcext:value-type="float">
            <text:p>24.325</text:p>
          </table:table-cell>
          <table:table-cell office:value-type="float" office:value="124.183" calcext:value-type="float">
            <text:p>124.183</text:p>
          </table:table-cell>
          <table:table-cell office:value-type="float" office:value="24.321" calcext:value-type="float">
            <text:p>24.321</text:p>
          </table:table-cell>
          <table:table-cell office:value-type="float" office:value="124.179" calcext:value-type="float">
            <text:p>124.1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9/08/17 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10</text:p>
          </table:table-cell>
          <table:table-cell office:value-type="float" office:value="24.557" calcext:value-type="float">
            <text:p>24.557</text:p>
          </table:table-cell>
          <table:table-cell office:value-type="float" office:value="124.335" calcext:value-type="float">
            <text:p>124.335</text:p>
          </table:table-cell>
          <table:table-cell office:value-type="float" office:value="24.559" calcext:value-type="float">
            <text:p>24.559</text:p>
          </table:table-cell>
          <table:table-cell office:value-type="float" office:value="124.337" calcext:value-type="float">
            <text:p>124.3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9/08/17 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40</text:p>
          </table:table-cell>
          <table:table-cell office:value-type="float" office:value="24.566" calcext:value-type="float">
            <text:p>24.566</text:p>
          </table:table-cell>
          <table:table-cell office:value-type="float" office:value="124.352" calcext:value-type="float">
            <text:p>124.35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9/08/17 </text:p>
          </table:table-cell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34</text:p>
          </table:table-cell>
          <table:table-cell office:value-type="float" office:value="24.569" calcext:value-type="float">
            <text:p>24.569</text:p>
          </table:table-cell>
          <table:table-cell office:value-type="float" office:value="124.349" calcext:value-type="float">
            <text:p>124.349</text:p>
          </table:table-cell>
          <table:table-cell office:value-type="float" office:value="24.566" calcext:value-type="float">
            <text:p>24.566</text:p>
          </table:table-cell>
          <table:table-cell office:value-type="float" office:value="124.347" calcext:value-type="float">
            <text:p>124.3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9/08/17 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石垣島トムル崎</text:p>
          </table:table-cell>
          <table:table-cell office:value-type="string" calcext:value-type="string">
            <text:p>ビールンジュ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54</text:p>
          </table:table-cell>
          <table:table-cell office:value-type="float" office:value="24.539" calcext:value-type="float">
            <text:p>24.539</text:p>
          </table:table-cell>
          <table:table-cell office:value-type="float" office:value="124.317" calcext:value-type="float">
            <text:p>124.317</text:p>
          </table:table-cell>
          <table:table-cell office:value-type="float" office:value="24.532" calcext:value-type="float">
            <text:p>24.532</text:p>
          </table:table-cell>
          <table:table-cell office:value-type="float" office:value="124.314" calcext:value-type="float">
            <text:p>124.314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string" calcext:value-type="string">
            <text:p>2010/08/07 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ヨナラ水道</text:p>
          </table:table-cell>
          <table:table-cell/>
          <table:table-cell office:value-type="string" calcext:value-type="string">
            <text:p>09:48</text:p>
          </table:table-cell>
          <table:table-cell office:value-type="string" calcext:value-type="string">
            <text:p>10:33</text:p>
          </table:table-cell>
          <table:table-cell office:value-type="float" office:value="24.329" calcext:value-type="float">
            <text:p>24.329</text:p>
          </table:table-cell>
          <table:table-cell office:value-type="float" office:value="123.947" calcext:value-type="float">
            <text:p>123.947</text:p>
          </table:table-cell>
          <table:table-cell office:value-type="float" office:value="24.318" calcext:value-type="float">
            <text:p>24.318</text:p>
          </table:table-cell>
          <table:table-cell office:value-type="float" office:value="123.952" calcext:value-type="float">
            <text:p>123.952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string" calcext:value-type="string">
            <text:p>2010/08/07 </text:p>
          </table:table-cell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45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2" calcext:value-type="float">
            <text:p>123.952</text:p>
          </table:table-cell>
          <table:table-cell office:value-type="float" office:value="24.373" calcext:value-type="float">
            <text:p>24.373</text:p>
          </table:table-cell>
          <table:table-cell office:value-type="float" office:value="123.953" calcext:value-type="float">
            <text:p>123.953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string" calcext:value-type="string">
            <text:p>2010/08/07 </text:p>
          </table:table-cell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3:09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2" calcext:value-type="float">
            <text:p>123.952</text:p>
          </table:table-cell>
          <table:table-cell office:value-type="float" office:value="24.373" calcext:value-type="float">
            <text:p>24.373</text:p>
          </table:table-cell>
          <table:table-cell office:value-type="float" office:value="123.953" calcext:value-type="float">
            <text:p>123.9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8/05/03 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0:13</text:p>
          </table:table-cell>
          <table:table-cell office:value-type="string" calcext:value-type="string">
            <text:p>11:02</text:p>
          </table:table-cell>
          <table:table-cell office:value-type="float" office:value="24.467" calcext:value-type="float">
            <text:p>24.467</text:p>
          </table:table-cell>
          <table:table-cell office:value-type="float" office:value="123.839" calcext:value-type="float">
            <text:p>123.839</text:p>
          </table:table-cell>
          <table:table-cell office:value-type="float" office:value="24.468" calcext:value-type="float">
            <text:p>24.468</text:p>
          </table:table-cell>
          <table:table-cell office:value-type="float" office:value="123.839" calcext:value-type="float">
            <text:p>123.8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8/05/03 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北東</text:p>
          </table:table-cell>
          <table:table-cell/>
          <table:table-cell office:value-type="string" calcext:value-type="string">
            <text:p>11:28</text:p>
          </table:table-cell>
          <table:table-cell office:value-type="string" calcext:value-type="string">
            <text:p>12:20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29" calcext:value-type="float">
            <text:p>123.829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3.83" calcext:value-type="float">
            <text:p>123.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8/05/03 </text:p>
          </table:table-cell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ユシン</text:p>
          </table:table-cell>
          <table:table-cell/>
          <table:table-cell office:value-type="string" calcext:value-type="string">
            <text:p>14:31</text:p>
          </table:table-cell>
          <table:table-cell office:value-type="string" calcext:value-type="string">
            <text:p>15:30</text:p>
          </table:table-cell>
          <table:table-cell office:value-type="float" office:value="24.406" calcext:value-type="float">
            <text:p>24.406</text:p>
          </table:table-cell>
          <table:table-cell office:value-type="float" office:value="123.881" calcext:value-type="float">
            <text:p>123.881</text:p>
          </table:table-cell>
          <table:table-cell office:value-type="float" office:value="24.404" calcext:value-type="float">
            <text:p>24.404</text:p>
          </table:table-cell>
          <table:table-cell office:value-type="float" office:value="123.885" calcext:value-type="float">
            <text:p>123.8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8/07/30 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北</text:p>
          </table:table-cell>
          <table:table-cell office:value-type="string" calcext:value-type="string">
            <text:p>ノバルグチ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1:16</text:p>
          </table:table-cell>
          <table:table-cell office:value-type="float" office:value="24.565" calcext:value-type="float">
            <text:p>24.565</text:p>
          </table:table-cell>
          <table:table-cell office:value-type="float" office:value="123.906" calcext:value-type="float">
            <text:p>123.906</text:p>
          </table:table-cell>
          <table:table-cell office:value-type="float" office:value="24.398" calcext:value-type="float">
            <text:p>24.398</text:p>
          </table:table-cell>
          <table:table-cell office:value-type="float" office:value="123.906" calcext:value-type="float">
            <text:p>123.9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8/07/30 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50</text:p>
          </table:table-cell>
          <table:table-cell office:value-type="float" office:value="24.372" calcext:value-type="float">
            <text:p>24.372</text:p>
          </table:table-cell>
          <table:table-cell office:value-type="float" office:value="123.952" calcext:value-type="float">
            <text:p>123.952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53" calcext:value-type="float">
            <text:p>123.9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8/07/30 </text:p>
          </table:table-cell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6:11</text:p>
          </table:table-cell>
          <table:table-cell office:value-type="float" office:value="24.367" calcext:value-type="float">
            <text:p>24.367</text:p>
          </table:table-cell>
          <table:table-cell office:value-type="float" office:value="123.959" calcext:value-type="float">
            <text:p>123.959</text:p>
          </table:table-cell>
          <table:table-cell office:value-type="float" office:value="24.37" calcext:value-type="float">
            <text:p>24.37</text:p>
          </table:table-cell>
          <table:table-cell office:value-type="float" office:value="123.965" calcext:value-type="float">
            <text:p>123.9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9/08/18 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0:38</text:p>
          </table:table-cell>
          <table:table-cell office:value-type="string" calcext:value-type="string">
            <text:p>11:27</text:p>
          </table:table-cell>
          <table:table-cell office:value-type="float" office:value="24.072" calcext:value-type="float">
            <text:p>24.072</text:p>
          </table:table-cell>
          <table:table-cell office:value-type="float" office:value="123.72" calcext:value-type="float">
            <text:p>123.72</text:p>
          </table:table-cell>
          <table:table-cell office:value-type="float" office:value="24.068" calcext:value-type="float">
            <text:p>24.068</text:p>
          </table:table-cell>
          <table:table-cell office:value-type="float" office:value="123.721" calcext:value-type="float">
            <text:p>123.7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9/08/18 </text:p>
          </table:table-cell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1:49</text:p>
          </table:table-cell>
          <table:table-cell office:value-type="string" calcext:value-type="string">
            <text:p>12:25</text:p>
          </table:table-cell>
          <table:table-cell office:value-type="float" office:value="24.073" calcext:value-type="float">
            <text:p>24.073</text:p>
          </table:table-cell>
          <table:table-cell office:value-type="float" office:value="123.721" calcext:value-type="float">
            <text:p>123.721</text:p>
          </table:table-cell>
          <table:table-cell office:value-type="float" office:value="24.072" calcext:value-type="float">
            <text:p>24.072</text:p>
          </table:table-cell>
          <table:table-cell office:value-type="float" office:value="123.722" calcext:value-type="float">
            <text:p>123.7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9/08/18 </text:p>
          </table:table-cell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南</text:p>
          </table:table-cell>
          <table:table-cell/>
          <table:table-cell office:value-type="string" calcext:value-type="string">
            <text:p>13:25</text:p>
          </table:table-cell>
          <table:table-cell office:value-type="string" calcext:value-type="string">
            <text:p>14:13</text:p>
          </table:table-cell>
          <table:table-cell office:value-type="float" office:value="24.044" calcext:value-type="float">
            <text:p>24.044</text:p>
          </table:table-cell>
          <table:table-cell office:value-type="float" office:value="123.79" calcext:value-type="float">
            <text:p>123.79</text:p>
          </table:table-cell>
          <table:table-cell office:value-type="float" office:value="24.043" calcext:value-type="float">
            <text:p>24.043</text:p>
          </table:table-cell>
          <table:table-cell office:value-type="float" office:value="123.79" calcext:value-type="float">
            <text:p>123.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09/08/18 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波照間島タカナ崎</text:p>
          </table:table-cell>
          <table:table-cell/>
          <table:table-cell office:value-type="string" calcext:value-type="string">
            <text:p>14:43</text:p>
          </table:table-cell>
          <table:table-cell office:value-type="string" calcext:value-type="string">
            <text:p>15:18</text:p>
          </table:table-cell>
          <table:table-cell office:value-type="float" office:value="24.049" calcext:value-type="float">
            <text:p>24.049</text:p>
          </table:table-cell>
          <table:table-cell office:value-type="float" office:value="123.804" calcext:value-type="float">
            <text:p>123.804</text:p>
          </table:table-cell>
          <table:table-cell office:value-type="float" office:value="24.05" calcext:value-type="float">
            <text:p>24.05</text:p>
          </table:table-cell>
          <table:table-cell office:value-type="float" office:value="123.807" calcext:value-type="float">
            <text:p>123.807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string" calcext:value-type="string">
            <text:p>2010/08/08 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南</text:p>
          </table:table-cell>
          <table:table-cell office:value-type="string" calcext:value-type="string">
            <text:p>ナカバマー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28</text:p>
          </table:table-cell>
          <table:table-cell office:value-type="float" office:value="24.273" calcext:value-type="float">
            <text:p>24.273</text:p>
          </table:table-cell>
          <table:table-cell office:value-type="float" office:value="123.788" calcext:value-type="float">
            <text:p>123.788</text:p>
          </table:table-cell>
          <table:table-cell office:value-type="float" office:value="24.271" calcext:value-type="float">
            <text:p>24.271</text:p>
          </table:table-cell>
          <table:table-cell office:value-type="float" office:value="123.79" calcext:value-type="float">
            <text:p>123.79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string" calcext:value-type="string">
            <text:p>2010/08/08 </text:p>
          </table:table-cell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南</text:p>
          </table:table-cell>
          <table:table-cell office:value-type="string" calcext:value-type="string">
            <text:p>ナカバマー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28</text:p>
          </table:table-cell>
          <table:table-cell office:value-type="float" office:value="24.27" calcext:value-type="float">
            <text:p>24.27</text:p>
          </table:table-cell>
          <table:table-cell office:value-type="float" office:value="123.793" calcext:value-type="float">
            <text:p>123.793</text:p>
          </table:table-cell>
          <table:table-cell office:value-type="float" office:value="24.268" calcext:value-type="float">
            <text:p>24.268</text:p>
          </table:table-cell>
          <table:table-cell office:value-type="float" office:value="123.799" calcext:value-type="float">
            <text:p>123.799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string" calcext:value-type="string">
            <text:p>2010/08/08 </text:p>
          </table:table-cell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南</text:p>
          </table:table-cell>
          <table:table-cell office:value-type="string" calcext:value-type="string">
            <text:p>ナカバマー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08</text:p>
          </table:table-cell>
          <table:table-cell office:value-type="float" office:value="24.267" calcext:value-type="float">
            <text:p>24.267</text:p>
          </table:table-cell>
          <table:table-cell office:value-type="float" office:value="123.81" calcext:value-type="float">
            <text:p>123.81</text:p>
          </table:table-cell>
          <table:table-cell office:value-type="float" office:value="24.265" calcext:value-type="float">
            <text:p>24.265</text:p>
          </table:table-cell>
          <table:table-cell office:value-type="float" office:value="123.803" calcext:value-type="float">
            <text:p>123.803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string" calcext:value-type="string">
            <text:p>2010/11/04 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西</text:p>
          </table:table-cell>
          <table:table-cell/>
          <table:table-cell office:value-type="string" calcext:value-type="string">
            <text:p>09:57</text:p>
          </table:table-cell>
          <table:table-cell office:value-type="string" calcext:value-type="string">
            <text:p>10:49</text:p>
          </table:table-cell>
          <table:table-cell office:value-type="float" office:value="24.225" calcext:value-type="float">
            <text:p>24.225</text:p>
          </table:table-cell>
          <table:table-cell office:value-type="float" office:value="123.996" calcext:value-type="float">
            <text:p>123.996</text:p>
          </table:table-cell>
          <table:table-cell office:value-type="float" office:value="24.214" calcext:value-type="float">
            <text:p>24.214</text:p>
          </table:table-cell>
          <table:table-cell office:value-type="float" office:value="123.001" calcext:value-type="float">
            <text:p>123.001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string" calcext:value-type="string">
            <text:p>2010/11/04 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1:11</text:p>
          </table:table-cell>
          <table:table-cell office:value-type="string" calcext:value-type="string">
            <text:p>11:51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05" calcext:value-type="float">
            <text:p>124.005</text:p>
          </table:table-cell>
          <table:table-cell office:value-type="float" office:value="24.209" calcext:value-type="float">
            <text:p>24.209</text:p>
          </table:table-cell>
          <table:table-cell office:value-type="float" office:value="124.012" calcext:value-type="float">
            <text:p>124.012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string" calcext:value-type="string">
            <text:p>2010/11/04 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西</text:p>
          </table:table-cell>
          <table:table-cell/>
          <table:table-cell office:value-type="string" calcext:value-type="string">
            <text:p>14:18</text:p>
          </table:table-cell>
          <table:table-cell office:value-type="string" calcext:value-type="string">
            <text:p>15:08</text:p>
          </table:table-cell>
          <table:table-cell office:value-type="float" office:value="24.237" calcext:value-type="float">
            <text:p>24.237</text:p>
          </table:table-cell>
          <table:table-cell office:value-type="float" office:value="123.987" calcext:value-type="float">
            <text:p>123.987</text:p>
          </table:table-cell>
          <table:table-cell office:value-type="float" office:value="24.248" calcext:value-type="float">
            <text:p>24.248</text:p>
          </table:table-cell>
          <table:table-cell office:value-type="float" office:value="123.984" calcext:value-type="float">
            <text:p>123.98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string" calcext:value-type="string">
            <text:p>2011/05/01 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南西</text:p>
          </table:table-cell>
          <table:table-cell/>
          <table:table-cell office:value-type="string" calcext:value-type="string">
            <text:p>10:37</text:p>
          </table:table-cell>
          <table:table-cell office:value-type="string" calcext:value-type="string">
            <text:p>10:54</text:p>
          </table:table-cell>
          <table:table-cell office:value-type="float" office:value="24.454" calcext:value-type="float">
            <text:p>24.454</text:p>
          </table:table-cell>
          <table:table-cell office:value-type="float" office:value="123.833" calcext:value-type="float">
            <text:p>123.833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string" calcext:value-type="string">
            <text:p>2011/05/01 </text:p>
          </table:table-cell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南西</text:p>
          </table:table-cell>
          <table:table-cell/>
          <table:table-cell office:value-type="string" calcext:value-type="string">
            <text:p>12:22</text:p>
          </table:table-cell>
          <table:table-cell office:value-type="string" calcext:value-type="string">
            <text:p>13:15</text:p>
          </table:table-cell>
          <table:table-cell office:value-type="float" office:value="24.455" calcext:value-type="float">
            <text:p>24.455</text:p>
          </table:table-cell>
          <table:table-cell office:value-type="float" office:value="123.844" calcext:value-type="float">
            <text:p>123.844</text:p>
          </table:table-cell>
          <table:table-cell office:value-type="float" office:value="24.46" calcext:value-type="float">
            <text:p>24.46</text:p>
          </table:table-cell>
          <table:table-cell office:value-type="float" office:value="123.842" calcext:value-type="float">
            <text:p>123.84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string" calcext:value-type="string">
            <text:p>2011/05/01 </text:p>
          </table:table-cell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北</text:p>
          </table:table-cell>
          <table:table-cell/>
          <table:table-cell office:value-type="string" calcext:value-type="string">
            <text:p>14:01</text:p>
          </table:table-cell>
          <table:table-cell office:value-type="string" calcext:value-type="string">
            <text:p>15:05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3.829" calcext:value-type="float">
            <text:p>123.829</text:p>
          </table:table-cell>
          <table:table-cell office:value-type="float" office:value="24.48" calcext:value-type="float">
            <text:p>24.48</text:p>
          </table:table-cell>
          <table:table-cell office:value-type="float" office:value="123.823" calcext:value-type="float">
            <text:p>123.823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string" calcext:value-type="string">
            <text:p>2004/08/14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:16</text:p>
          </table:table-cell>
          <table:table-cell office:value-type="string" calcext:value-type="string">
            <text:p>16:04</text:p>
          </table:table-cell>
          <table:table-cell office:value-type="float" office:value="24.323" calcext:value-type="float">
            <text:p>24.323</text:p>
          </table:table-cell>
          <table:table-cell office:value-type="float" office:value="124.182" calcext:value-type="float">
            <text:p>124.182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string" calcext:value-type="string">
            <text:p>2004/08/14 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7:13</text:p>
          </table:table-cell>
          <table:table-cell office:value-type="string" calcext:value-type="string">
            <text:p>18:10</text:p>
          </table:table-cell>
          <table:table-cell office:value-type="float" office:value="24.25" calcext:value-type="float">
            <text:p>24.25</text:p>
          </table:table-cell>
          <table:table-cell office:value-type="float" office:value="124.125" calcext:value-type="float">
            <text:p>124.125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string" calcext:value-type="string">
            <text:p>2009/09/17 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鳩間島西</text:p>
          </table:table-cell>
          <table:table-cell/>
          <table:table-cell office:value-type="string" calcext:value-type="string">
            <text:p>10:40</text:p>
          </table:table-cell>
          <table:table-cell office:value-type="string" calcext:value-type="string">
            <text:p>11:23</text:p>
          </table:table-cell>
          <table:table-cell office:value-type="float" office:value="24.472" calcext:value-type="float">
            <text:p>24.472</text:p>
          </table:table-cell>
          <table:table-cell office:value-type="float" office:value="123.802" calcext:value-type="float">
            <text:p>123.802</text:p>
          </table:table-cell>
          <table:table-cell office:value-type="float" office:value="24.479" calcext:value-type="float">
            <text:p>24.479</text:p>
          </table:table-cell>
          <table:table-cell office:value-type="float" office:value="123.801" calcext:value-type="float">
            <text:p>123.801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string" calcext:value-type="string">
            <text:p>2009/09/17 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鳩間島南</text:p>
          </table:table-cell>
          <table:table-cell/>
          <table:table-cell office:value-type="string" calcext:value-type="string">
            <text:p>12:04</text:p>
          </table:table-cell>
          <table:table-cell office:value-type="string" calcext:value-type="string">
            <text:p>12:42</text:p>
          </table:table-cell>
          <table:table-cell table:number-columns-repeated="4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string" calcext:value-type="string">
            <text:p>2009/09/17 </text:p>
          </table:table-cell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鳩間島東</text:p>
          </table:table-cell>
          <table:table-cell/>
          <table:table-cell office:value-type="string" calcext:value-type="string">
            <text:p>13:42</text:p>
          </table:table-cell>
          <table:table-cell office:value-type="string" calcext:value-type="string">
            <text:p>15:39</text:p>
          </table:table-cell>
          <table:table-cell office:value-type="float" office:value="24.456" calcext:value-type="float">
            <text:p>24.456</text:p>
          </table:table-cell>
          <table:table-cell office:value-type="float" office:value="123.844" calcext:value-type="float">
            <text:p>123.844</text:p>
          </table:table-cell>
          <table:table-cell office:value-type="float" office:value="24.457" calcext:value-type="float">
            <text:p>24.457</text:p>
          </table:table-cell>
          <table:table-cell office:value-type="float" office:value="123.843" calcext:value-type="float">
            <text:p>123.8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08/05/04 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明石東</text:p>
          </table:table-cell>
          <table:table-cell office:value-type="string" calcext:value-type="string">
            <text:p>ビールンジュ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50</text:p>
          </table:table-cell>
          <table:table-cell office:value-type="float" office:value="24.534" calcext:value-type="float">
            <text:p>24.534</text:p>
          </table:table-cell>
          <table:table-cell office:value-type="float" office:value="124.314" calcext:value-type="float">
            <text:p>124.314</text:p>
          </table:table-cell>
          <table:table-cell office:value-type="float" office:value="24.53" calcext:value-type="float">
            <text:p>24.53</text:p>
          </table:table-cell>
          <table:table-cell office:value-type="float" office:value="124.314" calcext:value-type="float">
            <text:p>124.3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08/05/04 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トムル崎</text:p>
          </table:table-cell>
          <table:table-cell office:value-type="string" calcext:value-type="string">
            <text:p>ニシグルチ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34</text:p>
          </table:table-cell>
          <table:table-cell office:value-type="float" office:value="24.515" calcext:value-type="float">
            <text:p>24.515</text:p>
          </table:table-cell>
          <table:table-cell office:value-type="float" office:value="124.306" calcext:value-type="float">
            <text:p>124.306</text:p>
          </table:table-cell>
          <table:table-cell office:value-type="float" office:value="24.517" calcext:value-type="float">
            <text:p>24.517</text:p>
          </table:table-cell>
          <table:table-cell office:value-type="float" office:value="124.312" calcext:value-type="float">
            <text:p>124.3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08/05/04 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野原崎</text:p>
          </table:table-cell>
          <table:table-cell office:value-type="string" calcext:value-type="string">
            <text:p>トゥールーグチ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47</text:p>
          </table:table-cell>
          <table:table-cell office:value-type="float" office:value="24.439" calcext:value-type="float">
            <text:p>24.439</text:p>
          </table:table-cell>
          <table:table-cell office:value-type="float" office:value="124.267" calcext:value-type="float">
            <text:p>124.267</text:p>
          </table:table-cell>
          <table:table-cell office:value-type="float" office:value="24.445" calcext:value-type="float">
            <text:p>24.445</text:p>
          </table:table-cell>
          <table:table-cell office:value-type="float" office:value="124.272" calcext:value-type="float">
            <text:p>124.2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08/07/31 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ヒーグルマー</text:p>
          </table:table-cell>
          <table:table-cell office:value-type="string" calcext:value-type="string">
            <text:p>09:26</text:p>
          </table:table-cell>
          <table:table-cell office:value-type="string" calcext:value-type="string">
            <text:p>10:20</text:p>
          </table:table-cell>
          <table:table-cell office:value-type="float" office:value="24.267" calcext:value-type="float">
            <text:p>24.267</text:p>
          </table:table-cell>
          <table:table-cell office:value-type="float" office:value="124.159" calcext:value-type="float">
            <text:p>124.159</text:p>
          </table:table-cell>
          <table:table-cell office:value-type="float" office:value="24.273" calcext:value-type="float">
            <text:p>24.273</text:p>
          </table:table-cell>
          <table:table-cell office:value-type="float" office:value="124.158" calcext:value-type="float">
            <text:p>124.1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08/07/31 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ヒーグルマー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5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08/07/31 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西</text:p>
          </table:table-cell>
          <table:table-cell office:value-type="string" calcext:value-type="string">
            <text:p>ユイサーグチ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27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string" calcext:value-type="string">
            <text:p>2011/06/30 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office:value-type="string" calcext:value-type="string">
            <text:p>09:40</text:p>
          </table:table-cell>
          <table:table-cell office:value-type="string" calcext:value-type="string">
            <text:p>10:33</text:p>
          </table:table-cell>
          <table:table-cell office:value-type="float" office:value="24.558" calcext:value-type="float">
            <text:p>24.558</text:p>
          </table:table-cell>
          <table:table-cell office:value-type="float" office:value="124.336" calcext:value-type="float">
            <text:p>124.336</text:p>
          </table:table-cell>
          <table:table-cell office:value-type="float" office:value="24.56" calcext:value-type="float">
            <text:p>24.56</text:p>
          </table:table-cell>
          <table:table-cell office:value-type="float" office:value="124.339" calcext:value-type="float">
            <text:p>124.339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string" calcext:value-type="string">
            <text:p>2011/06/30 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平久保東</text:p>
          </table:table-cell>
          <table:table-cell office:value-type="string" calcext:value-type="string">
            <text:p>ヤッチャグチ</text:p>
          </table:table-cell>
          <table:table-cell table:style-name="Default" table:number-columns-repeated="2"/>
          <table:table-cell office:value-type="float" office:value="24.559" calcext:value-type="float">
            <text:p>24.559</text:p>
          </table:table-cell>
          <table:table-cell office:value-type="float" office:value="124.34" calcext:value-type="float">
            <text:p>124.34</text:p>
          </table:table-cell>
          <table:table-cell office:value-type="float" office:value="24.564" calcext:value-type="float">
            <text:p>24.564</text:p>
          </table:table-cell>
          <table:table-cell office:value-type="float" office:value="124.346" calcext:value-type="float">
            <text:p>124.346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string" calcext:value-type="string">
            <text:p>2011/06/30 </text:p>
          </table:table-cell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玉取崎</text:p>
          </table:table-cell>
          <table:table-cell office:value-type="string" calcext:value-type="string">
            <text:p>タマトリグチ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52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4.289" calcext:value-type="float">
            <text:p>124.289</text:p>
          </table:table-cell>
          <table:table-cell office:value-type="float" office:value="24.478" calcext:value-type="float">
            <text:p>24.478</text:p>
          </table:table-cell>
          <table:table-cell office:value-type="float" office:value="124.294" calcext:value-type="float">
            <text:p>124.294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string" calcext:value-type="string">
            <text:p>2006/09/21 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南</text:p>
          </table:table-cell>
          <table:table-cell/>
          <table:table-cell office:value-type="string" calcext:value-type="string">
            <text:p>11:19</text:p>
          </table:table-cell>
          <table:table-cell office:value-type="string" calcext:value-type="string">
            <text:p>12:08</text:p>
          </table:table-cell>
          <table:table-cell office:value-type="float" office:value="24.218" calcext:value-type="float">
            <text:p>24.218</text:p>
          </table:table-cell>
          <table:table-cell office:value-type="float" office:value="123.999" calcext:value-type="float">
            <text:p>123.999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07" calcext:value-type="float">
            <text:p>124.007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string" calcext:value-type="string">
            <text:p>2006/09/21 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56</text:p>
          </table:table-cell>
          <table:table-cell office:value-type="float" office:value="24.212" calcext:value-type="float">
            <text:p>24.212</text:p>
          </table:table-cell>
          <table:table-cell office:value-type="float" office:value="125.019" calcext:value-type="float">
            <text:p>125.019</text:p>
          </table:table-cell>
          <table:table-cell office:value-type="float" office:value="24.211" calcext:value-type="float">
            <text:p>24.211</text:p>
          </table:table-cell>
          <table:table-cell office:value-type="float" office:value="124.018" calcext:value-type="float">
            <text:p>124.018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string" calcext:value-type="string">
            <text:p>2006/09/21 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東</text:p>
          </table:table-cell>
          <table:table-cell/>
          <table:table-cell office:value-type="string" calcext:value-type="string">
            <text:p>15:38</text:p>
          </table:table-cell>
          <table:table-cell office:value-type="string" calcext:value-type="string">
            <text:p>16:34</text:p>
          </table:table-cell>
          <table:table-cell office:value-type="float" office:value="24.235" calcext:value-type="float">
            <text:p>24.235</text:p>
          </table:table-cell>
          <table:table-cell office:value-type="float" office:value="124.047" calcext:value-type="float">
            <text:p>124.047</text:p>
          </table:table-cell>
          <table:table-cell office:value-type="float" office:value="24.23" calcext:value-type="float">
            <text:p>24.23</text:p>
          </table:table-cell>
          <table:table-cell office:value-type="float" office:value="124.045" calcext:value-type="float">
            <text:p>124.04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string" calcext:value-type="string">
            <text:p>2010/11/05 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09:44</text:p>
          </table:table-cell>
          <table:table-cell office:value-type="string" calcext:value-type="string">
            <text:p>10:20</text:p>
          </table:table-cell>
          <table:table-cell office:value-type="float" office:value="24.253" calcext:value-type="float">
            <text:p>24.253</text:p>
          </table:table-cell>
          <table:table-cell office:value-type="float" office:value="124.089" calcext:value-type="float">
            <text:p>124.089</text:p>
          </table:table-cell>
          <table:table-cell office:value-type="float" office:value="24.245" calcext:value-type="float">
            <text:p>24.245</text:p>
          </table:table-cell>
          <table:table-cell office:value-type="float" office:value="124.096" calcext:value-type="float">
            <text:p>124.09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string" calcext:value-type="string">
            <text:p>2010/11/05 </text:p>
          </table:table-cell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1:52</text:p>
          </table:table-cell>
          <table:table-cell office:value-type="float" office:value="24.247" calcext:value-type="float">
            <text:p>24.247</text:p>
          </table:table-cell>
          <table:table-cell office:value-type="float" office:value="124.118" calcext:value-type="float">
            <text:p>124.118</text:p>
          </table:table-cell>
          <table:table-cell office:value-type="float" office:value="24.247" calcext:value-type="float">
            <text:p>24.247</text:p>
          </table:table-cell>
          <table:table-cell office:value-type="float" office:value="124.116" calcext:value-type="float">
            <text:p>124.11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string" calcext:value-type="string">
            <text:p>2010/11/05 </text:p>
          </table:table-cell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05</text:p>
          </table:table-cell>
          <table:table-cell office:value-type="float" office:value="24.256" calcext:value-type="float">
            <text:p>24.256</text:p>
          </table:table-cell>
          <table:table-cell office:value-type="float" office:value="124.09" calcext:value-type="float">
            <text:p>124.09</text:p>
          </table:table-cell>
          <table:table-cell office:value-type="float" office:value="24.257" calcext:value-type="float">
            <text:p>24.257</text:p>
          </table:table-cell>
          <table:table-cell office:value-type="float" office:value="124.089" calcext:value-type="float">
            <text:p>124.089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string" calcext:value-type="string">
            <text:p>2011/05/02 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外離島西</text:p>
          </table:table-cell>
          <table:table-cell office:value-type="string" calcext:value-type="string">
            <text:p>フカバナリ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2:05</text:p>
          </table:table-cell>
          <table:table-cell office:value-type="float" office:value="24.38" calcext:value-type="float">
            <text:p>24.38</text:p>
          </table:table-cell>
          <table:table-cell office:value-type="float" office:value="123.711" calcext:value-type="float">
            <text:p>123.711</text:p>
          </table:table-cell>
          <table:table-cell office:value-type="float" office:value="24.381" calcext:value-type="float">
            <text:p>24.381</text:p>
          </table:table-cell>
          <table:table-cell office:value-type="float" office:value="123.71" calcext:value-type="float">
            <text:p>123.71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string" calcext:value-type="string">
            <text:p>2011/05/02 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西表島網取湾</text:p>
          </table:table-cell>
          <table:table-cell office:value-type="string" calcext:value-type="string">
            <text:p>アミトリ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49</text:p>
          </table:table-cell>
          <table:table-cell office:value-type="float" office:value="24.346" calcext:value-type="float">
            <text:p>24.346</text:p>
          </table:table-cell>
          <table:table-cell office:value-type="float" office:value="123.689" calcext:value-type="float">
            <text:p>123.689</text:p>
          </table:table-cell>
          <table:table-cell office:value-type="float" office:value="24.349" calcext:value-type="float">
            <text:p>24.349</text:p>
          </table:table-cell>
          <table:table-cell office:value-type="float" office:value="123.683" calcext:value-type="float">
            <text:p>123.68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string" calcext:value-type="string">
            <text:p>2011/05/02 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表島外離島西</text:p>
          </table:table-cell>
          <table:table-cell office:value-type="string" calcext:value-type="string">
            <text:p>フカバナリ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47</text:p>
          </table:table-cell>
          <table:table-cell office:value-type="float" office:value="24.383" calcext:value-type="float">
            <text:p>24.383</text:p>
          </table:table-cell>
          <table:table-cell office:value-type="float" office:value="123.72" calcext:value-type="float">
            <text:p>123.72</text:p>
          </table:table-cell>
          <table:table-cell office:value-type="float" office:value="24.383" calcext:value-type="float">
            <text:p>24.383</text:p>
          </table:table-cell>
          <table:table-cell office:value-type="float" office:value="123.714" calcext:value-type="float">
            <text:p>123.714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string" calcext:value-type="string">
            <text:p>2004/08/15 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2:04</text:p>
          </table:table-cell>
          <table:table-cell office:value-type="float" office:value="24.229" calcext:value-type="float">
            <text:p>24.229</text:p>
          </table:table-cell>
          <table:table-cell office:value-type="float" office:value="124.041" calcext:value-type="float">
            <text:p>124.041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string" calcext:value-type="string">
            <text:p>2004/08/15 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6:03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63" calcext:value-type="float">
            <text:p>123.963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string" calcext:value-type="string">
            <text:p>2004/08/15 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竹富島南</text:p>
          </table:table-cell>
          <table:table-cell office:value-type="string" calcext:value-type="string">
            <text:p>カタグァー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55</text:p>
          </table:table-cell>
          <table:table-cell office:value-type="float" office:value="24.254" calcext:value-type="float">
            <text:p>24.254</text:p>
          </table:table-cell>
          <table:table-cell office:value-type="float" office:value="124.09" calcext:value-type="float">
            <text:p>124.0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08/05/05 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竹富島南東</text:p>
          </table:table-cell>
          <table:table-cell office:value-type="string" calcext:value-type="string">
            <text:p>ウーロンマガイ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1:07</text:p>
          </table:table-cell>
          <table:table-cell office:value-type="float" office:value="24.254" calcext:value-type="float">
            <text:p>24.254</text:p>
          </table:table-cell>
          <table:table-cell office:value-type="float" office:value="124.131" calcext:value-type="float">
            <text:p>124.131</text:p>
          </table:table-cell>
          <table:table-cell office:value-type="float" office:value="24.254" calcext:value-type="float">
            <text:p>24.254</text:p>
          </table:table-cell>
          <table:table-cell office:value-type="float" office:value="124.131" calcext:value-type="float">
            <text:p>124.1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08/05/05 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竹富島南東</text:p>
          </table:table-cell>
          <table:table-cell office:value-type="string" calcext:value-type="string">
            <text:p>ウーロンマガイ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46</text:p>
          </table:table-cell>
          <table:table-cell office:value-type="float" office:value="24.257" calcext:value-type="float">
            <text:p>24.257</text:p>
          </table:table-cell>
          <table:table-cell office:value-type="float" office:value="124.139" calcext:value-type="float">
            <text:p>124.139</text:p>
          </table:table-cell>
          <table:table-cell office:value-type="float" office:value="24.257" calcext:value-type="float">
            <text:p>24.257</text:p>
          </table:table-cell>
          <table:table-cell office:value-type="float" office:value="124.139" calcext:value-type="float">
            <text:p>124.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08/08/01 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黒島東</text:p>
          </table:table-cell>
          <table:table-cell office:value-type="string" calcext:value-type="string">
            <text:p>ケングチ</text:p>
          </table:table-cell>
          <table:table-cell office:value-type="string" calcext:value-type="string">
            <text:p>09:55</text:p>
          </table:table-cell>
          <table:table-cell office:value-type="string" calcext:value-type="string">
            <text:p>10:49</text:p>
          </table:table-cell>
          <table:table-cell office:value-type="float" office:value="24.215" calcext:value-type="float">
            <text:p>24.215</text:p>
          </table:table-cell>
          <table:table-cell office:value-type="float" office:value="124.024" calcext:value-type="float">
            <text:p>124.024</text:p>
          </table:table-cell>
          <table:table-cell office:value-type="float" office:value="24.22" calcext:value-type="float">
            <text:p>24.22</text:p>
          </table:table-cell>
          <table:table-cell office:value-type="float" office:value="124.03" calcext:value-type="float">
            <text:p>124.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08/08/01 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1:35</text:p>
          </table:table-cell>
          <table:table-cell office:value-type="string" calcext:value-type="string">
            <text:p>12:29</text:p>
          </table:table-cell>
          <table:table-cell office:value-type="float" office:value="24.22" calcext:value-type="float">
            <text:p>24.22</text:p>
          </table:table-cell>
          <table:table-cell office:value-type="float" office:value="123.998" calcext:value-type="float">
            <text:p>123.998</text:p>
          </table:table-cell>
          <table:table-cell office:value-type="float" office:value="24.212" calcext:value-type="float">
            <text:p>24.212</text:p>
          </table:table-cell>
          <table:table-cell office:value-type="float" office:value="124.003" calcext:value-type="float">
            <text:p>124.0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08/08/01 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島南西</text:p>
          </table:table-cell>
          <table:table-cell/>
          <table:table-cell office:value-type="string" calcext:value-type="string">
            <text:p>15:08</text:p>
          </table:table-cell>
          <table:table-cell office:value-type="string" calcext:value-type="string">
            <text:p>16:12</text:p>
          </table:table-cell>
          <table:table-cell office:value-type="float" office:value="24.216" calcext:value-type="float">
            <text:p>24.216</text:p>
          </table:table-cell>
          <table:table-cell office:value-type="float" office:value="123.987" calcext:value-type="float">
            <text:p>123.987</text:p>
          </table:table-cell>
          <table:table-cell office:value-type="float" office:value="24.222" calcext:value-type="float">
            <text:p>24.222</text:p>
          </table:table-cell>
          <table:table-cell office:value-type="float" office:value="123.995" calcext:value-type="float">
            <text:p>123.995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string" calcext:value-type="string">
            <text:p>2006/09/22 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波照間島北西</text:p>
          </table:table-cell>
          <table:table-cell/>
          <table:table-cell office:value-type="string" calcext:value-type="string">
            <text:p>10:33</text:p>
          </table:table-cell>
          <table:table-cell office:value-type="string" calcext:value-type="string">
            <text:p>11:18</text:p>
          </table:table-cell>
          <table:table-cell office:value-type="float" office:value="24.074" calcext:value-type="float">
            <text:p>24.074</text:p>
          </table:table-cell>
          <table:table-cell office:value-type="float" office:value="123.755" calcext:value-type="float">
            <text:p>123.755</text:p>
          </table:table-cell>
          <table:table-cell office:value-type="float" office:value="24.071" calcext:value-type="float">
            <text:p>24.071</text:p>
          </table:table-cell>
          <table:table-cell office:value-type="float" office:value="123.75" calcext:value-type="float">
            <text:p>123.75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string" calcext:value-type="string">
            <text:p>2006/09/22 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波照間島西</text:p>
          </table:table-cell>
          <table:table-cell/>
          <table:table-cell office:value-type="string" calcext:value-type="string">
            <text:p>11:56</text:p>
          </table:table-cell>
          <table:table-cell office:value-type="string" calcext:value-type="string">
            <text:p>13:10</text:p>
          </table:table-cell>
          <table:table-cell office:value-type="float" office:value="24.052" calcext:value-type="float">
            <text:p>24.052</text:p>
          </table:table-cell>
          <table:table-cell office:value-type="float" office:value="123.743" calcext:value-type="float">
            <text:p>123.743</text:p>
          </table:table-cell>
          <table:table-cell office:value-type="float" office:value="24.048" calcext:value-type="float">
            <text:p>24.048</text:p>
          </table:table-cell>
          <table:table-cell office:value-type="float" office:value="123.749" calcext:value-type="float">
            <text:p>123.749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string" calcext:value-type="string">
            <text:p>2006/09/22 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波照間島南西</text:p>
          </table:table-cell>
          <table:table-cell/>
          <table:table-cell office:value-type="string" calcext:value-type="string">
            <text:p>15:04</text:p>
          </table:table-cell>
          <table:table-cell office:value-type="string" calcext:value-type="string">
            <text:p>16:06</text:p>
          </table:table-cell>
          <table:table-cell office:value-type="float" office:value="24.048" calcext:value-type="float">
            <text:p>24.048</text:p>
          </table:table-cell>
          <table:table-cell office:value-type="float" office:value="123.748" calcext:value-type="float">
            <text:p>123.748</text:p>
          </table:table-cell>
          <table:table-cell table:number-columns-repeated="2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string" calcext:value-type="string">
            <text:p>2010/11/06 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表島野原崎北</text:p>
          </table:table-cell>
          <table:table-cell office:value-type="string" calcext:value-type="string">
            <text:p>ヨナランジュ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09</text:p>
          </table:table-cell>
          <table:table-cell office:value-type="float" office:value="24.365" calcext:value-type="float">
            <text:p>24.365</text:p>
          </table:table-cell>
          <table:table-cell office:value-type="float" office:value="123.955" calcext:value-type="float">
            <text:p>123.955</text:p>
          </table:table-cell>
          <table:table-cell table:number-columns-repeated="2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string" calcext:value-type="string">
            <text:p>2010/11/06 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ヨナラ水道</text:p>
          </table:table-cell>
          <table:table-cell/>
          <table:table-cell office:value-type="string" calcext:value-type="string">
            <text:p>11:44</text:p>
          </table:table-cell>
          <table:table-cell office:value-type="string" calcext:value-type="string">
            <text:p>12:23</text:p>
          </table:table-cell>
          <table:table-cell office:value-type="float" office:value="24.369" calcext:value-type="float">
            <text:p>24.369</text:p>
          </table:table-cell>
          <table:table-cell office:value-type="float" office:value="123.954" calcext:value-type="float">
            <text:p>123.954</text:p>
          </table:table-cell>
          <table:table-cell office:value-type="float" office:value="24.363" calcext:value-type="float">
            <text:p>24.363</text:p>
          </table:table-cell>
          <table:table-cell office:value-type="float" office:value="123.951" calcext:value-type="float">
            <text:p>123.951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string" calcext:value-type="string">
            <text:p>2010/11/06 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浜島北西</text:p>
          </table:table-cell>
          <table:table-cell office:value-type="string" calcext:value-type="string">
            <text:p>クバマビシ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36</text:p>
          </table:table-cell>
          <table:table-cell office:value-type="float" office:value="24.368" calcext:value-type="float">
            <text:p>24.368</text:p>
          </table:table-cell>
          <table:table-cell office:value-type="float" office:value="123.958" calcext:value-type="float">
            <text:p>123.958</text:p>
          </table:table-cell>
          <table:table-cell office:value-type="float" office:value="24.363" calcext:value-type="float">
            <text:p>24.363</text:p>
          </table:table-cell>
          <table:table-cell office:value-type="float" office:value="123.955" calcext:value-type="float">
            <text:p>123.95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string" calcext:value-type="string">
            <text:p>2011/05/03 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垣島玉取崎</text:p>
          </table:table-cell>
          <table:table-cell office:value-type="string" calcext:value-type="string">
            <text:p>タマトリトゥガイ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50</text:p>
          </table:table-cell>
          <table:table-cell office:value-type="float" office:value="24.476" calcext:value-type="float">
            <text:p>24.476</text:p>
          </table:table-cell>
          <table:table-cell office:value-type="float" office:value="124.293" calcext:value-type="float">
            <text:p>124.293</text:p>
          </table:table-cell>
          <table:table-cell office:value-type="float" office:value="24.476" calcext:value-type="float">
            <text:p>24.476</text:p>
          </table:table-cell>
          <table:table-cell office:value-type="float" office:value="124.296" calcext:value-type="float">
            <text:p>124.29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string" calcext:value-type="string">
            <text:p>2011/05/03 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垣島伊原間東</text:p>
          </table:table-cell>
          <table:table-cell office:value-type="string" calcext:value-type="string">
            <text:p>イバルマグチ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57</text:p>
          </table:table-cell>
          <table:table-cell table:number-columns-repeated="2"/>
          <table:table-cell office:value-type="float" office:value="24.498" calcext:value-type="float">
            <text:p>24.498</text:p>
          </table:table-cell>
          <table:table-cell office:value-type="float" office:value="124.296" calcext:value-type="float">
            <text:p>124.29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string" calcext:value-type="string">
            <text:p>2011/05/03 </text:p>
          </table:table-cell>
          <table:table-cell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垣島玉取崎</text:p>
          </table:table-cell>
          <table:table-cell office:value-type="string" calcext:value-type="string">
            <text:p>タマトリトゥガイ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52</text:p>
          </table:table-cell>
          <table:table-cell table:number-columns-repeated="2"/>
          <table:table-cell office:value-type="float" office:value="24.479" calcext:value-type="float">
            <text:p>24.479</text:p>
          </table:table-cell>
          <table:table-cell office:value-type="float" office:value="124.3" calcext:value-type="float">
            <text:p>124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92" meta:object-count="0"/>
    <meta:generator>LibreOffice/6.2.4.2.0$Linux_X86_64 LibreOffice_project/20$Build-2</meta:generator>
  </office:meta>
</office:document-meta>
</file>